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ntarell" svg:font-family="Cantarell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302in"/>
    </style:style>
    <style:style style:name="co2" style:family="table-column">
      <style:table-column-properties fo:break-before="auto" style:column-width="0.3102in"/>
    </style:style>
    <style:style style:name="co3" style:family="table-column">
      <style:table-column-properties fo:break-before="auto" style:column-width="0.3035in"/>
    </style:style>
    <style:style style:name="co4" style:family="table-column">
      <style:table-column-properties fo:break-before="auto" style:column-width="0.3783in"/>
    </style:style>
    <style:style style:name="co5" style:family="table-column">
      <style:table-column-properties fo:break-before="auto" style:column-width="0.2925in"/>
    </style:style>
    <style:style style:name="co6" style:family="table-column">
      <style:table-column-properties fo:break-before="auto" style:column-width="0.4071in"/>
    </style:style>
    <style:style style:name="co7" style:family="table-column">
      <style:table-column-properties fo:break-before="auto" style:column-width="0.5252in"/>
    </style:style>
    <style:style style:name="co8" style:family="table-column">
      <style:table-column-properties fo:break-before="auto" style:column-width="0.3965in"/>
    </style:style>
    <style:style style:name="co9" style:family="table-column">
      <style:table-column-properties fo:break-before="auto" style:column-width="0.4283in"/>
    </style:style>
    <style:style style:name="co10" style:family="table-column">
      <style:table-column-properties fo:break-before="auto" style:column-width="1.5437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6" style:family="table-cell" style:parent-style-name="Default">
      <style:table-cell-properties fo:background-color="#fad8d8"/>
    </style:style>
    <style:style style:name="ce10" style:family="table-cell" style:parent-style-name="Default">
      <style:table-cell-properties fo:background-color="#fad8d8"/>
      <style:text-properties style:use-window-font-color="true"/>
    </style:style>
    <style:style style:name="ce7" style:family="table-cell" style:parent-style-name="Default">
      <style:table-cell-properties fo:background-color="#0094ff"/>
    </style:style>
    <style:style style:name="ce8" style:family="table-cell" style:parent-style-name="Default">
      <style:table-cell-properties fo:background-color="#00dcff"/>
    </style:style>
    <style:style style:name="ce1" style:family="table-cell" style:parent-style-name="Default">
      <style:table-cell-properties fo:background-color="#ff6600"/>
    </style:style>
    <style:style style:name="ce5" style:family="table-cell" style:parent-style-name="Default">
      <style:table-cell-properties fo:background-color="#ff0000"/>
    </style:style>
    <style:style style:name="ce17" style:family="table-cell" style:parent-style-name="Default">
      <style:table-cell-properties fo:background-color="#999999"/>
    </style:style>
    <style:style style:name="ce15" style:family="table-cell" style:parent-style-name="Default">
      <style:table-cell-properties fo:background-color="#fff200"/>
    </style:style>
    <style:style style:name="ce1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#00ff00"/>
    </style:style>
    <style:style style:name="ce4" style:family="table-cell" style:parent-style-name="Default">
      <style:table-cell-properties fo:background-color="#23dcb8"/>
    </style:style>
    <style:style style:name="ce27" style:family="table-cell" style:parent-style-name="Default">
      <style:table-cell-properties fo:background-color="transparent"/>
      <style:text-properties fo:color="#000000" style:text-outline="false" style:text-line-through-style="none" style:text-line-through-type="none" style:font-name="Liberation Sans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Cantarel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 style:data-style-name="N11">
      <style:table-cell-properties fo:background-color="transparent"/>
      <style:map style:condition="cell-content-is-between(0.2,0.9999)" style:apply-style-name="Good" style:base-cell-address="dataset_springer.AI144"/>
      <style:map style:condition="cell-content-is-between(-0.1,0.1)" style:apply-style-name="Bad" style:base-cell-address="dataset_springer.AI144"/>
      <style:map style:condition="cell-content()&lt;-0.1" style:apply-style-name="Error" style:base-cell-address="dataset_springer.AI144"/>
    </style:style>
    <style:style style:name="ce30" style:family="table-cell" style:parent-style-name="Default" style:data-style-name="N11">
      <style:map style:condition="cell-content-is-between(0.2,0.9999)" style:apply-style-name="Good" style:base-cell-address="dataset_springer.AI144"/>
      <style:map style:condition="cell-content-is-between(-0.1,0.1)" style:apply-style-name="Bad" style:base-cell-address="dataset_springer.AI144"/>
      <style:map style:condition="cell-content()&lt;-0.1" style:apply-style-name="Error" style:base-cell-address="dataset_springer.AI144"/>
    </style:style>
    <style:style style:name="T1" style:family="text">
      <style:text-properties style:font-name="Liberation Sans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it" fo:country="IT" style:language-asian="zh" style:country-asian="CN" style:language-complex="hi" style:country-complex="IN" style:font-name-asian="Cantarell" style:font-name-complex="Cantarel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it" fo:country="IT" style:language-asian="zh" style:country-asian="CN" style:language-complex="hi" style:country-complex="IN" style:font-name-asian="Cantarell" style:font-name-complex="Cantarell" style:font-size-asian="6.40000009536743pt" style:font-size-complex="6.4000000953674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dataset_springer" table:style-name="ta1">
        <table:table-column table:style-name="co1" table:default-cell-style-name="ce6"/>
        <table:table-column table:style-name="co2" table:default-cell-style-name="Default"/>
        <table:table-column table:style-name="co3" table:number-columns-repeated="8" table:default-cell-style-name="Default"/>
        <table:table-column table:style-name="co4" table:number-columns-repeated="11" table:default-cell-style-name="Default"/>
        <table:table-column table:style-name="co5" table:visibility="collapse" table:number-columns-repeated="4" table:default-cell-style-name="Default"/>
        <table:table-column table:style-name="co6" table:visibility="collapse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11"/>
        <table:table-column table:style-name="co11" table:number-columns-repeated="34" table:default-cell-style-name="ce11"/>
        <table:table-row table:style-name="ro1">
          <table:table-cell table:style-name="Default" office:value-type="string" calcext:value-type="string">
            <text:p>Paper</text:p>
          </table:table-cell>
          <table:table-cell table:style-name="ce1" office:value-type="string" calcext:value-type="string">
            <text:p>Q1</text:p>
          </table:table-cell>
          <table:table-cell table:style-name="ce1" office:value-type="string" calcext:value-type="string">
            <text:p>Q2</text:p>
          </table:table-cell>
          <table:table-cell table:style-name="ce1" office:value-type="string" calcext:value-type="string">
            <text:p>Q3</text:p>
          </table:table-cell>
          <table:table-cell table:style-name="ce1" office:value-type="string" calcext:value-type="string">
            <text:p>Q4</text:p>
          </table:table-cell>
          <table:table-cell table:style-name="ce1" office:value-type="string" calcext:value-type="string">
            <text:p>Q5</text:p>
          </table:table-cell>
          <table:table-cell table:style-name="ce2" office:value-type="string" calcext:value-type="string">
            <text:p>Q6</text:p>
          </table:table-cell>
          <table:table-cell table:style-name="ce2" office:value-type="string" calcext:value-type="string">
            <text:p>Q7</text:p>
          </table:table-cell>
          <table:table-cell table:style-name="ce2" office:value-type="string" calcext:value-type="string">
            <text:p>Q8</text:p>
          </table:table-cell>
          <table:table-cell table:style-name="ce2" office:value-type="string" calcext:value-type="string">
            <text:p>Q9</text:p>
          </table:table-cell>
          <table:table-cell table:style-name="ce2" office:value-type="string" calcext:value-type="string">
            <text:p>Q10</text:p>
          </table:table-cell>
          <table:table-cell table:style-name="ce2" office:value-type="string" calcext:value-type="string">
            <text:p>Q11</text:p>
          </table:table-cell>
          <table:table-cell table:style-name="ce2" office:value-type="string" calcext:value-type="string">
            <text:p>Q12</text:p>
          </table:table-cell>
          <table:table-cell table:style-name="ce3" office:value-type="string" calcext:value-type="string">
            <text:p>Q13</text:p>
          </table:table-cell>
          <table:table-cell table:style-name="ce3" office:value-type="string" calcext:value-type="string">
            <text:p>Q14</text:p>
          </table:table-cell>
          <table:table-cell table:style-name="ce3" office:value-type="string" calcext:value-type="string">
            <text:p>Q15</text:p>
          </table:table-cell>
          <table:table-cell table:style-name="ce4" office:value-type="string" calcext:value-type="string">
            <text:p>Q16</text:p>
          </table:table-cell>
          <table:table-cell table:style-name="ce4" office:value-type="string" calcext:value-type="string">
            <text:p>Q17</text:p>
          </table:table-cell>
          <table:table-cell table:style-name="ce4" office:value-type="string" calcext:value-type="string">
            <text:p>Q18</text:p>
          </table:table-cell>
          <table:table-cell table:style-name="ce4" office:value-type="string" calcext:value-type="string">
            <text:p>Q19</text:p>
          </table:table-cell>
          <table:table-cell table:style-name="ce4" office:value-type="string" calcext:value-type="string">
            <text:p>Q20</text:p>
          </table:table-cell>
          <table:table-cell table:style-name="ce5" office:value-type="string" calcext:value-type="string">
            <text:p>R1</text:p>
          </table:table-cell>
          <table:table-cell table:style-name="ce5" office:value-type="string" calcext:value-type="string">
            <text:p>R2</text:p>
          </table:table-cell>
          <table:table-cell table:style-name="ce5" office:value-type="string" calcext:value-type="string">
            <text:p>R3</text:p>
          </table:table-cell>
          <table:table-cell table:style-name="ce5" office:value-type="string" calcext:value-type="string">
            <text:p>R4</text:p>
          </table:table-cell>
          <table:table-cell table:style-name="ce5" office:value-type="string" calcext:value-type="string">
            <text:p>R5</text:p>
          </table:table-cell>
          <table:table-cell office:value-type="string" calcext:value-type="string">
            <text:p>Application</text:p>
          </table:table-cell>
          <table:table-cell office:value-type="string" calcext:value-type="string">
            <text:p>Research</text:p>
          </table:table-cell>
          <table:table-cell office:value-type="string" calcext:value-type="string">
            <text:p>Survey</text:p>
          </table:table-cell>
          <table:table-cell table:style-name="Default" office:value-type="string" calcext:value-type="string">
            <text:p>BibtexRef</text:p>
          </table:table-cell>
          <table:table-cell table:style-name="Default" table:number-columns-repeated="34"/>
        </table:table-row>
        <table:table-row table:style-name="ro1">
          <table:table-cell office:value-type="string" calcext:value-type="string">
            <text:p>a2-morris.pd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formula="of:=SUM([.V2:.Y2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string" calcext:value-type="string">
            <text:p>morris201710</text:p>
          </table:table-cell>
          <table:table-cell table:style-name="Default" table:number-columns-repeated="34"/>
        </table:table-row>
        <table:table-row table:style-name="ro1">
          <table:table-cell office:value-type="string" calcext:value-type="string">
            <text:p>a3-han.pdf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formula="of:=SUM([.V3:.Y3])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han2019toward</text:p>
          </table:table-cell>
          <table:table-cell table:style-name="Default" table:number-columns-repeated="34"/>
        </table:table-row>
        <table:table-row table:style-name="ro1">
          <table:table-cell office:value-type="string" calcext:value-type="string">
            <text:p>a4-paladi.pdf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SUM([.V4:.Y4])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paladi2018towards</text:p>
          </table:table-cell>
          <table:table-cell table:style-name="Default" table:number-columns-repeated="34"/>
        </table:table-row>
        <table:table-row table:style-name="ro1">
          <table:table-cell office:value-type="string" calcext:value-type="string">
            <text:p>a8-beekman.pdf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formula="of:=SUM([.V5:.Y5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beekman2017challenges</text:p>
          </table:table-cell>
          <table:table-cell table:style-name="Default" table:number-columns-repeated="34"/>
        </table:table-row>
        <table:table-row table:style-name="ro1">
          <table:table-cell office:value-type="string" calcext:value-type="string">
            <text:p>a10-Stocker.pdf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formula="of:=SUM([.V6:.Y6])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stocker2018interface</text:p>
          </table:table-cell>
          <table:table-cell table:style-name="Default" table:number-columns-repeated="34"/>
        </table:table-row>
        <table:table-row table:style-name="ro1">
          <table:table-cell office:value-type="string" calcext:value-type="string">
            <text:p>a17-andersen.pdf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formula="of:=SUM([.V7:.Y7])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andersen2018democratizing</text:p>
          </table:table-cell>
          <table:table-cell table:style-name="Default" table:number-columns-repeated="34"/>
        </table:table-row>
        <table:table-row table:style-name="ro1">
          <table:table-cell office:value-type="string" calcext:value-type="string">
            <text:p>a23-andersen.pdf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formula="of:=SUM([.V8:.Y8])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da valutare</text:p>
          </table:table-cell>
          <table:table-cell table:style-name="Default" table:number-columns-repeated="34"/>
        </table:table-row>
        <table:table-row table:style-name="ro1">
          <table:table-cell office:value-type="string" calcext:value-type="string">
            <text:p>a28-Syed.pdf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formula="of:=SUM([.V9:.Y9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syed2017container</text:p>
          </table:table-cell>
          <table:table-cell table:style-name="Default" table:number-columns-repeated="34"/>
        </table:table-row>
        <table:table-row table:style-name="ro1">
          <table:table-cell office:value-type="string" calcext:value-type="string">
            <text:p>a31-Syed.pdf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SUM([.V10:.Y1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syed2018reference</text:p>
          </table:table-cell>
          <table:table-cell table:style-name="Default" table:number-columns-repeated="34"/>
        </table:table-row>
        <table:table-row table:style-name="ro1">
          <table:table-cell office:value-type="string" calcext:value-type="string">
            <text:p>a39-Fetzer.pdf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SUM([.V11:.Y11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string" calcext:value-type="string">
            <text:p>fetzer2017integrating</text:p>
          </table:table-cell>
          <table:table-cell table:style-name="Default" table:number-columns-repeated="34"/>
        </table:table-row>
        <table:table-row table:style-name="ro1">
          <table:table-cell office:value-type="string" calcext:value-type="string">
            <text:p>a76-Belair.pdf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formula="of:=SUM([.V12:.Y12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belair2019leveraging</text:p>
          </table:table-cell>
          <table:table-cell table:style-name="Default" table:number-columns-repeated="34"/>
        </table:table-row>
        <table:table-row table:style-name="ro1">
          <table:table-cell office:value-type="string" calcext:value-type="string">
            <text:p>p17-li.pdf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[.V13:.Y13])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li2018vnids</text:p>
          </table:table-cell>
          <table:table-cell table:style-name="Default" table:number-columns-repeated="34"/>
        </table:table-row>
        <table:table-row table:style-name="ro1">
          <table:table-cell office:value-type="string" calcext:value-type="string">
            <text:p>p31-bhattacharya.pdf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formula="of:=SUM([.V14:.Y14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bhattacharya2019smart</text:p>
          </table:table-cell>
          <table:table-cell table:style-name="Default" table:number-columns-repeated="34"/>
        </table:table-row>
        <table:table-row table:style-name="ro1">
          <table:table-cell office:value-type="string" calcext:value-type="string">
            <text:p>p45-Jita.pdf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formula="of:=SUM([.V15:.Y15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string" calcext:value-type="string">
            <text:p>jita2018framework</text:p>
          </table:table-cell>
          <table:table-cell table:style-name="Default" table:number-columns-repeated="34"/>
        </table:table-row>
        <table:table-row table:style-name="ro1">
          <table:table-cell office:value-type="string" calcext:value-type="string">
            <text:p>p47-zhang.pdf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formula="of:=SUM([.V16:.Y16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zhang2017towards</text:p>
          </table:table-cell>
          <table:table-cell table:style-name="Default" table:number-columns-repeated="34"/>
        </table:table-row>
        <table:table-row table:style-name="ro1">
          <table:table-cell office:value-type="string" calcext:value-type="string">
            <text:p>p49-Zaheer.pd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formula="of:=SUM([.V17:.Y17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zaheer2019eztrust</text:p>
          </table:table-cell>
          <table:table-cell table:style-name="Default" table:number-columns-repeated="34"/>
        </table:table-row>
        <table:table-row table:style-name="ro1">
          <table:table-cell office:value-type="string" calcext:value-type="string">
            <text:p>p59-Akkermans.pd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formula="of:=SUM([.V18:.Y18])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akkermans2018polyglot</text:p>
          </table:table-cell>
          <table:table-cell table:style-name="Default" table:number-columns-repeated="34"/>
        </table:table-row>
        <table:table-row table:style-name="ro1">
          <table:table-cell office:value-type="string" calcext:value-type="string">
            <text:p>p59-walsh.pdf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formula="of:=SUM([.V19:.Y19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walsh2017mechanisms</text:p>
          </table:table-cell>
          <table:table-cell table:style-name="Default" table:number-columns-repeated="34"/>
        </table:table-row>
        <table:table-row table:style-name="ro1">
          <table:table-cell office:value-type="string" calcext:value-type="string">
            <text:p>p101-nikouei.pd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formula="of:=SUM([.V20:.Y20])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nikouei2019safe</text:p>
          </table:table-cell>
          <table:table-cell table:style-name="Default" table:number-columns-repeated="34"/>
        </table:table-row>
        <table:table-row table:style-name="ro1">
          <table:table-cell office:value-type="string" calcext:value-type="string">
            <text:p>p123-marquez.pdf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formula="of:=SUM([.V21:.Y21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marquez2019identifying</text:p>
          </table:table-cell>
          <table:table-cell table:style-name="Default" table:number-columns-repeated="34"/>
        </table:table-row>
        <table:table-row table:style-name="ro1">
          <table:table-cell office:value-type="string" calcext:value-type="string">
            <text:p>p171-torkura.pdf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SUM([.V22:.Y22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torkura2017integrating</text:p>
          </table:table-cell>
          <table:table-cell table:style-name="Default" table:number-columns-repeated="34"/>
        </table:table-row>
        <table:table-row table:style-name="ro1">
          <table:table-cell office:value-type="string" calcext:value-type="string">
            <text:p>p285-clancy.pdf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formula="of:=SUM([.V23:.Y23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clancy2019post</text:p>
          </table:table-cell>
          <table:table-cell table:style-name="Default" table:number-columns-repeated="34"/>
        </table:table-row>
        <table:table-row table:style-name="ro1">
          <table:table-cell office:value-type="string" calcext:value-type="string">
            <text:p>p302-cerny.pdf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[.V24:.Y24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cerny2018isolation</text:p>
          </table:table-cell>
          <table:table-cell table:style-name="Default" table:number-columns-repeated="34"/>
        </table:table-row>
        <table:table-row table:style-name="ro1">
          <table:table-cell office:value-type="string" calcext:value-type="string">
            <text:p>p358-tourani.pd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formula="of:=SUM([.V25:.Y25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tourani2019towards</text:p>
          </table:table-cell>
          <table:table-cell table:style-name="Default" table:number-columns-repeated="34"/>
        </table:table-row>
        <table:table-row table:style-name="ro1">
          <table:table-cell office:value-type="string" calcext:value-type="string">
            <text:p>p389-chen.pd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formula="of:=SUM([.V26:.Y26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chen2019informer</text:p>
          </table:table-cell>
          <table:table-cell table:style-name="Default" table:number-columns-repeated="34"/>
        </table:table-row>
        <table:table-row table:style-name="ro1">
          <table:table-cell office:value-type="string" calcext:value-type="string">
            <text:p>p568-nagendra.pdf</text:p>
          </table:table-cell>
          <table:table-cell table:number-columns-repeated="24" office:value-type="float" office:value="0" calcext:value-type="float">
            <text:p>0</text:p>
          </table:table-cell>
          <table:table-cell table:formula="of:=SUM([.V27:.Y27])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nagendra2019coordinated</text:p>
          </table:table-cell>
          <table:table-cell table:style-name="Default" table:number-columns-repeated="34"/>
        </table:table-row>
        <table:table-row table:style-name="ro1">
          <table:table-cell table:style-name="ce10" office:value-type="string" calcext:value-type="string">
            <text:p>3297662.3365827.pdf</text:p>
          </table:table-cell>
          <table:table-cell table:number-columns-repeated="14" table:style-name="ce11" office:value-type="float" office:value="0" calcext:value-type="float">
            <text:p>0</text:p>
          </table:table-cell>
          <table:table-cell table:number-columns-repeated="3" table:style-name="ce11" office:value-type="float" office:value="1" calcext:value-type="float">
            <text:p>1</text:p>
          </table:table-cell>
          <table:table-cell table:number-columns-repeated="9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office:value-type="string" calcext:value-type="string">
            <text:p>anisetti2019continuous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3359981.pdf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leite2019survey</text:p>
          </table:table-cell>
          <table:table-cell table:style-name="Default" table:number-columns-repeated="34"/>
        </table:table-row>
        <table:table-row table:style-name="ro1">
          <table:table-cell office:value-type="string" calcext:value-type="string">
            <text:p>3366615.3368356.pdf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suneja2019can</text:p>
          </table:table-cell>
          <table:table-cell table:style-name="Default" table:number-columns-repeated="34"/>
        </table:table-row>
        <table:table-row table:style-name="ro1">
          <table:table-cell office:value-type="string" calcext:value-type="string">
            <text:p>3168505.pdf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schlossnagle2018monitoring</text:p>
          </table:table-cell>
          <table:table-cell table:style-name="Default" table:number-columns-repeated="34"/>
        </table:table-row>
        <table:table-row table:style-name="ro1">
          <table:table-cell office:value-type="string" calcext:value-type="string">
            <text:p>3178368.3178371.pdf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schlossnagle2017monitoring</text:p>
          </table:table-cell>
          <table:table-cell table:style-name="Default" table:number-columns-repeated="34"/>
        </table:table-row>
        <table:table-row table:style-name="ro1">
          <table:table-cell office:value-type="string" calcext:value-type="string">
            <text:p>CCGRID.2018.00076.pdf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wang2018cloudranger</text:p>
          </table:table-cell>
          <table:table-cell table:style-name="Default" table:number-columns-repeated="34"/>
        </table:table-row>
        <table:table-row table:style-name="ro1">
          <table:table-cell office:value-type="string" calcext:value-type="string">
            <text:p>CCGRID.2017.136.pdf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basso2017privaaas</text:p>
          </table:table-cell>
          <table:table-cell table:style-name="Default" table:number-columns-repeated="34"/>
        </table:table-row>
        <table:table-row table:style-name="ro1">
          <table:table-cell office:value-type="string" calcext:value-type="string">
            <text:p>3230833.3233255_.pdf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guija2018identity</text:p>
          </table:table-cell>
          <table:table-cell table:style-name="Default" table:number-columns-repeated="34"/>
        </table:table-row>
        <table:table-row table:style-name="ro1">
          <table:table-cell office:value-type="string" calcext:value-type="string">
            <text:p>3267955.3267961.pdf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marchal2018mu</text:p>
          </table:table-cell>
          <table:table-cell table:style-name="Default" table:number-columns-repeated="34"/>
        </table:table-row>
        <table:table-row table:style-name="ro1">
          <table:table-cell office:value-type="string" calcext:value-type="string">
            <text:p>3267118.pdf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esparrachiari2018tracking</text:p>
          </table:table-cell>
          <table:table-cell table:style-name="Default" table:number-columns-repeated="34"/>
        </table:table-row>
        <table:table-row table:style-name="ro1">
          <table:table-cell office:value-type="string" calcext:value-type="string">
            <text:p>3274694.3274727.pdf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demoulin2018dedos</text:p>
          </table:table-cell>
          <table:table-cell table:style-name="Default" table:number-columns-repeated="34"/>
        </table:table-row>
        <table:table-row table:style-name="ro1">
          <table:table-cell office:value-type="string" calcext:value-type="string">
            <text:p>3301443.pdf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puliafito2019fog</text:p>
          </table:table-cell>
          <table:table-cell table:style-name="Default" table:number-columns-repeated="34"/>
        </table:table-row>
        <table:table-row table:style-name="ro1">
          <table:table-cell office:value-type="string" calcext:value-type="string">
            <text:p>ICGSE.2019.00-10.pdf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gupta2019challenges</text:p>
          </table:table-cell>
          <table:table-cell table:style-name="Default" table:number-columns-repeated="34"/>
        </table:table-row>
        <table:table-row table:style-name="ro1">
          <table:table-cell office:value-type="string" calcext:value-type="string">
            <text:p>MSR.2019.00051.pdf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 table:style-name="Default" office:value-type="string" calcext:value-type="string">
            <text:p>bandeira2019we</text:p>
          </table:table-cell>
          <table:table-cell table:style-name="Default" table:number-columns-repeated="34"/>
        </table:table-row>
        <table:table-row table:style-name="ro1">
          <table:table-cell office:value-type="string" calcext:value-type="string">
            <text:p>3297662.3365787.pdf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troiano2019big</text:p>
          </table:table-cell>
          <table:table-cell table:style-name="Default" table:number-columns-repeated="34"/>
        </table:table-row>
        <table:table-row table:style-name="ro1">
          <table:table-cell table:style-name="ce7" office:value-type="string" calcext:value-type="string">
            <text:p>7232492.pdf</text:p>
          </table:table-cell>
          <table:table-cell table:number-columns-repeated="10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13" table:style-name="ce11" office:value-type="float" office:value="0" calcext:value-type="float">
            <text:p>0</text:p>
          </table:table-cell>
          <table:table-cell table:formula="of:=SUM([.V43:.Y43])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Default" office:value-type="string" calcext:value-type="string">
            <text:p>tchoubraev2015swiss</text:p>
          </table:table-cell>
          <table:table-cell table:style-name="Default" table:number-columns-repeated="34"/>
        </table:table-row>
        <table:table-row table:style-name="ro1">
          <table:table-cell table:style-name="ce7" office:value-type="string" calcext:value-type="string">
            <text:p>7396137.pdf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4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number-columns-repeated="10" table:style-name="ce11" office:value-type="float" office:value="0" calcext:value-type="float">
            <text:p>0</text:p>
          </table:table-cell>
          <table:table-cell table:formula="of:=SUM([.V44:.Y44])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Default" office:value-type="string" calcext:value-type="string">
            <text:p>sun2015security</text:p>
          </table:table-cell>
          <table:table-cell table:style-name="Default" table:number-columns-repeated="34"/>
        </table:table-row>
        <table:table-row table:style-name="ro1">
          <table:table-cell table:style-name="ce7" office:value-type="string" calcext:value-type="string">
            <text:p>7530217.pdf</text:p>
          </table:table-cell>
          <table:table-cell table:number-columns-repeated="7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7" table:style-name="ce11" office:value-type="float" office:value="0" calcext:value-type="float">
            <text:p>0</text:p>
          </table:table-cell>
          <table:table-cell table:formula="of:=SUM([.V45:.Y45])" office:value-type="float" office:value="0" calcext:value-type="float">
            <text:p>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Default" office:value-type="string" calcext:value-type="string">
            <text:p>manu2016docker</text:p>
          </table:table-cell>
          <table:table-cell table:style-name="Default" table:number-columns-repeated="34"/>
        </table:table-row>
        <table:table-row table:style-name="ro1">
          <table:table-cell table:style-name="ce7" office:value-type="string" calcext:value-type="string">
            <text:p>07543430.pdf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number-columns-repeated="8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11" table:style-name="ce11" office:value-type="float" office:value="0" calcext:value-type="float">
            <text:p>0</text:p>
          </table:table-cell>
          <table:table-cell table:formula="of:=SUM([.V46:.Y46])" office:value-type="float" office:value="0" calcext:value-type="float">
            <text:p>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Default" office:value-type="string" calcext:value-type="string">
            <text:p>lysne2016vendor</text:p>
          </table:table-cell>
          <table:table-cell table:style-name="Default" table:number-columns-repeated="34"/>
        </table:table-row>
        <table:table-row table:style-name="ro1">
          <table:table-cell table:style-name="ce7" office:value-type="string" calcext:value-type="string">
            <text:p>7740624.pdf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3"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11" table:style-name="ce11" office:value-type="float" office:value="0" calcext:value-type="float">
            <text:p>0</text:p>
          </table:table-cell>
          <table:table-cell table:formula="of:=SUM([.V47:.Y47])" office:value-type="float" office:value="0" calcext:value-type="float">
            <text:p>0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Default" office:value-type="string" calcext:value-type="string">
            <text:p>callegati2016data</text:p>
          </table:table-cell>
          <table:table-cell table:style-name="Default" table:number-columns-repeated="34"/>
        </table:table-row>
        <table:table-row table:style-name="ro1">
          <table:table-cell table:style-name="ce7" office:value-type="string" calcext:value-type="string">
            <text:p>7751149.pdf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number-columns-repeated="4" table:style-name="ce11" office:value-type="float" office:value="1" calcext:value-type="float">
            <text:p>1</text:p>
          </table:table-cell>
          <table:table-cell table:number-columns-repeated="4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number-columns-repeated="7" table:style-name="ce11" office:value-type="float" office:value="0" calcext:value-type="float">
            <text:p>0</text:p>
          </table:table-cell>
          <table:table-cell table:formula="of:=SUM([.V48:.Y48])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Default" office:value-type="string" calcext:value-type="string">
            <text:p>thanh2016embedding</text:p>
          </table:table-cell>
          <table:table-cell table:style-name="Default" table:number-columns-repeated="34"/>
        </table:table-row>
        <table:table-row table:style-name="ro1">
          <table:table-cell table:style-name="ce7" office:value-type="string" calcext:value-type="string">
            <text:p>7815609.pdf</text:p>
          </table:table-cell>
          <table:table-cell table:number-columns-repeated="12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11" table:style-name="ce11" office:value-type="float" office:value="0" calcext:value-type="float">
            <text:p>0</text:p>
          </table:table-cell>
          <table:table-cell table:formula="of:=SUM([.V49:.Y49])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Default" office:value-type="string" calcext:value-type="string">
            <text:p>ahmadvand2016requirements</text:p>
          </table:table-cell>
          <table:table-cell table:style-name="Default" table:number-columns-repeated="34"/>
        </table:table-row>
        <table:table-row table:style-name="ro1">
          <table:table-cell table:style-name="ce7" office:value-type="string" calcext:value-type="string">
            <text:p>07926999.pdf</text:p>
          </table:table-cell>
          <table:table-cell table:number-columns-repeated="12"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number-columns-repeated="10" table:style-name="ce11" office:value-type="float" office:value="0" calcext:value-type="float">
            <text:p>0</text:p>
          </table:table-cell>
          <table:table-cell table:formula="of:=SUM([.V50:.Y50])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Default" office:value-type="string" calcext:value-type="string">
            <text:p>kelbert2017securecloud</text:p>
          </table:table-cell>
          <table:table-cell table:style-name="Default" table:number-columns-repeated="34"/>
        </table:table-row>
        <table:table-row table:style-name="ro1">
          <table:table-cell table:style-name="ce7" office:value-type="string" calcext:value-type="string">
            <text:p>8029672.pdf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7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11" table:style-name="ce11" office:value-type="float" office:value="0" calcext:value-type="float">
            <text:p>0</text:p>
          </table:table-cell>
          <table:table-cell table:formula="of:=SUM([.V51:.Y51])" office:value-type="float" office:value="0" calcext:value-type="float">
            <text:p>0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Default" office:value-type="string" calcext:value-type="string">
            <text:p>george2017claimsware</text:p>
          </table:table-cell>
          <table:table-cell table:style-name="Default" table:number-columns-repeated="34"/>
        </table:table-row>
        <table:table-row table:style-name="ro1">
          <table:table-cell table:style-name="ce7" office:value-type="string" calcext:value-type="string">
            <text:p>8030494.pdf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10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11" table:style-name="ce11" office:value-type="float" office:value="0" calcext:value-type="float">
            <text:p>0</text:p>
          </table:table-cell>
          <table:table-cell table:formula="of:=SUM([.V52:.Y52])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office:value-type="string" calcext:value-type="string">
            <text:p>esposito2017security</text:p>
          </table:table-cell>
          <table:table-cell table:number-columns-repeated="34"/>
        </table:table-row>
        <table:table-row table:style-name="ro1">
          <table:table-cell table:style-name="ce7" office:value-type="string" calcext:value-type="string">
            <text:p>8118424.pdf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number-columns-repeated="7" table:style-name="ce11" office:value-type="float" office:value="0" calcext:value-type="float">
            <text:p>0</text:p>
          </table:table-cell>
          <table:table-cell table:formula="of:=SUM([.V53:.Y53])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office:value-type="string" calcext:value-type="string">
            <text:p>torkura2017leveraging</text:p>
          </table:table-cell>
          <table:table-cell table:number-columns-repeated="34"/>
        </table:table-row>
        <table:table-row table:style-name="ro1">
          <table:table-cell table:style-name="ce7" office:value-type="string" calcext:value-type="string">
            <text:p>8169747.pdf</text:p>
          </table:table-cell>
          <table:table-cell table:number-columns-repeated="12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7" table:style-name="ce11" office:value-type="float" office:value="0" calcext:value-type="float">
            <text:p>0</text:p>
          </table:table-cell>
          <table:table-cell table:formula="of:=SUM([.V54:.Y54])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office:value-type="string" calcext:value-type="string">
            <text:p>perrone2017docker</text:p>
          </table:table-cell>
          <table:table-cell table:number-columns-repeated="34"/>
        </table:table-row>
        <table:table-row table:style-name="ro1">
          <table:table-cell table:style-name="ce7" office:value-type="string" calcext:value-type="string">
            <text:p>8359144.pdf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8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number-columns-repeated="6" table:style-name="ce11" office:value-type="float" office:value="0" calcext:value-type="float">
            <text:p>0</text:p>
          </table:table-cell>
          <table:table-cell table:formula="of:=SUM([.V55:.Y55])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office:value-type="string" calcext:value-type="string">
            <text:p>yarygina2018overcoming</text:p>
          </table:table-cell>
          <table:table-cell table:number-columns-repeated="34"/>
        </table:table-row>
        <table:table-row table:style-name="ro1">
          <table:table-cell table:style-name="ce7" office:value-type="string" calcext:value-type="string">
            <text:p>08379534.pdf</text:p>
          </table:table-cell>
          <table:table-cell table:number-columns-repeated="12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8" table:style-name="ce11" office:value-type="float" office:value="0" calcext:value-type="float">
            <text:p>0</text:p>
          </table:table-cell>
          <table:table-cell table:formula="of:=SUM([.V56:.Y56])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office:value-type="string" calcext:value-type="string">
            <text:p>trihinas2018devops</text:p>
          </table:table-cell>
          <table:table-cell table:number-columns-repeated="34"/>
        </table:table-row>
        <table:table-row table:style-name="ro1">
          <table:table-cell table:style-name="ce7" office:value-type="string" calcext:value-type="string">
            <text:p>8400214.pdf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7"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number-columns-repeated="10" table:style-name="ce11" office:value-type="float" office:value="0" calcext:value-type="float">
            <text:p>0</text:p>
          </table:table-cell>
          <table:table-cell table:formula="of:=SUM([.V57:.Y57])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office:value-type="string" calcext:value-type="string">
            <text:p>banati2018authentication</text:p>
          </table:table-cell>
          <table:table-cell table:number-columns-repeated="34"/>
        </table:table-row>
        <table:table-row table:style-name="ro1">
          <table:table-cell table:style-name="ce7" office:value-type="string" calcext:value-type="string">
            <text:p>8406118.pdf</text:p>
          </table:table-cell>
          <table:table-cell table:number-columns-repeated="4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7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11" table:style-name="ce11" office:value-type="float" office:value="0" calcext:value-type="float">
            <text:p>0</text:p>
          </table:table-cell>
          <table:table-cell table:formula="of:=SUM([.V58:.Y58])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office:value-type="string" calcext:value-type="string">
            <text:p>pahl2018graph</text:p>
          </table:table-cell>
          <table:table-cell table:number-columns-repeated="34"/>
        </table:table-row>
        <table:table-row table:style-name="ro1">
          <table:table-cell table:style-name="ce7" office:value-type="string" calcext:value-type="string">
            <text:p>8406189.pdf</text:p>
          </table:table-cell>
          <table:table-cell table:number-columns-repeated="4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7"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number-columns-repeated="5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4" table:style-name="ce11" office:value-type="float" office:value="0" calcext:value-type="float">
            <text:p>0</text:p>
          </table:table-cell>
          <table:table-cell table:formula="of:=SUM([.V59:.Y59])"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office:value-type="string" calcext:value-type="string">
            <text:p>pahl2018securing</text:p>
          </table:table-cell>
          <table:table-cell table:number-columns-repeated="34"/>
        </table:table-row>
        <table:table-row table:style-name="ro1">
          <table:table-cell table:style-name="ce7" office:value-type="string" calcext:value-type="string">
            <text:p>8584074.pdf</text:p>
          </table:table-cell>
          <table:table-cell table:number-columns-repeated="12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7" table:style-name="ce11" office:value-type="float" office:value="0" calcext:value-type="float">
            <text:p>0</text:p>
          </table:table-cell>
          <table:table-cell table:formula="of:=SUM([.V60:.Y60])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office:value-type="string" calcext:value-type="string">
            <text:p>diekmann2018agile</text:p>
          </table:table-cell>
          <table:table-cell table:number-columns-repeated="34"/>
        </table:table-row>
        <table:table-row table:style-name="ro1">
          <table:table-cell table:style-name="ce7" office:value-type="string" calcext:value-type="string">
            <text:p>8584985.pdf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9"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number-columns-repeated="10" table:style-name="ce11" office:value-type="float" office:value="0" calcext:value-type="float">
            <text:p>0</text:p>
          </table:table-cell>
          <table:table-cell table:formula="of:=SUM([.V61:.Y61])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office:value-type="string" calcext:value-type="string">
            <text:p>pahl2018all</text:p>
          </table:table-cell>
          <table:table-cell table:number-columns-repeated="34"/>
        </table:table-row>
        <table:table-row table:style-name="ro1">
          <table:table-cell table:style-name="ce7" office:value-type="string" calcext:value-type="string">
            <text:p>08590984.pdf</text:p>
          </table:table-cell>
          <table:table-cell table:number-columns-repeated="12"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8" table:style-name="ce11" office:value-type="float" office:value="0" calcext:value-type="float">
            <text:p>0</text:p>
          </table:table-cell>
          <table:table-cell table:formula="of:=SUM([.V62:.Y62])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office:value-type="string" calcext:value-type="string">
            <text:p>trihinasdesigning</text:p>
          </table:table-cell>
          <table:table-cell table:number-columns-repeated="34"/>
        </table:table-row>
        <table:table-row table:style-name="ro1">
          <table:table-cell table:style-name="ce7" office:value-type="string" calcext:value-type="string">
            <text:p>8657392.pdf</text:p>
          </table:table-cell>
          <table:table-cell table:number-columns-repeated="12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number-columns-repeated="7" table:style-name="ce11" office:value-type="float" office:value="0" calcext:value-type="float">
            <text:p>0</text:p>
          </table:table-cell>
          <table:table-cell table:formula="of:=SUM([.V63:.Y63])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office:value-type="string" calcext:value-type="string">
            <text:p>nehme2019securing</text:p>
          </table:table-cell>
          <table:table-cell table:number-columns-repeated="34"/>
        </table:table-row>
        <table:table-row table:style-name="ro1">
          <table:table-cell table:style-name="ce7" office:value-type="string" calcext:value-type="string">
            <text:p>8672278.pdf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4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11" table:style-name="ce11" office:value-type="float" office:value="0" calcext:value-type="float">
            <text:p>0</text:p>
          </table:table-cell>
          <table:table-cell table:formula="of:=SUM([.V64:.Y64])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office:value-type="string" calcext:value-type="string">
            <text:p>torkura2018cyber</text:p>
          </table:table-cell>
          <table:table-cell table:number-columns-repeated="34"/>
        </table:table-row>
        <table:table-row table:style-name="ro1">
          <table:table-cell table:style-name="ce7" office:value-type="string" calcext:value-type="string">
            <text:p>8703909.pdf</text:p>
          </table:table-cell>
          <table:table-cell table:number-columns-repeated="4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7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11" table:style-name="ce11" office:value-type="float" office:value="0" calcext:value-type="float">
            <text:p>0</text:p>
          </table:table-cell>
          <table:table-cell table:formula="of:=SUM([.V65:.Y65])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office:value-type="string" calcext:value-type="string">
            <text:p>gerking2019component</text:p>
          </table:table-cell>
          <table:table-cell table:number-columns-repeated="34"/>
        </table:table-row>
        <table:table-row table:style-name="ro1">
          <table:table-cell table:style-name="ce7" office:value-type="string" calcext:value-type="string">
            <text:p>8712375.pdf</text:p>
          </table:table-cell>
          <table:table-cell table:number-columns-repeated="12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number-columns-repeated="4" table:style-name="ce11" office:value-type="float" office:value="1" calcext:value-type="float">
            <text:p>1</text:p>
          </table:table-cell>
          <table:table-cell table:number-columns-repeated="5" table:style-name="ce11" office:value-type="float" office:value="0" calcext:value-type="float">
            <text:p>0</text:p>
          </table:table-cell>
          <table:table-cell table:formula="of:=SUM([.V66:.Y66])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office:value-type="string" calcext:value-type="string">
            <text:p>bogner2019microservices</text:p>
          </table:table-cell>
          <table:table-cell table:number-columns-repeated="34"/>
        </table:table-row>
        <table:table-row table:style-name="ro1">
          <table:table-cell table:style-name="ce7" office:value-type="string" calcext:value-type="string">
            <text:p>8718120.pdf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4"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7" table:style-name="ce11" office:value-type="float" office:value="0" calcext:value-type="float">
            <text:p>0</text:p>
          </table:table-cell>
          <table:table-cell table:formula="of:=SUM([.V67:.Y67])"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office:value-type="string" calcext:value-type="string">
            <text:p>kang2019protected</text:p>
          </table:table-cell>
          <table:table-cell table:number-columns-repeated="34"/>
        </table:table-row>
        <table:table-row table:style-name="ro1">
          <table:table-cell table:style-name="ce7" office:value-type="string" calcext:value-type="string">
            <text:p>8760095.pdf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8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10" table:style-name="ce11" office:value-type="float" office:value="0" calcext:value-type="float">
            <text:p>0</text:p>
          </table:table-cell>
          <table:table-cell table:formula="of:=SUM([.V68:.Y68])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office:value-type="string" calcext:value-type="string">
            <text:p>petrovska2019soa</text:p>
          </table:table-cell>
          <table:table-cell table:number-columns-repeated="34"/>
        </table:table-row>
        <table:table-row table:style-name="ro1">
          <table:table-cell table:style-name="ce7" office:value-type="string" calcext:value-type="string">
            <text:p>08761171.pdf</text:p>
          </table:table-cell>
          <table:table-cell table:number-columns-repeated="4" table:style-name="ce11" office:value-type="float" office:value="0" calcext:value-type="float">
            <text:p>0</text:p>
          </table:table-cell>
          <table:table-cell table:number-columns-repeated="3" table:style-name="ce11" office:value-type="float" office:value="1" calcext:value-type="float">
            <text:p>1</text:p>
          </table:table-cell>
          <table:table-cell table:number-columns-repeated="5"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number-columns-repeated="10" table:style-name="ce11" office:value-type="float" office:value="0" calcext:value-type="float">
            <text:p>0</text:p>
          </table:table-cell>
          <table:table-cell table:formula="of:=SUM([.V69:.Y69])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office:value-type="string" calcext:value-type="string">
            <text:p>osman2019sandnet</text:p>
          </table:table-cell>
          <table:table-cell table:number-columns-repeated="34"/>
        </table:table-row>
        <table:table-row table:style-name="ro1">
          <table:table-cell table:style-name="ce7" office:value-type="string" calcext:value-type="string">
            <text:p>8802382.pdf</text:p>
          </table:table-cell>
          <table:table-cell table:number-columns-repeated="4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7"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8" table:style-name="ce11" office:value-type="float" office:value="0" calcext:value-type="float">
            <text:p>0</text:p>
          </table:table-cell>
          <table:table-cell table:formula="of:=SUM([.V70:.Y70])" office:value-type="float" office:value="0" calcext:value-type="float">
            <text:p>0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office:value-type="string" calcext:value-type="string">
            <text:p>preuveneers2019towards</text:p>
          </table:table-cell>
          <table:table-cell table:number-columns-repeated="34"/>
        </table:table-row>
        <table:table-row table:style-name="ro1">
          <table:table-cell table:style-name="ce7" office:value-type="string" calcext:value-type="string">
            <text:p>8802384.pdf</text:p>
          </table:table-cell>
          <table:table-cell table:number-columns-repeated="16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7" table:style-name="ce11" office:value-type="float" office:value="0" calcext:value-type="float">
            <text:p>0</text:p>
          </table:table-cell>
          <table:table-cell table:formula="of:=SUM([.V71:.Y71])"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office:value-type="string" calcext:value-type="string">
            <text:p>osman2019seconetbench</text:p>
          </table:table-cell>
          <table:table-cell table:number-columns-repeated="34"/>
        </table:table-row>
        <table:table-row table:style-name="ro1">
          <table:table-cell table:style-name="ce7" office:value-type="string" calcext:value-type="string">
            <text:p>08901600.pdf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4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11" table:style-name="ce11" office:value-type="float" office:value="0" calcext:value-type="float">
            <text:p>0</text:p>
          </table:table-cell>
          <table:table-cell table:formula="of:=SUM([.V72:.Y72])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office:value-type="string" calcext:value-type="string">
            <text:p>chen2019great</text:p>
          </table:table-cell>
          <table:table-cell table:number-columns-repeated="34"/>
        </table:table-row>
        <table:table-row table:style-name="ro1">
          <table:table-cell table:style-name="ce7" office:value-type="string" calcext:value-type="string">
            <text:p>08924661.pdf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8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12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office:value-type="string" calcext:value-type="string">
            <text:p>wu2019state</text:p>
          </table:table-cell>
          <table:table-cell table:number-columns-repeated="34"/>
        </table:table-row>
        <table:table-row table:style-name="ro1">
          <table:table-cell table:style-name="ce7" office:value-type="string" calcext:value-type="string">
            <text:p>08845616.pdf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8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15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office:value-type="string" calcext:value-type="string">
            <text:p>li2019exploring</text:p>
          </table:table-cell>
          <table:table-cell table:number-columns-repeated="34"/>
        </table:table-row>
        <table:table-row table:style-name="ro1">
          <table:table-cell table:style-name="ce7" office:value-type="string" calcext:value-type="string">
            <text:p>08946177.pdf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number-columns-repeated="7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4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7"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office:value-type="string" calcext:value-type="string">
            <text:p>xu2019blendmas</text:p>
          </table:table-cell>
          <table:table-cell table:number-columns-repeated="34"/>
        </table:table-row>
        <table:table-row table:style-name="ro1">
          <table:table-cell table:style-name="ce7" office:value-type="string" calcext:value-type="string">
            <text:p>08995723.pdf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4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16"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office:value-type="string" calcext:value-type="string">
            <text:p>da2019squad</text:p>
          </table:table-cell>
          <table:table-cell table:number-columns-repeated="34"/>
        </table:table-row>
        <table:table-row table:style-name="ro1">
          <table:table-cell table:style-name="ce7" office:value-type="string" calcext:value-type="string">
            <text:p>09034650.pdf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5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office:value-type="string" calcext:value-type="string">
            <text:p>panduman2019survey</text:p>
          </table:table-cell>
          <table:table-cell table:number-columns-repeated="34"/>
        </table:table-row>
        <table:table-row table:style-name="ro1">
          <table:table-cell table:style-name="ce7" office:value-type="string" calcext:value-type="string">
            <text:p>08726136.pdf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3" table:style-name="ce11" office:value-type="float" office:value="1" calcext:value-type="float">
            <text:p>1</text:p>
          </table:table-cell>
          <table:table-cell table:number-columns-repeated="7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8" table:style-name="ce11" office:value-type="float" office:value="0" calcext:value-type="float">
            <text:p>0</text:p>
          </table:table-cell>
          <table:table-cell table:style-name="ce11" table:number-columns-repeated="5"/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office:value-type="string" calcext:value-type="string">
            <text:p>jin2019dseom</text:p>
          </table:table-cell>
          <table:table-cell table:number-columns-repeated="34"/>
        </table:table-row>
        <table:table-row table:style-name="ro1">
          <table:table-cell table:style-name="ce7" office:value-type="string" calcext:value-type="string">
            <text:p>08766876.pdf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8" table:style-name="ce11" office:value-type="float" office:value="0" calcext:value-type="float">
            <text:p>0</text:p>
          </table:table-cell>
          <table:table-cell table:style-name="ce11" table:number-columns-repeated="5"/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office:value-type="string" calcext:value-type="string">
            <text:p>wen2019ga</text:p>
          </table:table-cell>
          <table:table-cell table:number-columns-repeated="34"/>
        </table:table-row>
        <table:table-row table:style-name="ro1">
          <table:table-cell table:style-name="ce8" office:value-type="string" calcext:value-type="string">
            <text:p>A-Web-Service-Security-Governance-Approach-Based-on-D_2019_Procedia-Computer.pdf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number-columns-repeated="3"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4"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number-columns-repeated="10" table:style-name="ce11" office:value-type="float" office:value="0" calcext:value-type="float">
            <text:p>0</text:p>
          </table:table-cell>
          <table:table-cell table:formula="of:=SUM([.V80:.Y80])" office:value-type="float" office:value="0" calcext:value-type="float">
            <text:p>0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office:value-type="string" calcext:value-type="string">
            <text:p>abidi2019web</text:p>
          </table:table-cell>
          <table:table-cell table:number-columns-repeated="34"/>
        </table:table-row>
        <table:table-row table:style-name="ro1">
          <table:table-cell table:style-name="ce8" office:value-type="string" calcext:value-type="string">
            <text:p>Cloud-of-Things-meets-Mobility-as-a-Service--An-insider-_2018_Computers---Se.pdf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4"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number-columns-repeated="10" table:style-name="ce11" office:value-type="float" office:value="0" calcext:value-type="float">
            <text:p>0</text:p>
          </table:table-cell>
          <table:table-cell table:formula="of:=SUM([.V81:.Y81])"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office:value-type="string" calcext:value-type="string">
            <text:p>callegati2018cloud</text:p>
          </table:table-cell>
          <table:table-cell table:number-columns-repeated="34"/>
        </table:table-row>
        <table:table-row table:style-name="ro1">
          <table:table-cell table:style-name="ce8" office:value-type="string" calcext:value-type="string">
            <text:p>CPuS-IoT--A-cyber-physical-microservice-and-IoT-based-fr_2019_Annual-Reviews.pdf</text:p>
          </table:table-cell>
          <table:table-cell table:number-columns-repeated="4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4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11" table:style-name="ce11" office:value-type="float" office:value="0" calcext:value-type="float">
            <text:p>0</text:p>
          </table:table-cell>
          <table:table-cell table:formula="of:=SUM([.V82:.Y82])" office:value-type="float" office:value="0" calcext:value-type="float">
            <text:p>0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office:value-type="string" calcext:value-type="string">
            <text:p>thramboulidis2019cpus</text:p>
          </table:table-cell>
          <table:table-cell table:number-columns-repeated="34"/>
        </table:table-row>
        <table:table-row table:style-name="ro1">
          <table:table-cell table:style-name="ce8" office:value-type="string" calcext:value-type="string">
            <text:p>Current-and-Future-Challenges-of-Software-Engineering-_2016_Procedia-Compute.pdf</text:p>
          </table:table-cell>
          <table:table-cell table:number-columns-repeated="12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8" table:style-name="ce11" office:value-type="float" office:value="0" calcext:value-type="float">
            <text:p>0</text:p>
          </table:table-cell>
          <table:table-cell table:formula="of:=SUM([.V83:.Y83])" office:value-type="float" office:value="0" calcext:value-type="float">
            <text:p>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office:value-type="string" calcext:value-type="string">
            <text:p>casale2016current</text:p>
          </table:table-cell>
          <table:table-cell table:number-columns-repeated="34"/>
        </table:table-row>
        <table:table-row table:style-name="ro1">
          <table:table-cell table:style-name="ce8" office:value-type="string" calcext:value-type="string">
            <text:p>DeepLink--Recovering-issue-commit-links-based-o_2019_Journal-of-Systems-and-.pdf</text:p>
          </table:table-cell>
          <table:table-cell table:number-columns-repeated="24" table:style-name="ce11" office:value-type="float" office:value="0" calcext:value-type="float">
            <text:p>0</text:p>
          </table:table-cell>
          <table:table-cell table:formula="of:=SUM([.V84:.Y84])" office:value-type="float" office:value="0" calcext:value-type="float">
            <text:p>0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office:value-type="string" calcext:value-type="string">
            <text:p>ruan2019deeplink</text:p>
          </table:table-cell>
          <table:table-cell table:number-columns-repeated="34"/>
        </table:table-row>
        <table:table-row table:style-name="ro1">
          <table:table-cell table:style-name="ce8" office:value-type="string" calcext:value-type="string">
            <text:p>DevOps--finding-room-for-security_2018_Network-Security.pdf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4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8" table:style-name="ce11" office:value-type="float" office:value="0" calcext:value-type="float">
            <text:p>0</text:p>
          </table:table-cell>
          <table:table-cell table:formula="of:=SUM([.V85:.Y85])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office:value-type="string" calcext:value-type="string">
            <text:p>mansfield2018devops</text:p>
          </table:table-cell>
          <table:table-cell table:number-columns-repeated="34"/>
        </table:table-row>
        <table:table-row table:style-name="ro1">
          <table:table-cell table:style-name="ce8" office:value-type="string" calcext:value-type="string">
            <text:p>Dynamic-Microservices-to-Create-Scalable-and-Fault-To_2019_Procedia-Computer.pdf</text:p>
          </table:table-cell>
          <table:table-cell table:number-columns-repeated="12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11" table:style-name="ce11" office:value-type="float" office:value="0" calcext:value-type="float">
            <text:p>0</text:p>
          </table:table-cell>
          <table:table-cell table:formula="of:=SUM([.V86:.Y86])" office:value-type="float" office:value="0" calcext:value-type="float">
            <text:p>0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office:value-type="string" calcext:value-type="string">
            <text:p>baboi2019dynamic</text:p>
          </table:table-cell>
          <table:table-cell table:number-columns-repeated="34"/>
        </table:table-row>
        <table:table-row table:style-name="ro1">
          <table:table-cell table:style-name="ce8" office:value-type="string" calcext:value-type="string">
            <text:p>Exploiting-load-testing-and-profiling-for-Perfor_2018_Information-and-Softwa.pdf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7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8" table:style-name="ce11" office:value-type="float" office:value="0" calcext:value-type="float">
            <text:p>0</text:p>
          </table:table-cell>
          <table:table-cell table:formula="of:=SUM([.V87:.Y87])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office:value-type="string" calcext:value-type="string">
            <text:p>trubiani2018exploiting</text:p>
          </table:table-cell>
          <table:table-cell table:number-columns-repeated="34"/>
        </table:table-row>
        <table:table-row table:style-name="ro1">
          <table:table-cell table:style-name="ce8" office:value-type="string" calcext:value-type="string">
            <text:p>Implementing-secure-applications-in-smart-city-c_2019_Future-Generation-Comp.pdf</text:p>
          </table:table-cell>
          <table:table-cell table:number-columns-repeated="4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7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11" table:style-name="ce11" office:value-type="float" office:value="0" calcext:value-type="float">
            <text:p>0</text:p>
          </table:table-cell>
          <table:table-cell table:formula="of:=SUM([.V88:.Y88])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office:value-type="string" calcext:value-type="string">
            <text:p>kramer2019implementing</text:p>
          </table:table-cell>
          <table:table-cell table:number-columns-repeated="34"/>
        </table:table-row>
        <table:table-row table:style-name="ro1">
          <table:table-cell table:style-name="ce8" office:value-type="string" calcext:value-type="string">
            <text:p>Next-generation-cloud-computing--New-trends-and_2018_Future-Generation-Compu.pdf</text:p>
          </table:table-cell>
          <table:table-cell table:number-columns-repeated="12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11" table:style-name="ce11" office:value-type="float" office:value="0" calcext:value-type="float">
            <text:p>0</text:p>
          </table:table-cell>
          <table:table-cell table:formula="of:=SUM([.V89:.Y89])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office:value-type="string" calcext:value-type="string">
            <text:p>varghese2018next</text:p>
          </table:table-cell>
          <table:table-cell table:number-columns-repeated="34"/>
        </table:table-row>
        <table:table-row table:style-name="ro1">
          <table:table-cell table:style-name="ce8" office:value-type="string" calcext:value-type="string">
            <text:p>Offering-security-diagnosis-as-a-service-f_2019_Journal-of-Information-Secur.pdf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4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11" table:style-name="ce11" office:value-type="float" office:value="0" calcext:value-type="float">
            <text:p>0</text:p>
          </table:table-cell>
          <table:table-cell table:formula="of:=SUM([.V90:.Y90])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office:value-type="string" calcext:value-type="string">
            <text:p>elsayed2019offering</text:p>
          </table:table-cell>
          <table:table-cell table:number-columns-repeated="34"/>
        </table:table-row>
        <table:table-row table:style-name="ro1">
          <table:table-cell table:style-name="ce8" office:value-type="string" calcext:value-type="string">
            <text:p>On-blockchain-and-its-integration-with-IoT--Chal_2018_Future-Generation-Comp.pdf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10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11" table:style-name="ce11" office:value-type="float" office:value="0" calcext:value-type="float">
            <text:p>0</text:p>
          </table:table-cell>
          <table:table-cell table:formula="of:=SUM([.V91:.Y91])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office:value-type="string" calcext:value-type="string">
            <text:p>reyna2018blockchain</text:p>
          </table:table-cell>
          <table:table-cell table:number-columns-repeated="34"/>
        </table:table-row>
        <table:table-row table:style-name="ro1">
          <table:table-cell table:style-name="ce8" office:value-type="string" calcext:value-type="string">
            <text:p>Research-challenges-in-nextgen-service-orch_2019_Future-Generation-Computer-.pdf</text:p>
          </table:table-cell>
          <table:table-cell table:number-columns-repeated="12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11" table:style-name="ce11" office:value-type="float" office:value="0" calcext:value-type="float">
            <text:p>0</text:p>
          </table:table-cell>
          <table:table-cell table:formula="of:=SUM([.V92:.Y92])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office:value-type="string" calcext:value-type="string">
            <text:p>vaquero2019research</text:p>
          </table:table-cell>
          <table:table-cell table:number-columns-repeated="34"/>
        </table:table-row>
        <table:table-row table:style-name="ro1">
          <table:table-cell table:style-name="ce8" office:value-type="string" calcext:value-type="string">
            <text:p>The-pains-and-gains-of-microservices--A-Systematic_2018_Journal-of-Systems-a.pdf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4"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3" table:style-name="ce11" office:value-type="float" office:value="1" calcext:value-type="float">
            <text:p>1</text:p>
          </table:table-cell>
          <table:table-cell table:number-columns-repeated="6" table:style-name="ce11" office:value-type="float" office:value="0" calcext:value-type="float">
            <text:p>0</text:p>
          </table:table-cell>
          <table:table-cell table:formula="of:=SUM([.V93:.Y93])" office:value-type="float" office:value="0" calcext:value-type="float">
            <text:p>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office:value-type="string" calcext:value-type="string">
            <text:p>soldani2018pains</text:p>
          </table:table-cell>
          <table:table-cell table:number-columns-repeated="34"/>
        </table:table-row>
        <table:table-row table:style-name="ro1">
          <table:table-cell table:style-name="ce8" office:value-type="string" calcext:value-type="string">
            <text:p>Trust-management-in-a-blockchain-based-fog-computin_2019_Future-Generation-C.pdf</text:p>
          </table:table-cell>
          <table:table-cell table:number-columns-repeated="12"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number-columns-repeated="10" table:style-name="ce11" office:value-type="float" office:value="0" calcext:value-type="float">
            <text:p>0</text:p>
          </table:table-cell>
          <table:table-cell table:formula="of:=SUM([.V94:.Y94])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office:value-type="string" calcext:value-type="string">
            <text:p>kochovski2019trust</text:p>
          </table:table-cell>
          <table:table-cell table:number-columns-repeated="34"/>
        </table:table-row>
        <table:table-row table:style-name="ro1">
          <table:table-cell table:style-name="ce8" office:value-type="string" calcext:value-type="string">
            <text:p>DevOps-in-practice--A-multiple-case-study-of_2019_Information-and-Software-T.pdf</text:p>
          </table:table-cell>
          <table:table-cell table:number-columns-repeated="7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4"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number-columns-repeated="9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office:value-type="string" calcext:value-type="string">
            <text:p>lwakatare2019devops</text:p>
          </table:table-cell>
          <table:table-cell table:number-columns-repeated="34"/>
        </table:table-row>
        <table:table-row table:style-name="ro1">
          <table:table-cell table:style-name="ce8" office:value-type="string" calcext:value-type="string">
            <text:p>Scalability-Assessment-of-Microservice-Architecture-Deploy_2020_Journal-of-S.pdf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18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office:value-type="string" calcext:value-type="string">
            <text:p>avritzer2020scalability</text:p>
          </table:table-cell>
          <table:table-cell table:number-columns-repeated="34"/>
        </table:table-row>
        <table:table-row table:style-name="ro1">
          <table:table-cell table:style-name="ce8" office:value-type="string" calcext:value-type="string">
            <text:p>1-s2.0-S1877050918304009-main.pdf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jander2018defense</text:p>
          </table:table-cell>
          <table:table-cell table:style-name="Default" table:number-columns-repeated="34"/>
        </table:table-row>
        <table:table-row table:style-name="ro1">
          <table:table-cell table:style-name="ce8" office:value-type="string" calcext:value-type="string">
            <text:p>Secure-Cloud-Edge-Deployments--with-Tru_2020_Future-Generation-Computer-Syst.pdf</text:p>
          </table:table-cell>
          <table:table-cell table:number-columns-repeated="12"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number-columns-repeated="14" table:style-name="ce11" office:value-type="float" office:value="0" calcext:value-type="float">
            <text:p>0</text:p>
          </table:table-cell>
          <table:table-cell office:value-type="string" calcext:value-type="string">
            <text:p>forti2020secure</text:p>
          </table:table-cell>
          <table:table-cell table:number-columns-repeated="34"/>
        </table:table-row>
        <table:table-row table:style-name="ro1">
          <table:table-cell table:style-name="ce8" office:value-type="string" calcext:value-type="string">
            <text:p>1807.07487.pdf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8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9" table:style-name="ce11" office:value-type="float" office:value="0" calcext:value-type="float">
            <text:p>0</text:p>
          </table:table-cell>
          <table:table-cell table:style-name="ce11" table:number-columns-repeated="5"/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office:value-type="string" calcext:value-type="string">
            <text:p>nagothu2018microservice</text:p>
          </table:table-cell>
          <table:table-cell table:number-columns-repeated="34"/>
        </table:table-row>
        <table:table-row table:style-name="ro1">
          <table:table-cell table:style-name="ce8" office:value-type="string" calcext:value-type="string">
            <text:p>2019CITRENZ_1h_Baker_Architecture.pdf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9" table:style-name="ce11" office:value-type="float" office:value="0" calcext:value-type="float">
            <text:p>0</text:p>
          </table:table-cell>
          <table:table-cell table:style-name="ce11" table:number-columns-repeated="5"/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office:value-type="string" calcext:value-type="string">
            <text:p>baker2019novel</text:p>
          </table:table-cell>
          <table:table-cell table:number-columns-repeated="34"/>
        </table:table-row>
        <table:table-row table:style-name="ro1">
          <table:table-cell table:style-name="ce8" office:value-type="string" calcext:value-type="string">
            <text:p>3_JUSPN20191101017025.pdf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jander2019practical</text:p>
          </table:table-cell>
          <table:table-cell table:style-name="Default" table:number-columns-repeated="34"/>
        </table:table-row>
        <table:table-row table:style-name="ro1">
          <table:table-cell table:style-name="ce8" office:value-type="string" calcext:value-type="string">
            <text:p>basic_principles.pdf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8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9" table:style-name="ce11" office:value-type="float" office:value="0" calcext:value-type="float">
            <text:p>0</text:p>
          </table:table-cell>
          <table:table-cell table:style-name="ce11" table:number-columns-repeated="5"/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Default" office:value-type="string" calcext:value-type="string">
            <text:p>buzachis2018basic</text:p>
          </table:table-cell>
          <table:table-cell table:style-name="Default" table:number-columns-repeated="34"/>
        </table:table-row>
        <table:table-row table:style-name="ro1">
          <table:table-cell table:style-name="ce8" office:value-type="string" calcext:value-type="string">
            <text:p>PaperIMISFelix_rev1.pdf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number-columns-repeated="3" table:style-name="ce11" office:value-type="float" office:value="1" calcext:value-type="float">
            <text:p>1</text:p>
          </table:table-cell>
          <table:table-cell table:number-columns-repeated="4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6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number-columns-repeated="5"/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Default" office:value-type="string" calcext:value-type="string">
            <text:p>surantha2019secure</text:p>
          </table:table-cell>
          <table:table-cell table:style-name="Default" table:number-columns-repeated="34"/>
        </table:table-row>
        <table:table-row table:style-name="ro1">
          <table:table-cell table:style-name="ce8" office:value-type="string" calcext:value-type="string">
            <text:p>icsea_2017_9_20_100836.pdf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10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7" table:style-name="ce11" office:value-type="float" office:value="0" calcext:value-type="float">
            <text:p>0</text:p>
          </table:table-cell>
          <table:table-cell table:style-name="ce11" table:number-columns-repeated="5"/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Default" office:value-type="string" calcext:value-type="string">
            <text:p>almeida2017survey</text:p>
          </table:table-cell>
          <table:table-cell table:style-name="Default" table:number-columns-repeated="34"/>
        </table:table-row>
        <table:table-row table:style-name="ro1">
          <table:table-cell table:style-name="ce1" office:value-type="string" calcext:value-type="string">
            <text:p>a.pdf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formula="of:=SUM([.V105:.Y105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uan2019research</text:p>
          </table:table-cell>
          <table:table-cell table:number-columns-repeated="34"/>
        </table:table-row>
        <table:table-row table:style-name="ro1">
          <table:table-cell table:style-name="ce1" office:value-type="string" calcext:value-type="string">
            <text:p>Access-control-with-delegated-authorization-policy-evaluation-for-datadriven-microserviceworkflowsFuture-Internet.pd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formula="of:=SUM([.V106:.Y106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euveneers2017access</text:p>
          </table:table-cell>
          <table:table-cell table:number-columns-repeated="34"/>
        </table:table-row>
        <table:table-row table:style-name="ro1">
          <table:table-cell table:style-name="ce1" office:value-type="string" calcext:value-type="string">
            <text:p>A-cluster-of-CPABE-microservices-for-VANETProcedia-Computer-Science.pdf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formula="of:=SUM([.V107:.Y107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HA2019441</text:p>
          </table:table-cell>
          <table:table-cell table:number-columns-repeated="34"/>
        </table:table-row>
        <table:table-row table:style-name="ro1">
          <table:table-cell table:style-name="ce1" office:value-type="string" calcext:value-type="string">
            <text:p>All-one-needs-to-know-about-fog-computing-and-related-edge-computing-paradigms-A-complete-surveyJournal-of-Systems-Architecture.pdf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formula="of:=SUM([.V108:.Y108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ousefpour2019all</text:p>
          </table:table-cell>
          <table:table-cell table:number-columns-repeated="34"/>
        </table:table-row>
        <table:table-row table:style-name="ro1">
          <table:table-cell table:style-name="ce1" office:value-type="string" calcext:value-type="string">
            <text:p>A-Microservicebased-Middleware-for-the-Digital-FactoryProcedia-Manufacturing.pdf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SUM([.V109:.Y109])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ciavotta2017microservice</text:p>
          </table:table-cell>
          <table:table-cell table:number-columns-repeated="34"/>
        </table:table-row>
        <table:table-row table:style-name="ro1">
          <table:table-cell table:style-name="ce1" office:value-type="string" calcext:value-type="string">
            <text:p>Authentication-and-Authorization-of-End-User-in-Microservice-ArchitectureJournal-of-Physics-Conference-Series.pd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SUM([.V110:.Y110])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he2017authentication</text:p>
          </table:table-cell>
          <table:table-cell table:number-columns-repeated="34"/>
        </table:table-row>
        <table:table-row table:style-name="ro1">
          <table:table-cell table:style-name="ce1" office:value-type="string" calcext:value-type="string">
            <text:p>Container-security-Issues-challenges-and-the-road-aheadIEEE-Access.pdf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SUM([.V111:.Y111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ultan2019container</text:p>
          </table:table-cell>
          <table:table-cell table:number-columns-repeated="34"/>
        </table:table-row>
        <table:table-row table:style-name="ro1">
          <table:table-cell table:style-name="ce1" office:value-type="string" calcext:value-type="string">
            <text:p>Cyberstorms-come-from-clouds-Security-of-cloud-computing-in-the-IoT-eraFuture-Internet.pdf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formula="of:=SUM([.V112:.Y112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2019cyber</text:p>
          </table:table-cell>
          <table:table-cell table:number-columns-repeated="34"/>
        </table:table-row>
        <table:table-row table:style-name="ro1">
          <table:table-cell table:style-name="ce1" office:value-type="string" calcext:value-type="string">
            <text:p>DNSDANE-collisionbased-distributed-and-dynamic-authentication-for-microservices-in-IoTSensors-Switzerland.pdf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formula="of:=SUM([.V113:.Y113])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iaz2019dns</text:p>
          </table:table-cell>
          <table:table-cell table:number-columns-repeated="34"/>
        </table:table-row>
        <table:table-row table:style-name="ro1">
          <table:table-cell table:style-name="ce1" office:value-type="string" calcext:value-type="string">
            <text:p>g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formula="of:=SUM([.V114:.Y114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hayyur2018matrix</text:p>
          </table:table-cell>
          <table:table-cell table:number-columns-repeated="34"/>
        </table:table-row>
        <table:table-row table:style-name="ro1">
          <table:table-cell table:style-name="ce1" office:value-type="string" calcext:value-type="string">
            <text:p>k.pdf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formula="of:=SUM([.V115:.Y115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hiyi2018cyber</text:p>
          </table:table-cell>
          <table:table-cell table:number-columns-repeated="34"/>
        </table:table-row>
        <table:table-row table:style-name="ro1">
          <table:table-cell table:style-name="ce1" office:value-type="string" calcext:value-type="string">
            <text:p>Lessons-Learned-in-Applying-Reactive-System-in-MicroservicesJournal-of-Physics-Conference-Series.pdf</text:p>
          </table:table-cell>
          <table:table-cell table:number-columns-repeated="24" office:value-type="float" office:value="0" calcext:value-type="float">
            <text:p>0</text:p>
          </table:table-cell>
          <table:table-cell table:formula="of:=SUM([.V116:.Y116])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im2019lessons</text:p>
          </table:table-cell>
          <table:table-cell table:number-columns-repeated="34"/>
        </table:table-row>
        <table:table-row table:style-name="ro1">
          <table:table-cell table:style-name="ce1" office:value-type="string" calcext:value-type="string">
            <text:p>Microservice-security-agent-based-on-API-gateway-in-edge-computingSensors-Switzerland.pdf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formula="of:=SUM([.V117:.Y117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u2019microservice</text:p>
          </table:table-cell>
          <table:table-cell table:number-columns-repeated="34"/>
        </table:table-row>
        <table:table-row table:style-name="ro1">
          <table:table-cell table:style-name="ce1" office:value-type="string" calcext:value-type="string">
            <text:p>Microservices-suite-for-smart-city-applicationsSensors-Switzerland.pd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formula="of:=SUM([.V118:.Y11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dii2019microservices</text:p>
          </table:table-cell>
          <table:table-cell table:number-columns-repeated="34"/>
        </table:table-row>
        <table:table-row table:style-name="ro1">
          <table:table-cell table:style-name="ce1" office:value-type="string" calcext:value-type="string">
            <text:p>Service-management-for-iot-Requirements-taxonomy-recent-advances-and-open-research-challengesIEEE-Access.pdf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formula="of:=SUM([.V119:.Y119])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hmed2019service</text:p>
          </table:table-cell>
          <table:table-cell table:number-columns-repeated="34"/>
        </table:table-row>
        <table:table-row table:style-name="ro1">
          <table:table-cell table:style-name="ce1" office:value-type="string" calcext:value-type="string">
            <text:p>Survey-of-Authentication-and-Authorization-for-the-Internet-of-ThingsSecurity-and-Communication-Networks.pdf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formula="of:=SUM([.V120:.Y120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nka</text:p>
          </table:table-cell>
          <table:table-cell table:number-columns-repeated="34"/>
        </table:table-row>
        <table:table-row table:style-name="ro1">
          <table:table-cell table:style-name="ce1" office:value-type="string" calcext:value-type="string">
            <text:p>x.pd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formula="of:=SUM([.V121:.Y121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ang2018microshare</text:p>
          </table:table-cell>
          <table:table-cell table:number-columns-repeated="34"/>
        </table:table-row>
        <table:table-row table:style-name="ro1">
          <table:table-cell table:style-name="ce5" office:value-type="string" calcext:value-type="string">
            <text:p>2016_Book_Anti-fragileICTSystems.pdf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SUM([.V122:.Y122])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e2016anti</text:p>
          </table:table-cell>
          <table:table-cell table:number-columns-repeated="34"/>
        </table:table-row>
        <table:table-row table:style-name="ro1">
          <table:table-cell table:style-name="ce5" office:value-type="string" calcext:value-type="string">
            <text:p>2016_Book_DevOpsForDigitalLeaders.pdf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SUM([.V123:.Y123])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vichandran2016devops</text:p>
          </table:table-cell>
          <table:table-cell table:number-columns-repeated="34"/>
        </table:table-row>
        <table:table-row table:style-name="ro1">
          <table:table-cell table:style-name="ce5" office:value-type="string" calcext:value-type="string">
            <text:p>2016_Book_PrivacyTechnologiesAndPolicy.pdf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formula="of:=SUM([.V124:.Y124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ialm2016bring</text:p>
          </table:table-cell>
          <table:table-cell table:number-columns-repeated="34"/>
        </table:table-row>
        <table:table-row table:style-name="ro1">
          <table:table-cell table:style-name="ce5" office:value-type="string" calcext:value-type="string">
            <text:p>2016_Book_SOFSEM2016TheoryAndPracticeOfC.pdf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formula="of:=SUM([.V125:.Y125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erny2016survey</text:p>
          </table:table-cell>
          <table:table-cell table:number-columns-repeated="34"/>
        </table:table-row>
        <table:table-row table:style-name="ro1">
          <table:table-cell table:style-name="ce5" office:value-type="string" calcext:value-type="string">
            <text:p>2016_Book_SoftwareTechnologiesApplicatio.pdf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SUM([.V126:.Y126])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i2016composition</text:p>
          </table:table-cell>
          <table:table-cell table:number-columns-repeated="34"/>
        </table:table-row>
        <table:table-row table:style-name="ro1">
          <table:table-cell table:style-name="ce5" office:value-type="string" calcext:value-type="string">
            <text:p>2017_Book_Service-OrientedAndCloudComput.pdf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SUM([.V127:.Y127])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terstad2017low</text:p>
          </table:table-cell>
          <table:table-cell table:number-columns-repeated="34"/>
        </table:table-row>
        <table:table-row table:style-name="ro1">
          <table:table-cell table:style-name="ce5" office:value-type="string" calcext:value-type="string">
            <text:p>2018_Book_AlgorithmsAndArchitecturesForP.pd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formula="of:=SUM([.V128:.Y128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u2018anomaly</text:p>
          </table:table-cell>
          <table:table-cell table:number-columns-repeated="34"/>
        </table:table-row>
        <table:table-row table:style-name="ro1">
          <table:table-cell table:style-name="ce5" office:value-type="string" calcext:value-type="string">
            <text:p>2018_Book_CloudComputingAndSecurity.pdf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formula="of:=SUM([.V129:.Y129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ang2018distributed</text:p>
          </table:table-cell>
          <table:table-cell table:number-columns-repeated="34"/>
        </table:table-row>
        <table:table-row table:style-name="ro1">
          <table:table-cell table:style-name="ce5" office:value-type="string" calcext:value-type="string">
            <text:p>2018_Book_CurrentTrendsInWebEngineering.pdf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SUM([.V130:.Y130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kalske2017challenges</text:p>
          </table:table-cell>
          <table:table-cell table:number-columns-repeated="34"/>
        </table:table-row>
        <table:table-row table:style-name="ro1">
          <table:table-cell table:style-name="ce5" office:value-type="string" calcext:value-type="string">
            <text:p>2018_Book_DistributedApplicationsAndInte.pd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formula="of:=SUM([.V131:.Y131])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arygina2018game</text:p>
          </table:table-cell>
          <table:table-cell table:number-columns-repeated="34"/>
        </table:table-row>
        <table:table-row table:style-name="ro1">
          <table:table-cell table:style-name="ce5" office:value-type="string" calcext:value-type="string">
            <text:p>2018_Book_Service-OrientedComputing.pdf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V132:.Y132])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uo2018high</text:p>
          </table:table-cell>
          <table:table-cell table:number-columns-repeated="34"/>
        </table:table-row>
        <table:table-row table:style-name="ro1">
          <table:table-cell table:style-name="ce5" office:value-type="string" calcext:value-type="string">
            <text:p>2018_Book_SoftwareEngineeringAndFormalMe.pdf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[.V133:.Y133])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milli2017formal</text:p>
          </table:table-cell>
          <table:table-cell table:number-columns-repeated="34"/>
        </table:table-row>
        <table:table-row table:style-name="ro1">
          <table:table-cell table:style-name="ce5" office:value-type="string" calcext:value-type="string">
            <text:p>2018_Book_SoftwareTechnologiesApplicatio.pdf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V134:.Y134])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ahmadvand2018integrity</text:p>
          </table:table-cell>
          <table:table-cell table:number-columns-repeated="34"/>
        </table:table-row>
        <table:table-row table:style-name="ro1">
          <table:table-cell table:style-name="ce5" office:value-type="string" calcext:value-type="string">
            <text:p>2019_Book_FoundationsAndPracticeOfSecuri.pdf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formula="of:=SUM([.V135:.Y135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ehme2018fine</text:p>
          </table:table-cell>
          <table:table-cell table:number-columns-repeated="34"/>
        </table:table-row>
        <table:table-row table:style-name="ro1">
          <table:table-cell table:style-name="ce5" office:value-type="string" calcext:value-type="string">
            <text:p>2019_Book_InformationSecurityPracticeAnd.pdf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SUM([.V136:.Y136])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komo2019development</text:p>
          </table:table-cell>
          <table:table-cell table:number-columns-repeated="34"/>
        </table:table-row>
        <table:table-row table:style-name="ro1">
          <table:table-cell table:style-name="ce5" office:value-type="string" calcext:value-type="string">
            <text:p>Adedugbe2019_Article_LeveragingCloudComputingForThe.pd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formula="of:=SUM([.V137:.Y137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edugbe2019leveraging</text:p>
          </table:table-cell>
          <table:table-cell table:number-columns-repeated="34"/>
        </table:table-row>
        <table:table-row table:style-name="ro1">
          <table:table-cell table:style-name="ce5" office:value-type="string" calcext:value-type="string">
            <text:p>Beheshti2019_Article_DataSynapseASocialDataCuration.pdf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formula="of:=SUM([.V138:.Y138])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heshti2019datasynapse</text:p>
          </table:table-cell>
          <table:table-cell table:number-columns-repeated="34"/>
        </table:table-row>
        <table:table-row table:style-name="ro1">
          <table:table-cell table:style-name="ce5" office:value-type="string" calcext:value-type="string">
            <text:p>Brito2019_Article_SecureEnd-to-endProcessingOfSm.pd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formula="of:=SUM([.V139:.Y139])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7" office:value-type="string" calcext:value-type="string">
            <text:p><text:span text:style-name="T1">brito2019secure</text:span></text:p>
          </table:table-cell>
          <table:table-cell table:number-columns-repeated="34"/>
        </table:table-row>
        <table:table-row table:style-name="ro1">
          <table:table-cell table:style-name="ce5" office:value-type="string" calcext:value-type="string">
            <text:p>Casale2019_Article_RADONRationalDecompositionAndO.pdf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V140:.Y14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<text:span text:style-name="T2">casale2019radon</text:span></text:p>
          </table:table-cell>
          <table:table-cell table:number-columns-repeated="34"/>
        </table:table-row>
        <table:table-row table:style-name="ro1">
          <table:table-cell table:style-name="ce5" office:value-type="string" calcext:value-type="string">
            <text:p>Chidambaram2019_Article_ACloudCompatibleDNACodedSecuri.pd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formula="of:=SUM([.V141:.Y141])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idambaram2019cloud</text:p>
          </table:table-cell>
          <table:table-cell table:number-columns-repeated="34"/>
        </table:table-row>
        <table:table-row table:style-name="ro1">
          <table:table-cell table:style-name="ce5" office:value-type="string" calcext:value-type="string">
            <text:p>DiCiccio2019_Article_BlockchainSupportForCollaborat.pdf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[.V142:.Y142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2019blockchain</text:p>
          </table:table-cell>
          <table:table-cell table:number-columns-repeated="34"/>
        </table:table-row>
        <table:table-row table:style-name="ro1">
          <table:table-cell table:style-name="ce5" office:value-type="string" calcext:value-type="string">
            <text:p>Jan2019_Article_Search-basedMulti-vulnerabilit.pdf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formula="of:=SUM([.V143:.Y143])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an2019search</text:p>
          </table:table-cell>
          <table:table-cell table:number-columns-repeated="3"/>
          <table:table-cell office:value-type="string" calcext:value-type="string">
            <text:p>Correlations</text:p>
          </table:table-cell>
          <table:table-cell office:value-type="string" calcext:value-type="string">
            <text:p>Column 1</text:p>
          </table:table-cell>
          <table:table-cell office:value-type="string" calcext:value-type="string">
            <text:p>Column 2</text:p>
          </table:table-cell>
          <table:table-cell office:value-type="string" calcext:value-type="string">
            <text:p>Column 3</text:p>
          </table:table-cell>
          <table:table-cell office:value-type="string" calcext:value-type="string">
            <text:p>Column 4</text:p>
          </table:table-cell>
          <table:table-cell office:value-type="string" calcext:value-type="string">
            <text:p>Column 5</text:p>
          </table:table-cell>
          <table:table-cell office:value-type="string" calcext:value-type="string">
            <text:p>Column 6</text:p>
          </table:table-cell>
          <table:table-cell office:value-type="string" calcext:value-type="string">
            <text:p>Column 7</text:p>
          </table:table-cell>
          <table:table-cell office:value-type="string" calcext:value-type="string">
            <text:p>Column 8</text:p>
          </table:table-cell>
          <table:table-cell office:value-type="string" calcext:value-type="string">
            <text:p>Column 9</text:p>
          </table:table-cell>
          <table:table-cell office:value-type="string" calcext:value-type="string">
            <text:p>Column 10</text:p>
          </table:table-cell>
          <table:table-cell office:value-type="string" calcext:value-type="string">
            <text:p>Column 11</text:p>
          </table:table-cell>
          <table:table-cell office:value-type="string" calcext:value-type="string">
            <text:p>Column 12</text:p>
          </table:table-cell>
          <table:table-cell office:value-type="string" calcext:value-type="string">
            <text:p>Column 13</text:p>
          </table:table-cell>
          <table:table-cell office:value-type="string" calcext:value-type="string">
            <text:p>Column 14</text:p>
          </table:table-cell>
          <table:table-cell office:value-type="string" calcext:value-type="string">
            <text:p>Column 15</text:p>
          </table:table-cell>
          <table:table-cell office:value-type="string" calcext:value-type="string">
            <text:p>Column 16</text:p>
          </table:table-cell>
          <table:table-cell office:value-type="string" calcext:value-type="string">
            <text:p>Column 17</text:p>
          </table:table-cell>
          <table:table-cell office:value-type="string" calcext:value-type="string">
            <text:p>Column 18</text:p>
          </table:table-cell>
          <table:table-cell office:value-type="string" calcext:value-type="string">
            <text:p>Column 19</text:p>
          </table:table-cell>
          <table:table-cell office:value-type="string" calcext:value-type="string">
            <text:p>Column 20</text:p>
          </table:table-cell>
          <table:table-cell table:number-columns-repeated="10"/>
        </table:table-row>
        <table:table-row table:style-name="ro1">
          <table:table-cell table:style-name="ce5" office:value-type="string" calcext:value-type="string">
            <text:p>Kathiravelu2019_Article_SD-CPSSoftware-definedCyber-ph.pdf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formula="of:=SUM([.V144:.Y144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athiravelu2019sd</text:p>
          </table:table-cell>
          <table:table-cell table:number-columns-repeated="3"/>
          <table:table-cell office:value-type="string" calcext:value-type="string">
            <text:p>Column 1</text:p>
          </table:table-cell>
          <table:table-cell table:style-name="ce29" table:formula="of:=CORREL([$dataset_springer.B$1:.B$185]; [$dataset_springer.$B$1:.$B$185])" office:value-type="string" office:string-value="" calcext:value-type="error">
            <text:p>#DIV/0!</text:p>
          </table:table-cell>
          <table:table-cell table:style-name="ce29" table:formula="of:=CORREL([$dataset_springer.C$1:.C$185]; [$dataset_springer.$B$1:.$B$185])" office:value-type="string" office:string-value="" calcext:value-type="error">
            <text:p>#DIV/0!</text:p>
          </table:table-cell>
          <table:table-cell table:style-name="ce29" table:formula="of:=CORREL([$dataset_springer.D$1:.D$185]; [$dataset_springer.$B$1:.$B$185])" office:value-type="string" office:string-value="" calcext:value-type="error">
            <text:p>#DIV/0!</text:p>
          </table:table-cell>
          <table:table-cell table:style-name="ce29" table:formula="of:=CORREL([$dataset_springer.E$1:.E$185]; [$dataset_springer.$B$1:.$B$185])" office:value-type="string" office:string-value="" calcext:value-type="error">
            <text:p>#DIV/0!</text:p>
          </table:table-cell>
          <table:table-cell table:style-name="ce29" table:formula="of:=CORREL([$dataset_springer.F$1:.F$185]; [$dataset_springer.$B$1:.$B$185])" office:value-type="string" office:string-value="" calcext:value-type="error">
            <text:p>#DIV/0!</text:p>
          </table:table-cell>
          <table:table-cell table:style-name="ce29" table:formula="of:=CORREL([$dataset_springer.G$1:.G$185]; [$dataset_springer.$B$1:.$B$185])" office:value-type="string" office:string-value="" calcext:value-type="error">
            <text:p>#DIV/0!</text:p>
          </table:table-cell>
          <table:table-cell table:style-name="ce29" table:formula="of:=CORREL([$dataset_springer.H$1:.H$185]; [$dataset_springer.$B$1:.$B$185])" office:value-type="string" office:string-value="" calcext:value-type="error">
            <text:p>#DIV/0!</text:p>
          </table:table-cell>
          <table:table-cell table:style-name="ce29" table:formula="of:=CORREL([$dataset_springer.I$1:.I$185]; [$dataset_springer.$B$1:.$B$185])" office:value-type="string" office:string-value="" calcext:value-type="error">
            <text:p>#DIV/0!</text:p>
          </table:table-cell>
          <table:table-cell table:style-name="ce29" table:formula="of:=CORREL([$dataset_springer.J$1:.J$185]; [$dataset_springer.$B$1:.$B$185])" office:value-type="string" office:string-value="" calcext:value-type="error">
            <text:p>#DIV/0!</text:p>
          </table:table-cell>
          <table:table-cell table:style-name="ce29" table:formula="of:=CORREL([$dataset_springer.K$1:.K$185]; [$dataset_springer.$B$1:.$B$185])" office:value-type="string" office:string-value="" calcext:value-type="error">
            <text:p>#DIV/0!</text:p>
          </table:table-cell>
          <table:table-cell table:style-name="ce29" table:formula="of:=CORREL([$dataset_springer.L$1:.L$185]; [$dataset_springer.$B$1:.$B$185])" office:value-type="string" office:string-value="" calcext:value-type="error">
            <text:p>#DIV/0!</text:p>
          </table:table-cell>
          <table:table-cell table:style-name="ce29" table:formula="of:=CORREL([$dataset_springer.M$1:.M$185]; [$dataset_springer.$B$1:.$B$185])" office:value-type="string" office:string-value="" calcext:value-type="error">
            <text:p>#DIV/0!</text:p>
          </table:table-cell>
          <table:table-cell table:style-name="ce29" table:formula="of:=CORREL([$dataset_springer.N$1:.N$185]; [$dataset_springer.$B$1:.$B$185])" office:value-type="string" office:string-value="" calcext:value-type="error">
            <text:p>#DIV/0!</text:p>
          </table:table-cell>
          <table:table-cell table:style-name="ce29" table:formula="of:=CORREL([$dataset_springer.O$1:.O$185]; [$dataset_springer.$B$1:.$B$185])" office:value-type="string" office:string-value="" calcext:value-type="error">
            <text:p>#DIV/0!</text:p>
          </table:table-cell>
          <table:table-cell table:style-name="ce29" table:formula="of:=CORREL([$dataset_springer.P$1:.P$185]; [$dataset_springer.$B$1:.$B$185])" office:value-type="string" office:string-value="" calcext:value-type="error">
            <text:p>#DIV/0!</text:p>
          </table:table-cell>
          <table:table-cell table:style-name="ce29" table:formula="of:=CORREL([$dataset_springer.Q$1:.Q$185]; [$dataset_springer.$B$1:.$B$185])" office:value-type="string" office:string-value="" calcext:value-type="error">
            <text:p>#DIV/0!</text:p>
          </table:table-cell>
          <table:table-cell table:style-name="ce29" table:formula="of:=CORREL([$dataset_springer.R$1:.R$185]; [$dataset_springer.$B$1:.$B$185])" office:value-type="string" office:string-value="" calcext:value-type="error">
            <text:p>#DIV/0!</text:p>
          </table:table-cell>
          <table:table-cell table:style-name="ce29" table:formula="of:=CORREL([$dataset_springer.S$1:.S$185]; [$dataset_springer.$B$1:.$B$185])" office:value-type="string" office:string-value="" calcext:value-type="error">
            <text:p>#DIV/0!</text:p>
          </table:table-cell>
          <table:table-cell table:style-name="ce29" table:formula="of:=CORREL([$dataset_springer.T$1:.T$185]; [$dataset_springer.$B$1:.$B$185])" office:value-type="string" office:string-value="" calcext:value-type="error">
            <text:p>#DIV/0!</text:p>
          </table:table-cell>
          <table:table-cell table:style-name="ce29" table:formula="of:=CORREL([$dataset_springer.U$1:.U$185]; [$dataset_springer.$B$1:.$B$185])" office:value-type="string" office:string-value="" calcext:value-type="error">
            <text:p>#DIV/0!</text:p>
          </table:table-cell>
          <table:table-cell table:number-columns-repeated="10"/>
        </table:table-row>
        <table:table-row table:style-name="ro1">
          <table:table-cell table:style-name="ce5" office:value-type="string" calcext:value-type="string">
            <text:p>Łaskawiec2019_Article_NewSolutionsForExposingCluster.pdf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formula="of:=SUM([.V145:.Y145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skawiec2019new</text:p>
          </table:table-cell>
          <table:table-cell table:number-columns-repeated="3"/>
          <table:table-cell office:value-type="string" calcext:value-type="string">
            <text:p>Column 2</text:p>
          </table:table-cell>
          <table:table-cell table:style-name="ce29" table:formula="of:=CORREL([$dataset_springer.B$1:.B$185]; [$dataset_springer.$C$1:.$C$185])" office:value-type="string" office:string-value="" calcext:value-type="error">
            <text:p>#DIV/0!</text:p>
          </table:table-cell>
          <table:table-cell table:style-name="ce29" table:formula="of:=CORREL([$dataset_springer.C$1:.C$185]; [$dataset_springer.$C$1:.$C$185])" office:value-type="percentage" office:value="1" calcext:value-type="percentage">
            <text:p>100.00%</text:p>
          </table:table-cell>
          <table:table-cell table:style-name="ce29" table:formula="of:=CORREL([$dataset_springer.D$1:.D$185]; [$dataset_springer.$C$1:.$C$185])" office:value-type="percentage" office:value="0.240983890594979" calcext:value-type="percentage">
            <text:p>24.10%</text:p>
          </table:table-cell>
          <table:table-cell table:style-name="ce29" table:formula="of:=CORREL([$dataset_springer.E$1:.E$185]; [$dataset_springer.$C$1:.$C$185])" office:value-type="percentage" office:value="0.159404451653328" calcext:value-type="percentage">
            <text:p>15.94%</text:p>
          </table:table-cell>
          <table:table-cell table:style-name="ce29" table:formula="of:=CORREL([$dataset_springer.F$1:.F$185]; [$dataset_springer.$C$1:.$C$185])" office:value-type="percentage" office:value="0.207537167951897" calcext:value-type="percentage">
            <text:p>20.75%</text:p>
          </table:table-cell>
          <table:table-cell table:style-name="ce29" table:formula="of:=CORREL([$dataset_springer.G$1:.G$185]; [$dataset_springer.$C$1:.$C$185])" office:value-type="percentage" office:value="0.11774205749515" calcext:value-type="percentage">
            <text:p>11.77%</text:p>
          </table:table-cell>
          <table:table-cell table:style-name="ce29" table:formula="of:=CORREL([$dataset_springer.H$1:.H$185]; [$dataset_springer.$C$1:.$C$185])" office:value-type="percentage" office:value="0.00864783170191861" calcext:value-type="percentage">
            <text:p>0.86%</text:p>
          </table:table-cell>
          <table:table-cell table:style-name="ce29" table:formula="of:=CORREL([$dataset_springer.I$1:.I$185]; [$dataset_springer.$C$1:.$C$185])" office:value-type="percentage" office:value="0.0967074213994786" calcext:value-type="percentage">
            <text:p>9.67%</text:p>
          </table:table-cell>
          <table:table-cell table:style-name="ce29" table:formula="of:=CORREL([$dataset_springer.J$1:.J$185]; [$dataset_springer.$C$1:.$C$185])" office:value-type="percentage" office:value="0.217135687550349" calcext:value-type="percentage">
            <text:p>21.71%</text:p>
          </table:table-cell>
          <table:table-cell table:style-name="ce29" table:formula="of:=CORREL([$dataset_springer.K$1:.K$185]; [$dataset_springer.$C$1:.$C$185])" office:value-type="percentage" office:value="0.0048513592791709" calcext:value-type="percentage">
            <text:p>0.49%</text:p>
          </table:table-cell>
          <table:table-cell table:style-name="ce29" table:formula="of:=CORREL([$dataset_springer.L$1:.L$185]; [$dataset_springer.$C$1:.$C$185])" office:value-type="percentage" office:value="0.0630095493757515" calcext:value-type="percentage">
            <text:p>6.30%</text:p>
          </table:table-cell>
          <table:table-cell table:style-name="ce29" table:formula="of:=CORREL([$dataset_springer.M$1:.M$185]; [$dataset_springer.$C$1:.$C$185])" office:value-type="percentage" office:value="0.0272874566702888" calcext:value-type="percentage">
            <text:p>2.73%</text:p>
          </table:table-cell>
          <table:table-cell table:style-name="ce29" table:formula="of:=CORREL([$dataset_springer.N$1:.N$185]; [$dataset_springer.$C$1:.$C$185])" office:value-type="percentage" office:value="-0.13895192170414" calcext:value-type="percentage">
            <text:p>-13.90%</text:p>
          </table:table-cell>
          <table:table-cell table:style-name="ce29" table:formula="of:=CORREL([$dataset_springer.O$1:.O$185]; [$dataset_springer.$C$1:.$C$185])" office:value-type="percentage" office:value="0.105817449060694" calcext:value-type="percentage">
            <text:p>10.58%</text:p>
          </table:table-cell>
          <table:table-cell table:style-name="ce29" table:formula="of:=CORREL([$dataset_springer.P$1:.P$185]; [$dataset_springer.$C$1:.$C$185])" office:value-type="percentage" office:value="0.151495982085441" calcext:value-type="percentage">
            <text:p>15.15%</text:p>
          </table:table-cell>
          <table:table-cell table:style-name="ce29" table:formula="of:=CORREL([$dataset_springer.Q$1:.Q$185]; [$dataset_springer.$C$1:.$C$185])" office:value-type="percentage" office:value="0.0211064718219347" calcext:value-type="percentage">
            <text:p>2.11%</text:p>
          </table:table-cell>
          <table:table-cell table:style-name="ce29" table:formula="of:=CORREL([$dataset_springer.R$1:.R$185]; [$dataset_springer.$C$1:.$C$185])" office:value-type="percentage" office:value="-0.063428741920935" calcext:value-type="percentage">
            <text:p>-6.34%</text:p>
          </table:table-cell>
          <table:table-cell table:style-name="ce29" table:formula="of:=CORREL([$dataset_springer.S$1:.S$185]; [$dataset_springer.$C$1:.$C$185])" office:value-type="percentage" office:value="-0.0115166116825688" calcext:value-type="percentage">
            <text:p>-1.15%</text:p>
          </table:table-cell>
          <table:table-cell table:style-name="ce29" table:formula="of:=CORREL([$dataset_springer.T$1:.T$185]; [$dataset_springer.$C$1:.$C$185])" office:value-type="percentage" office:value="-0.0198140826907476" calcext:value-type="percentage">
            <text:p>-1.98%</text:p>
          </table:table-cell>
          <table:table-cell table:style-name="ce29" table:formula="of:=CORREL([$dataset_springer.U$1:.U$185]; [$dataset_springer.$C$1:.$C$185])" office:value-type="percentage" office:value="0.0349497957270653" calcext:value-type="percentage">
            <text:p>3.49%</text:p>
          </table:table-cell>
          <table:table-cell table:number-columns-repeated="10"/>
        </table:table-row>
        <table:table-row table:style-name="ro1">
          <table:table-cell table:style-name="ce5" office:value-type="string" calcext:value-type="string">
            <text:p>Leite2017_Article_DohkoAnAutonomicSystemForProvi.pdf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formula="of:=SUM([.V146:.Y146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eite2017dohko</text:p>
          </table:table-cell>
          <table:table-cell table:number-columns-repeated="3"/>
          <table:table-cell office:value-type="string" calcext:value-type="string">
            <text:p>Column 3</text:p>
          </table:table-cell>
          <table:table-cell table:style-name="ce29" table:formula="of:=CORREL([$dataset_springer.B$1:.B$185]; [$dataset_springer.$D$1:.$D$185])" office:value-type="string" office:string-value="" calcext:value-type="error">
            <text:p>#DIV/0!</text:p>
          </table:table-cell>
          <table:table-cell table:style-name="ce29" table:formula="of:=CORREL([$dataset_springer.C$1:.C$185]; [$dataset_springer.$D$1:.$D$185])" office:value-type="percentage" office:value="0.240983890594979" calcext:value-type="percentage">
            <text:p>24.10%</text:p>
          </table:table-cell>
          <table:table-cell table:style-name="ce29" table:formula="of:=CORREL([$dataset_springer.D$1:.D$185]; [$dataset_springer.$D$1:.$D$185])" office:value-type="percentage" office:value="1" calcext:value-type="percentage">
            <text:p>100.00%</text:p>
          </table:table-cell>
          <table:table-cell table:style-name="ce29" table:formula="of:=CORREL([$dataset_springer.E$1:.E$185]; [$dataset_springer.$D$1:.$D$185])" office:value-type="percentage" office:value="0.165137420370133" calcext:value-type="percentage">
            <text:p>16.51%</text:p>
          </table:table-cell>
          <table:table-cell table:style-name="ce29" table:formula="of:=CORREL([$dataset_springer.F$1:.F$185]; [$dataset_springer.$D$1:.$D$185])" office:value-type="percentage" office:value="0.102189889914161" calcext:value-type="percentage">
            <text:p>10.22%</text:p>
          </table:table-cell>
          <table:table-cell table:style-name="ce29" table:formula="of:=CORREL([$dataset_springer.G$1:.G$185]; [$dataset_springer.$D$1:.$D$185])" office:value-type="percentage" office:value="0.190175986356598" calcext:value-type="percentage">
            <text:p>19.02%</text:p>
          </table:table-cell>
          <table:table-cell table:style-name="ce29" table:formula="of:=CORREL([$dataset_springer.H$1:.H$185]; [$dataset_springer.$D$1:.$D$185])" office:value-type="percentage" office:value="0.275320765227261" calcext:value-type="percentage">
            <text:p>27.53%</text:p>
          </table:table-cell>
          <table:table-cell table:style-name="ce29" table:formula="of:=CORREL([$dataset_springer.I$1:.I$185]; [$dataset_springer.$D$1:.$D$185])" office:value-type="percentage" office:value="0.190855409495929" calcext:value-type="percentage">
            <text:p>19.09%</text:p>
          </table:table-cell>
          <table:table-cell table:style-name="ce29" table:formula="of:=CORREL([$dataset_springer.J$1:.J$185]; [$dataset_springer.$D$1:.$D$185])" office:value-type="percentage" office:value="0.0777019480122545" calcext:value-type="percentage">
            <text:p>7.77%</text:p>
          </table:table-cell>
          <table:table-cell table:style-name="ce29" table:formula="of:=CORREL([$dataset_springer.K$1:.K$185]; [$dataset_springer.$D$1:.$D$185])" office:value-type="percentage" office:value="0.12907823060265" calcext:value-type="percentage">
            <text:p>12.91%</text:p>
          </table:table-cell>
          <table:table-cell table:style-name="ce29" table:formula="of:=CORREL([$dataset_springer.L$1:.L$185]; [$dataset_springer.$D$1:.$D$185])" office:value-type="percentage" office:value="0.0698529411764708" calcext:value-type="percentage">
            <text:p>6.99%</text:p>
          </table:table-cell>
          <table:table-cell table:style-name="ce29" table:formula="of:=CORREL([$dataset_springer.M$1:.M$185]; [$dataset_springer.$D$1:.$D$185])" office:value-type="percentage" office:value="0.152191175008241" calcext:value-type="percentage">
            <text:p>15.22%</text:p>
          </table:table-cell>
          <table:table-cell table:style-name="ce29" table:formula="of:=CORREL([$dataset_springer.N$1:.N$185]; [$dataset_springer.$D$1:.$D$185])" office:value-type="percentage" office:value="0.139657326034378" calcext:value-type="percentage">
            <text:p>13.97%</text:p>
          </table:table-cell>
          <table:table-cell table:style-name="ce29" table:formula="of:=CORREL([$dataset_springer.O$1:.O$185]; [$dataset_springer.$D$1:.$D$185])" office:value-type="percentage" office:value="0.18632453467367" calcext:value-type="percentage">
            <text:p>18.63%</text:p>
          </table:table-cell>
          <table:table-cell table:style-name="ce29" table:formula="of:=CORREL([$dataset_springer.P$1:.P$185]; [$dataset_springer.$D$1:.$D$185])" office:value-type="percentage" office:value="0.202960458630104" calcext:value-type="percentage">
            <text:p>20.30%</text:p>
          </table:table-cell>
          <table:table-cell table:style-name="ce29" table:formula="of:=CORREL([$dataset_springer.Q$1:.Q$185]; [$dataset_springer.$D$1:.$D$185])" office:value-type="percentage" office:value="-0.0576957217413499" calcext:value-type="percentage">
            <text:p>-5.77%</text:p>
          </table:table-cell>
          <table:table-cell table:style-name="ce29" table:formula="of:=CORREL([$dataset_springer.R$1:.R$185]; [$dataset_springer.$D$1:.$D$185])" office:value-type="percentage" office:value="-0.0818974198583581" calcext:value-type="percentage">
            <text:p>-8.19%</text:p>
          </table:table-cell>
          <table:table-cell table:style-name="ce29" table:formula="of:=CORREL([$dataset_springer.S$1:.S$185]; [$dataset_springer.$D$1:.$D$185])" office:value-type="percentage" office:value="0.0590138390584468" calcext:value-type="percentage">
            <text:p>5.90%</text:p>
          </table:table-cell>
          <table:table-cell table:style-name="ce29" table:formula="of:=CORREL([$dataset_springer.T$1:.T$185]; [$dataset_springer.$D$1:.$D$185])" office:value-type="percentage" office:value="0.0302980227791917" calcext:value-type="percentage">
            <text:p>3.03%</text:p>
          </table:table-cell>
          <table:table-cell table:style-name="ce29" table:formula="of:=CORREL([$dataset_springer.U$1:.U$185]; [$dataset_springer.$D$1:.$D$185])" office:value-type="percentage" office:value="0.166052791038768" calcext:value-type="percentage">
            <text:p>16.61%</text:p>
          </table:table-cell>
          <table:table-cell table:number-columns-repeated="10"/>
        </table:table-row>
        <table:table-row table:style-name="ro1">
          <table:table-cell table:style-name="ce5" office:value-type="string" calcext:value-type="string">
            <text:p>Lichtenthäler2019_Article_RequirementsForAModel-drivenCl.pdf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formula="of:=SUM([.V147:.Y147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chtenthaler2019requirements</text:p>
          </table:table-cell>
          <table:table-cell table:number-columns-repeated="3"/>
          <table:table-cell office:value-type="string" calcext:value-type="string">
            <text:p>Column 4</text:p>
          </table:table-cell>
          <table:table-cell table:style-name="ce29" table:formula="of:=CORREL([$dataset_springer.B$1:.B$185]; [$dataset_springer.$E$1:.$E$185])" office:value-type="string" office:string-value="" calcext:value-type="error">
            <text:p>#DIV/0!</text:p>
          </table:table-cell>
          <table:table-cell table:style-name="ce29" table:formula="of:=CORREL([$dataset_springer.C$1:.C$185]; [$dataset_springer.$E$1:.$E$185])" office:value-type="percentage" office:value="0.159404451653328" calcext:value-type="percentage">
            <text:p>15.94%</text:p>
          </table:table-cell>
          <table:table-cell table:style-name="ce29" table:formula="of:=CORREL([$dataset_springer.D$1:.D$185]; [$dataset_springer.$E$1:.$E$185])" office:value-type="percentage" office:value="0.165137420370133" calcext:value-type="percentage">
            <text:p>16.51%</text:p>
          </table:table-cell>
          <table:table-cell table:style-name="ce29" table:formula="of:=CORREL([$dataset_springer.E$1:.E$185]; [$dataset_springer.$E$1:.$E$185])" office:value-type="percentage" office:value="1" calcext:value-type="percentage">
            <text:p>100.00%</text:p>
          </table:table-cell>
          <table:table-cell table:style-name="ce29" table:formula="of:=CORREL([$dataset_springer.F$1:.F$185]; [$dataset_springer.$E$1:.$E$185])" office:value-type="percentage" office:value="0.204315513533078" calcext:value-type="percentage">
            <text:p>20.43%</text:p>
          </table:table-cell>
          <table:table-cell table:style-name="ce29" table:formula="of:=CORREL([$dataset_springer.G$1:.G$185]; [$dataset_springer.$E$1:.$E$185])" office:value-type="percentage" office:value="-0.000947029571007856" calcext:value-type="percentage">
            <text:p>-0.09%</text:p>
          </table:table-cell>
          <table:table-cell table:style-name="ce29" table:formula="of:=CORREL([$dataset_springer.H$1:.H$185]; [$dataset_springer.$E$1:.$E$185])" office:value-type="percentage" office:value="-0.0503608550664988" calcext:value-type="percentage">
            <text:p>-5.04%</text:p>
          </table:table-cell>
          <table:table-cell table:style-name="ce29" table:formula="of:=CORREL([$dataset_springer.I$1:.I$185]; [$dataset_springer.$E$1:.$E$185])" office:value-type="percentage" office:value="0.338338310598229" calcext:value-type="percentage">
            <text:p>33.83%</text:p>
          </table:table-cell>
          <table:table-cell table:style-name="ce29" table:formula="of:=CORREL([$dataset_springer.J$1:.J$185]; [$dataset_springer.$E$1:.$E$185])" office:value-type="percentage" office:value="0.0733349364001219" calcext:value-type="percentage">
            <text:p>7.33%</text:p>
          </table:table-cell>
          <table:table-cell table:style-name="ce29" table:formula="of:=CORREL([$dataset_springer.K$1:.K$185]; [$dataset_springer.$E$1:.$E$185])" office:value-type="percentage" office:value="0.0829430579012621" calcext:value-type="percentage">
            <text:p>8.29%</text:p>
          </table:table-cell>
          <table:table-cell table:style-name="ce29" table:formula="of:=CORREL([$dataset_springer.L$1:.L$185]; [$dataset_springer.$E$1:.$E$185])" office:value-type="percentage" office:value="0.0416200002558873" calcext:value-type="percentage">
            <text:p>4.16%</text:p>
          </table:table-cell>
          <table:table-cell table:style-name="ce29" table:formula="of:=CORREL([$dataset_springer.M$1:.M$185]; [$dataset_springer.$E$1:.$E$185])" office:value-type="percentage" office:value="0.200557216170077" calcext:value-type="percentage">
            <text:p>20.06%</text:p>
          </table:table-cell>
          <table:table-cell table:style-name="ce29" table:formula="of:=CORREL([$dataset_springer.N$1:.N$185]; [$dataset_springer.$E$1:.$E$185])" office:value-type="percentage" office:value="0.0079688020217649" calcext:value-type="percentage">
            <text:p>0.80%</text:p>
          </table:table-cell>
          <table:table-cell table:style-name="ce29" table:formula="of:=CORREL([$dataset_springer.O$1:.O$185]; [$dataset_springer.$E$1:.$E$185])" office:value-type="percentage" office:value="0.0499359918481587" calcext:value-type="percentage">
            <text:p>4.99%</text:p>
          </table:table-cell>
          <table:table-cell table:style-name="ce29" table:formula="of:=CORREL([$dataset_springer.P$1:.P$185]; [$dataset_springer.$E$1:.$E$185])" office:value-type="percentage" office:value="0.111732121549122" calcext:value-type="percentage">
            <text:p>11.17%</text:p>
          </table:table-cell>
          <table:table-cell table:style-name="ce29" table:formula="of:=CORREL([$dataset_springer.Q$1:.Q$185]; [$dataset_springer.$E$1:.$E$185])" office:value-type="percentage" office:value="0.0825219555680529" calcext:value-type="percentage">
            <text:p>8.25%</text:p>
          </table:table-cell>
          <table:table-cell table:style-name="ce29" table:formula="of:=CORREL([$dataset_springer.R$1:.R$185]; [$dataset_springer.$E$1:.$E$185])" office:value-type="percentage" office:value="0.0527670527670527" calcext:value-type="percentage">
            <text:p>5.28%</text:p>
          </table:table-cell>
          <table:table-cell table:style-name="ce29" table:formula="of:=CORREL([$dataset_springer.S$1:.S$185]; [$dataset_springer.$E$1:.$E$185])" office:value-type="percentage" office:value="0.045070157805697" calcext:value-type="percentage">
            <text:p>4.51%</text:p>
          </table:table-cell>
          <table:table-cell table:style-name="ce29" table:formula="of:=CORREL([$dataset_springer.T$1:.T$185]; [$dataset_springer.$E$1:.$E$185])" office:value-type="percentage" office:value="-0.0157666142017073" calcext:value-type="percentage">
            <text:p>-1.58%</text:p>
          </table:table-cell>
          <table:table-cell table:style-name="ce29" table:formula="of:=CORREL([$dataset_springer.U$1:.U$185]; [$dataset_springer.$E$1:.$E$185])" office:value-type="percentage" office:value="0.0181918439990576" calcext:value-type="percentage">
            <text:p>1.82%</text:p>
          </table:table-cell>
          <table:table-cell table:number-columns-repeated="10"/>
        </table:table-row>
        <table:table-row table:style-name="ro1">
          <table:table-cell table:style-name="ce5" office:value-type="string" calcext:value-type="string">
            <text:p>Melis2018_Article_IntegratingPersonalizedAndAcce.pd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formula="of:=SUM([.V148:.Y148])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lis2018integrating</text:p>
          </table:table-cell>
          <table:table-cell table:number-columns-repeated="3"/>
          <table:table-cell office:value-type="string" calcext:value-type="string">
            <text:p>Column 5</text:p>
          </table:table-cell>
          <table:table-cell table:style-name="ce29" table:formula="of:=CORREL([$dataset_springer.B$1:.B$185]; [$dataset_springer.$F$1:.$F$185])" office:value-type="string" office:string-value="" calcext:value-type="error">
            <text:p>#DIV/0!</text:p>
          </table:table-cell>
          <table:table-cell table:style-name="ce29" table:formula="of:=CORREL([$dataset_springer.C$1:.C$185]; [$dataset_springer.$F$1:.$F$185])" office:value-type="percentage" office:value="0.207537167951897" calcext:value-type="percentage">
            <text:p>20.75%</text:p>
          </table:table-cell>
          <table:table-cell table:style-name="ce29" table:formula="of:=CORREL([$dataset_springer.D$1:.D$185]; [$dataset_springer.$F$1:.$F$185])" office:value-type="percentage" office:value="0.102189889914161" calcext:value-type="percentage">
            <text:p>10.22%</text:p>
          </table:table-cell>
          <table:table-cell table:style-name="ce29" table:formula="of:=CORREL([$dataset_springer.E$1:.E$185]; [$dataset_springer.$F$1:.$F$185])" office:value-type="percentage" office:value="0.204315513533078" calcext:value-type="percentage">
            <text:p>20.43%</text:p>
          </table:table-cell>
          <table:table-cell table:style-name="ce29" table:formula="of:=CORREL([$dataset_springer.F$1:.F$185]; [$dataset_springer.$F$1:.$F$185])" office:value-type="percentage" office:value="1" calcext:value-type="percentage">
            <text:p>100.00%</text:p>
          </table:table-cell>
          <table:table-cell table:style-name="ce29" table:formula="of:=CORREL([$dataset_springer.G$1:.G$185]; [$dataset_springer.$F$1:.$F$185])" office:value-type="percentage" office:value="0.0568181336018856" calcext:value-type="percentage">
            <text:p>5.68%</text:p>
          </table:table-cell>
          <table:table-cell table:style-name="ce29" table:formula="of:=CORREL([$dataset_springer.H$1:.H$185]; [$dataset_springer.$F$1:.$F$185])" office:value-type="percentage" office:value="0.0817522676210871" calcext:value-type="percentage">
            <text:p>8.18%</text:p>
          </table:table-cell>
          <table:table-cell table:style-name="ce29" table:formula="of:=CORREL([$dataset_springer.I$1:.I$185]; [$dataset_springer.$F$1:.$F$185])" office:value-type="percentage" office:value="0.0840552991126953" calcext:value-type="percentage">
            <text:p>8.41%</text:p>
          </table:table-cell>
          <table:table-cell table:style-name="ce29" table:formula="of:=CORREL([$dataset_springer.J$1:.J$185]; [$dataset_springer.$F$1:.$F$185])" office:value-type="percentage" office:value="0.0661839195556694" calcext:value-type="percentage">
            <text:p>6.62%</text:p>
          </table:table-cell>
          <table:table-cell table:style-name="ce29" table:formula="of:=CORREL([$dataset_springer.K$1:.K$185]; [$dataset_springer.$F$1:.$F$185])" office:value-type="percentage" office:value="0.120540787143172" calcext:value-type="percentage">
            <text:p>12.05%</text:p>
          </table:table-cell>
          <table:table-cell table:style-name="ce29" table:formula="of:=CORREL([$dataset_springer.L$1:.L$185]; [$dataset_springer.$F$1:.$F$185])" office:value-type="percentage" office:value="0.019235743983842" calcext:value-type="percentage">
            <text:p>1.92%</text:p>
          </table:table-cell>
          <table:table-cell table:style-name="ce29" table:formula="of:=CORREL([$dataset_springer.M$1:.M$185]; [$dataset_springer.$F$1:.$F$185])" office:value-type="percentage" office:value="0.0284532422175719" calcext:value-type="percentage">
            <text:p>2.85%</text:p>
          </table:table-cell>
          <table:table-cell table:style-name="ce29" table:formula="of:=CORREL([$dataset_springer.N$1:.N$185]; [$dataset_springer.$F$1:.$F$185])" office:value-type="percentage" office:value="-0.0477304622080102" calcext:value-type="percentage">
            <text:p>-4.77%</text:p>
          </table:table-cell>
          <table:table-cell table:style-name="ce29" table:formula="of:=CORREL([$dataset_springer.O$1:.O$185]; [$dataset_springer.$F$1:.$F$185])" office:value-type="percentage" office:value="0.00238298078041011" calcext:value-type="percentage">
            <text:p>0.24%</text:p>
          </table:table-cell>
          <table:table-cell table:style-name="ce29" table:formula="of:=CORREL([$dataset_springer.P$1:.P$185]; [$dataset_springer.$F$1:.$F$185])" office:value-type="percentage" office:value="0.0970655724059017" calcext:value-type="percentage">
            <text:p>9.71%</text:p>
          </table:table-cell>
          <table:table-cell table:style-name="ce29" table:formula="of:=CORREL([$dataset_springer.Q$1:.Q$185]; [$dataset_springer.$F$1:.$F$185])" office:value-type="percentage" office:value="-0.0474818046636405" calcext:value-type="percentage">
            <text:p>-4.75%</text:p>
          </table:table-cell>
          <table:table-cell table:style-name="ce29" table:formula="of:=CORREL([$dataset_springer.R$1:.R$185]; [$dataset_springer.$F$1:.$F$185])" office:value-type="percentage" office:value="-0.0683246882483704" calcext:value-type="percentage">
            <text:p>-6.83%</text:p>
          </table:table-cell>
          <table:table-cell table:style-name="ce29" table:formula="of:=CORREL([$dataset_springer.S$1:.S$185]; [$dataset_springer.$F$1:.$F$185])" office:value-type="percentage" office:value="-0.104932748272228" calcext:value-type="percentage">
            <text:p>-10.49%</text:p>
          </table:table-cell>
          <table:table-cell table:style-name="ce29" table:formula="of:=CORREL([$dataset_springer.T$1:.T$185]; [$dataset_springer.$F$1:.$F$185])" office:value-type="percentage" office:value="-0.0453276596058629" calcext:value-type="percentage">
            <text:p>-4.53%</text:p>
          </table:table-cell>
          <table:table-cell table:style-name="ce29" table:formula="of:=CORREL([$dataset_springer.U$1:.U$185]; [$dataset_springer.$F$1:.$F$185])" office:value-type="percentage" office:value="0.0742107278809417" calcext:value-type="percentage">
            <text:p>7.42%</text:p>
          </table:table-cell>
          <table:table-cell table:number-columns-repeated="10"/>
        </table:table-row>
        <table:table-row table:style-name="ro1">
          <table:table-cell table:style-name="ce5" office:value-type="string" calcext:value-type="string">
            <text:p>Mohsin-Janjua2018_Article_AReviewAndFutureDirectionsOfSO.pdf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SUM([.V149:.Y149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hsin2018review</text:p>
          </table:table-cell>
          <table:table-cell table:number-columns-repeated="3"/>
          <table:table-cell office:value-type="string" calcext:value-type="string">
            <text:p>Column 6</text:p>
          </table:table-cell>
          <table:table-cell table:style-name="ce29" table:formula="of:=CORREL([$dataset_springer.B$1:.B$185]; [$dataset_springer.$G$1:.$G$185])" office:value-type="string" office:string-value="" calcext:value-type="error">
            <text:p>#DIV/0!</text:p>
          </table:table-cell>
          <table:table-cell table:style-name="ce29" table:formula="of:=CORREL([$dataset_springer.C$1:.C$185]; [$dataset_springer.$G$1:.$G$185])" office:value-type="percentage" office:value="0.11774205749515" calcext:value-type="percentage">
            <text:p>11.77%</text:p>
          </table:table-cell>
          <table:table-cell table:style-name="ce29" table:formula="of:=CORREL([$dataset_springer.D$1:.D$185]; [$dataset_springer.$G$1:.$G$185])" office:value-type="percentage" office:value="0.190175986356598" calcext:value-type="percentage">
            <text:p>19.02%</text:p>
          </table:table-cell>
          <table:table-cell table:style-name="ce29" table:formula="of:=CORREL([$dataset_springer.E$1:.E$185]; [$dataset_springer.$G$1:.$G$185])" office:value-type="percentage" office:value="-0.000947029571007856" calcext:value-type="percentage">
            <text:p>-0.09%</text:p>
          </table:table-cell>
          <table:table-cell table:style-name="ce29" table:formula="of:=CORREL([$dataset_springer.F$1:.F$185]; [$dataset_springer.$G$1:.$G$185])" office:value-type="percentage" office:value="0.0568181336018856" calcext:value-type="percentage">
            <text:p>5.68%</text:p>
          </table:table-cell>
          <table:table-cell table:style-name="ce29" table:formula="of:=CORREL([$dataset_springer.G$1:.G$185]; [$dataset_springer.$G$1:.$G$185])" office:value-type="percentage" office:value="1" calcext:value-type="percentage">
            <text:p>100.00%</text:p>
          </table:table-cell>
          <table:table-cell table:style-name="ce29" table:formula="of:=CORREL([$dataset_springer.H$1:.H$185]; [$dataset_springer.$G$1:.$G$185])" office:value-type="percentage" office:value="0.789307726347337" calcext:value-type="percentage">
            <text:p>78.93%</text:p>
          </table:table-cell>
          <table:table-cell table:style-name="ce29" table:formula="of:=CORREL([$dataset_springer.I$1:.I$185]; [$dataset_springer.$G$1:.$G$185])" office:value-type="percentage" office:value="0.294698706567777" calcext:value-type="percentage">
            <text:p>29.47%</text:p>
          </table:table-cell>
          <table:table-cell table:style-name="ce29" table:formula="of:=CORREL([$dataset_springer.J$1:.J$185]; [$dataset_springer.$G$1:.$G$185])" office:value-type="percentage" office:value="0.176278886895545" calcext:value-type="percentage">
            <text:p>17.63%</text:p>
          </table:table-cell>
          <table:table-cell table:style-name="ce29" table:formula="of:=CORREL([$dataset_springer.K$1:.K$185]; [$dataset_springer.$G$1:.$G$185])" office:value-type="percentage" office:value="0.156417865271523" calcext:value-type="percentage">
            <text:p>15.64%</text:p>
          </table:table-cell>
          <table:table-cell table:style-name="ce29" table:formula="of:=CORREL([$dataset_springer.L$1:.L$185]; [$dataset_springer.$G$1:.$G$185])" office:value-type="percentage" office:value="0.0311197068583525" calcext:value-type="percentage">
            <text:p>3.11%</text:p>
          </table:table-cell>
          <table:table-cell table:style-name="ce29" table:formula="of:=CORREL([$dataset_springer.M$1:.M$185]; [$dataset_springer.$G$1:.$G$185])" office:value-type="percentage" office:value="0.082714309451258" calcext:value-type="percentage">
            <text:p>8.27%</text:p>
          </table:table-cell>
          <table:table-cell table:style-name="ce29" table:formula="of:=CORREL([$dataset_springer.N$1:.N$185]; [$dataset_springer.$G$1:.$G$185])" office:value-type="percentage" office:value="0.0611136081273824" calcext:value-type="percentage">
            <text:p>6.11%</text:p>
          </table:table-cell>
          <table:table-cell table:style-name="ce29" table:formula="of:=CORREL([$dataset_springer.O$1:.O$185]; [$dataset_springer.$G$1:.$G$185])" office:value-type="percentage" office:value="0.273341324467769" calcext:value-type="percentage">
            <text:p>27.33%</text:p>
          </table:table-cell>
          <table:table-cell table:style-name="ce29" table:formula="of:=CORREL([$dataset_springer.P$1:.P$185]; [$dataset_springer.$G$1:.$G$185])" office:value-type="percentage" office:value="0.229062804477644" calcext:value-type="percentage">
            <text:p>22.91%</text:p>
          </table:table-cell>
          <table:table-cell table:style-name="ce29" table:formula="of:=CORREL([$dataset_springer.Q$1:.Q$185]; [$dataset_springer.$G$1:.$G$185])" office:value-type="percentage" office:value="0.0180877375459094" calcext:value-type="percentage">
            <text:p>1.81%</text:p>
          </table:table-cell>
          <table:table-cell table:style-name="ce29" table:formula="of:=CORREL([$dataset_springer.R$1:.R$185]; [$dataset_springer.$G$1:.$G$185])" office:value-type="percentage" office:value="0.0861796909617119" calcext:value-type="percentage">
            <text:p>8.62%</text:p>
          </table:table-cell>
          <table:table-cell table:style-name="ce29" table:formula="of:=CORREL([$dataset_springer.S$1:.S$185]; [$dataset_springer.$G$1:.$G$185])" office:value-type="percentage" office:value="0.0592386836431472" calcext:value-type="percentage">
            <text:p>5.92%</text:p>
          </table:table-cell>
          <table:table-cell table:style-name="ce29" table:formula="of:=CORREL([$dataset_springer.T$1:.T$185]; [$dataset_springer.$G$1:.$G$185])" office:value-type="percentage" office:value="0.0341945919652142" calcext:value-type="percentage">
            <text:p>3.42%</text:p>
          </table:table-cell>
          <table:table-cell table:style-name="ce29" table:formula="of:=CORREL([$dataset_springer.U$1:.U$185]; [$dataset_springer.$G$1:.$G$185])" office:value-type="percentage" office:value="-0.0520579206295353" calcext:value-type="percentage">
            <text:p>-5.21%</text:p>
          </table:table-cell>
          <table:table-cell table:number-columns-repeated="10"/>
        </table:table-row>
        <table:table-row table:style-name="ro1">
          <table:table-cell table:style-name="ce5" office:value-type="string" calcext:value-type="string">
            <text:p>Niazi2018_Article_WhatDoSoftwarePractitionersRea.pdf</text:p>
          </table:table-cell>
          <table:table-cell table:number-columns-repeated="24" office:value-type="float" office:value="0" calcext:value-type="float">
            <text:p>0</text:p>
          </table:table-cell>
          <table:table-cell table:formula="of:=SUM([.V150:.Y150])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iazi2018software</text:p>
          </table:table-cell>
          <table:table-cell table:number-columns-repeated="3"/>
          <table:table-cell office:value-type="string" calcext:value-type="string">
            <text:p>Column 7</text:p>
          </table:table-cell>
          <table:table-cell table:style-name="ce29" table:formula="of:=CORREL([$dataset_springer.B$1:.B$185]; [$dataset_springer.$H$1:.$H$185])" office:value-type="string" office:string-value="" calcext:value-type="error">
            <text:p>#DIV/0!</text:p>
          </table:table-cell>
          <table:table-cell table:style-name="ce29" table:formula="of:=CORREL([$dataset_springer.C$1:.C$185]; [$dataset_springer.$H$1:.$H$185])" office:value-type="percentage" office:value="0.00864783170191861" calcext:value-type="percentage">
            <text:p>0.86%</text:p>
          </table:table-cell>
          <table:table-cell table:style-name="ce29" table:formula="of:=CORREL([$dataset_springer.D$1:.D$185]; [$dataset_springer.$H$1:.$H$185])" office:value-type="percentage" office:value="0.275320765227261" calcext:value-type="percentage">
            <text:p>27.53%</text:p>
          </table:table-cell>
          <table:table-cell table:style-name="ce29" table:formula="of:=CORREL([$dataset_springer.E$1:.E$185]; [$dataset_springer.$H$1:.$H$185])" office:value-type="percentage" office:value="-0.0503608550664988" calcext:value-type="percentage">
            <text:p>-5.04%</text:p>
          </table:table-cell>
          <table:table-cell table:style-name="ce29" table:formula="of:=CORREL([$dataset_springer.F$1:.F$185]; [$dataset_springer.$H$1:.$H$185])" office:value-type="percentage" office:value="0.0817522676210871" calcext:value-type="percentage">
            <text:p>8.18%</text:p>
          </table:table-cell>
          <table:table-cell table:style-name="ce29" table:formula="of:=CORREL([$dataset_springer.G$1:.G$185]; [$dataset_springer.$H$1:.$H$185])" office:value-type="percentage" office:value="0.789307726347337" calcext:value-type="percentage">
            <text:p>78.93%</text:p>
          </table:table-cell>
          <table:table-cell table:style-name="ce29" table:formula="of:=CORREL([$dataset_springer.H$1:.H$185]; [$dataset_springer.$H$1:.$H$185])" office:value-type="percentage" office:value="1" calcext:value-type="percentage">
            <text:p>100.00%</text:p>
          </table:table-cell>
          <table:table-cell table:style-name="ce29" table:formula="of:=CORREL([$dataset_springer.I$1:.I$185]; [$dataset_springer.$H$1:.$H$185])" office:value-type="percentage" office:value="0.272889132678157" calcext:value-type="percentage">
            <text:p>27.29%</text:p>
          </table:table-cell>
          <table:table-cell table:style-name="ce29" table:formula="of:=CORREL([$dataset_springer.J$1:.J$185]; [$dataset_springer.$H$1:.$H$185])" office:value-type="percentage" office:value="0.15038672541725" calcext:value-type="percentage">
            <text:p>15.04%</text:p>
          </table:table-cell>
          <table:table-cell table:style-name="ce29" table:formula="of:=CORREL([$dataset_springer.K$1:.K$185]; [$dataset_springer.$H$1:.$H$185])" office:value-type="percentage" office:value="0.194521280979409" calcext:value-type="percentage">
            <text:p>19.45%</text:p>
          </table:table-cell>
          <table:table-cell table:style-name="ce29" table:formula="of:=CORREL([$dataset_springer.L$1:.L$185]; [$dataset_springer.$H$1:.$H$185])" office:value-type="percentage" office:value="0.00393315378896096" calcext:value-type="percentage">
            <text:p>0.39%</text:p>
          </table:table-cell>
          <table:table-cell table:style-name="ce29" table:formula="of:=CORREL([$dataset_springer.M$1:.M$185]; [$dataset_springer.$H$1:.$H$185])" office:value-type="percentage" office:value="0.0245226172176812" calcext:value-type="percentage">
            <text:p>2.45%</text:p>
          </table:table-cell>
          <table:table-cell table:style-name="ce29" table:formula="of:=CORREL([$dataset_springer.N$1:.N$185]; [$dataset_springer.$H$1:.$H$185])" office:value-type="percentage" office:value="0.0640690116294898" calcext:value-type="percentage">
            <text:p>6.41%</text:p>
          </table:table-cell>
          <table:table-cell table:style-name="ce29" table:formula="of:=CORREL([$dataset_springer.O$1:.O$185]; [$dataset_springer.$H$1:.$H$185])" office:value-type="percentage" office:value="0.254287546246999" calcext:value-type="percentage">
            <text:p>25.43%</text:p>
          </table:table-cell>
          <table:table-cell table:style-name="ce29" table:formula="of:=CORREL([$dataset_springer.P$1:.P$185]; [$dataset_springer.$H$1:.$H$185])" office:value-type="percentage" office:value="0.21414517018241" calcext:value-type="percentage">
            <text:p>21.41%</text:p>
          </table:table-cell>
          <table:table-cell table:style-name="ce29" table:formula="of:=CORREL([$dataset_springer.Q$1:.Q$185]; [$dataset_springer.$H$1:.$H$185])" office:value-type="percentage" office:value="-0.020060271357126" calcext:value-type="percentage">
            <text:p>-2.01%</text:p>
          </table:table-cell>
          <table:table-cell table:style-name="ce29" table:formula="of:=CORREL([$dataset_springer.R$1:.R$185]; [$dataset_springer.$H$1:.$H$185])" office:value-type="percentage" office:value="-0.00080792815614696" calcext:value-type="percentage">
            <text:p>-0.08%</text:p>
          </table:table-cell>
          <table:table-cell table:style-name="ce29" table:formula="of:=CORREL([$dataset_springer.S$1:.S$185]; [$dataset_springer.$H$1:.$H$185])" office:value-type="percentage" office:value="0.0924246175036737" calcext:value-type="percentage">
            <text:p>9.24%</text:p>
          </table:table-cell>
          <table:table-cell table:style-name="ce29" table:formula="of:=CORREL([$dataset_springer.T$1:.T$185]; [$dataset_springer.$H$1:.$H$185])" office:value-type="percentage" office:value="0.0571285558143054" calcext:value-type="percentage">
            <text:p>5.71%</text:p>
          </table:table-cell>
          <table:table-cell table:style-name="ce29" table:formula="of:=CORREL([$dataset_springer.U$1:.U$185]; [$dataset_springer.$H$1:.$H$185])" office:value-type="percentage" office:value="-0.0444115591684328" calcext:value-type="percentage">
            <text:p>-4.44%</text:p>
          </table:table-cell>
          <table:table-cell table:number-columns-repeated="10"/>
        </table:table-row>
        <table:table-row table:style-name="ro1">
          <table:table-cell table:style-name="ce5" office:value-type="string" calcext:value-type="string">
            <text:p>Nikoloudakis2019_Article_VulnerabilityAssessmentAsAServ.pdf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formula="of:=SUM([.V151:.Y151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koloudakis2019vulnerability</text:p>
          </table:table-cell>
          <table:table-cell table:number-columns-repeated="3"/>
          <table:table-cell office:value-type="string" calcext:value-type="string">
            <text:p>Column 8</text:p>
          </table:table-cell>
          <table:table-cell table:style-name="ce29" table:formula="of:=CORREL([$dataset_springer.B$1:.B$185]; [$dataset_springer.$I$1:.$I$185])" office:value-type="string" office:string-value="" calcext:value-type="error">
            <text:p>#DIV/0!</text:p>
          </table:table-cell>
          <table:table-cell table:style-name="ce29" table:formula="of:=CORREL([$dataset_springer.C$1:.C$185]; [$dataset_springer.$I$1:.$I$185])" office:value-type="percentage" office:value="0.0967074213994786" calcext:value-type="percentage">
            <text:p>9.67%</text:p>
          </table:table-cell>
          <table:table-cell table:style-name="ce29" table:formula="of:=CORREL([$dataset_springer.D$1:.D$185]; [$dataset_springer.$I$1:.$I$185])" office:value-type="percentage" office:value="0.190855409495929" calcext:value-type="percentage">
            <text:p>19.09%</text:p>
          </table:table-cell>
          <table:table-cell table:style-name="ce29" table:formula="of:=CORREL([$dataset_springer.E$1:.E$185]; [$dataset_springer.$I$1:.$I$185])" office:value-type="percentage" office:value="0.338338310598229" calcext:value-type="percentage">
            <text:p>33.83%</text:p>
          </table:table-cell>
          <table:table-cell table:style-name="ce29" table:formula="of:=CORREL([$dataset_springer.F$1:.F$185]; [$dataset_springer.$I$1:.$I$185])" office:value-type="percentage" office:value="0.0840552991126953" calcext:value-type="percentage">
            <text:p>8.41%</text:p>
          </table:table-cell>
          <table:table-cell table:style-name="ce29" table:formula="of:=CORREL([$dataset_springer.G$1:.G$185]; [$dataset_springer.$I$1:.$I$185])" office:value-type="percentage" office:value="0.294698706567777" calcext:value-type="percentage">
            <text:p>29.47%</text:p>
          </table:table-cell>
          <table:table-cell table:style-name="ce29" table:formula="of:=CORREL([$dataset_springer.H$1:.H$185]; [$dataset_springer.$I$1:.$I$185])" office:value-type="percentage" office:value="0.272889132678157" calcext:value-type="percentage">
            <text:p>27.29%</text:p>
          </table:table-cell>
          <table:table-cell table:style-name="ce29" table:formula="of:=CORREL([$dataset_springer.I$1:.I$185]; [$dataset_springer.$I$1:.$I$185])" office:value-type="percentage" office:value="1" calcext:value-type="percentage">
            <text:p>100.00%</text:p>
          </table:table-cell>
          <table:table-cell table:style-name="ce29" table:formula="of:=CORREL([$dataset_springer.J$1:.J$185]; [$dataset_springer.$I$1:.$I$185])" office:value-type="percentage" office:value="0.0446214841612831" calcext:value-type="percentage">
            <text:p>4.46%</text:p>
          </table:table-cell>
          <table:table-cell table:style-name="ce29" table:formula="of:=CORREL([$dataset_springer.K$1:.K$185]; [$dataset_springer.$I$1:.$I$185])" office:value-type="percentage" office:value="0.104896369022367" calcext:value-type="percentage">
            <text:p>10.49%</text:p>
          </table:table-cell>
          <table:table-cell table:style-name="ce29" table:formula="of:=CORREL([$dataset_springer.L$1:.L$185]; [$dataset_springer.$I$1:.$I$185])" office:value-type="percentage" office:value="0.137322794637315" calcext:value-type="percentage">
            <text:p>13.73%</text:p>
          </table:table-cell>
          <table:table-cell table:style-name="ce29" table:formula="of:=CORREL([$dataset_springer.M$1:.M$185]; [$dataset_springer.$I$1:.$I$185])" office:value-type="percentage" office:value="0.175028154459989" calcext:value-type="percentage">
            <text:p>17.50%</text:p>
          </table:table-cell>
          <table:table-cell table:style-name="ce29" table:formula="of:=CORREL([$dataset_springer.N$1:.N$185]; [$dataset_springer.$I$1:.$I$185])" office:value-type="percentage" office:value="0.161018676562402" calcext:value-type="percentage">
            <text:p>16.10%</text:p>
          </table:table-cell>
          <table:table-cell table:style-name="ce29" table:formula="of:=CORREL([$dataset_springer.O$1:.O$185]; [$dataset_springer.$I$1:.$I$185])" office:value-type="percentage" office:value="0.227278340583853" calcext:value-type="percentage">
            <text:p>22.73%</text:p>
          </table:table-cell>
          <table:table-cell table:style-name="ce29" table:formula="of:=CORREL([$dataset_springer.P$1:.P$185]; [$dataset_springer.$I$1:.$I$185])" office:value-type="percentage" office:value="0.118050631105954" calcext:value-type="percentage">
            <text:p>11.81%</text:p>
          </table:table-cell>
          <table:table-cell table:style-name="ce29" table:formula="of:=CORREL([$dataset_springer.Q$1:.Q$185]; [$dataset_springer.$I$1:.$I$185])" office:value-type="percentage" office:value="0.111708946012745" calcext:value-type="percentage">
            <text:p>11.17%</text:p>
          </table:table-cell>
          <table:table-cell table:style-name="ce29" table:formula="of:=CORREL([$dataset_springer.R$1:.R$185]; [$dataset_springer.$I$1:.$I$185])" office:value-type="percentage" office:value="0.103748582288953" calcext:value-type="percentage">
            <text:p>10.37%</text:p>
          </table:table-cell>
          <table:table-cell table:style-name="ce29" table:formula="of:=CORREL([$dataset_springer.S$1:.S$185]; [$dataset_springer.$I$1:.$I$185])" office:value-type="percentage" office:value="0.0789421477474174" calcext:value-type="percentage">
            <text:p>7.89%</text:p>
          </table:table-cell>
          <table:table-cell table:style-name="ce29" table:formula="of:=CORREL([$dataset_springer.T$1:.T$185]; [$dataset_springer.$I$1:.$I$185])" office:value-type="percentage" office:value="0.00935079279015478" calcext:value-type="percentage">
            <text:p>0.94%</text:p>
          </table:table-cell>
          <table:table-cell table:style-name="ce29" table:formula="of:=CORREL([$dataset_springer.U$1:.U$185]; [$dataset_springer.$I$1:.$I$185])" office:value-type="percentage" office:value="-0.0998686801797238" calcext:value-type="percentage">
            <text:p>-9.99%</text:p>
          </table:table-cell>
          <table:table-cell table:number-columns-repeated="10"/>
        </table:table-row>
        <table:table-row table:style-name="ro1">
          <table:table-cell table:style-name="ce5" office:value-type="string" calcext:value-type="string">
            <text:p>Noura2019_Article_InteroperabilityInInternetOfTh.pdf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formula="of:=SUM([.V152:.Y152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ura2019interoperability</text:p>
          </table:table-cell>
          <table:table-cell table:number-columns-repeated="3"/>
          <table:table-cell office:value-type="string" calcext:value-type="string">
            <text:p>Column 9</text:p>
          </table:table-cell>
          <table:table-cell table:style-name="ce29" table:formula="of:=CORREL([$dataset_springer.B$1:.B$185]; [$dataset_springer.$J$1:.$J$185])" office:value-type="string" office:string-value="" calcext:value-type="error">
            <text:p>#DIV/0!</text:p>
          </table:table-cell>
          <table:table-cell table:style-name="ce29" table:formula="of:=CORREL([$dataset_springer.C$1:.C$185]; [$dataset_springer.$J$1:.$J$185])" office:value-type="percentage" office:value="0.217135687550349" calcext:value-type="percentage">
            <text:p>21.71%</text:p>
          </table:table-cell>
          <table:table-cell table:style-name="ce29" table:formula="of:=CORREL([$dataset_springer.D$1:.D$185]; [$dataset_springer.$J$1:.$J$185])" office:value-type="percentage" office:value="0.0777019480122545" calcext:value-type="percentage">
            <text:p>7.77%</text:p>
          </table:table-cell>
          <table:table-cell table:style-name="ce29" table:formula="of:=CORREL([$dataset_springer.E$1:.E$185]; [$dataset_springer.$J$1:.$J$185])" office:value-type="percentage" office:value="0.0733349364001219" calcext:value-type="percentage">
            <text:p>7.33%</text:p>
          </table:table-cell>
          <table:table-cell table:style-name="ce29" table:formula="of:=CORREL([$dataset_springer.F$1:.F$185]; [$dataset_springer.$J$1:.$J$185])" office:value-type="percentage" office:value="0.0661839195556694" calcext:value-type="percentage">
            <text:p>6.62%</text:p>
          </table:table-cell>
          <table:table-cell table:style-name="ce29" table:formula="of:=CORREL([$dataset_springer.G$1:.G$185]; [$dataset_springer.$J$1:.$J$185])" office:value-type="percentage" office:value="0.176278886895545" calcext:value-type="percentage">
            <text:p>17.63%</text:p>
          </table:table-cell>
          <table:table-cell table:style-name="ce29" table:formula="of:=CORREL([$dataset_springer.H$1:.H$185]; [$dataset_springer.$J$1:.$J$185])" office:value-type="percentage" office:value="0.15038672541725" calcext:value-type="percentage">
            <text:p>15.04%</text:p>
          </table:table-cell>
          <table:table-cell table:style-name="ce29" table:formula="of:=CORREL([$dataset_springer.I$1:.I$185]; [$dataset_springer.$J$1:.$J$185])" office:value-type="percentage" office:value="0.0446214841612831" calcext:value-type="percentage">
            <text:p>4.46%</text:p>
          </table:table-cell>
          <table:table-cell table:style-name="ce29" table:formula="of:=CORREL([$dataset_springer.J$1:.J$185]; [$dataset_springer.$J$1:.$J$185])" office:value-type="percentage" office:value="1" calcext:value-type="percentage">
            <text:p>100.00%</text:p>
          </table:table-cell>
          <table:table-cell table:style-name="ce29" table:formula="of:=CORREL([$dataset_springer.K$1:.K$185]; [$dataset_springer.$J$1:.$J$185])" office:value-type="percentage" office:value="0.214813405170641" calcext:value-type="percentage">
            <text:p>21.48%</text:p>
          </table:table-cell>
          <table:table-cell table:style-name="ce29" table:formula="of:=CORREL([$dataset_springer.L$1:.L$185]; [$dataset_springer.$J$1:.$J$185])" office:value-type="percentage" office:value="0.126003158938792" calcext:value-type="percentage">
            <text:p>12.60%</text:p>
          </table:table-cell>
          <table:table-cell table:style-name="ce29" table:formula="of:=CORREL([$dataset_springer.M$1:.M$185]; [$dataset_springer.$J$1:.$J$185])" office:value-type="percentage" office:value="0.134141670701349" calcext:value-type="percentage">
            <text:p>13.41%</text:p>
          </table:table-cell>
          <table:table-cell table:style-name="ce29" table:formula="of:=CORREL([$dataset_springer.N$1:.N$185]; [$dataset_springer.$J$1:.$J$185])" office:value-type="percentage" office:value="-0.0562297767817158" calcext:value-type="percentage">
            <text:p>-5.62%</text:p>
          </table:table-cell>
          <table:table-cell table:style-name="ce29" table:formula="of:=CORREL([$dataset_springer.O$1:.O$185]; [$dataset_springer.$J$1:.$J$185])" office:value-type="percentage" office:value="0.166258006834351" calcext:value-type="percentage">
            <text:p>16.63%</text:p>
          </table:table-cell>
          <table:table-cell table:style-name="ce29" table:formula="of:=CORREL([$dataset_springer.P$1:.P$185]; [$dataset_springer.$J$1:.$J$185])" office:value-type="percentage" office:value="0.160858314651203" calcext:value-type="percentage">
            <text:p>16.09%</text:p>
          </table:table-cell>
          <table:table-cell table:style-name="ce29" table:formula="of:=CORREL([$dataset_springer.Q$1:.Q$185]; [$dataset_springer.$J$1:.$J$185])" office:value-type="percentage" office:value="-0.099419144516151" calcext:value-type="percentage">
            <text:p>-9.94%</text:p>
          </table:table-cell>
          <table:table-cell table:style-name="ce29" table:formula="of:=CORREL([$dataset_springer.R$1:.R$185]; [$dataset_springer.$J$1:.$J$185])" office:value-type="percentage" office:value="0.020418746997681" calcext:value-type="percentage">
            <text:p>2.04%</text:p>
          </table:table-cell>
          <table:table-cell table:style-name="ce29" table:formula="of:=CORREL([$dataset_springer.S$1:.S$185]; [$dataset_springer.$J$1:.$J$185])" office:value-type="percentage" office:value="0.109393972288258" calcext:value-type="percentage">
            <text:p>10.94%</text:p>
          </table:table-cell>
          <table:table-cell table:style-name="ce29" table:formula="of:=CORREL([$dataset_springer.T$1:.T$185]; [$dataset_springer.$J$1:.$J$185])" office:value-type="percentage" office:value="0.188209976383038" calcext:value-type="percentage">
            <text:p>18.82%</text:p>
          </table:table-cell>
          <table:table-cell table:style-name="ce29" table:formula="of:=CORREL([$dataset_springer.U$1:.U$185]; [$dataset_springer.$J$1:.$J$185])" office:value-type="percentage" office:value="-0.0411024172884344" calcext:value-type="percentage">
            <text:p>-4.11%</text:p>
          </table:table-cell>
          <table:table-cell table:number-columns-repeated="10"/>
        </table:table-row>
        <table:table-row table:style-name="ro1">
          <table:table-cell table:style-name="ce5" office:value-type="string" calcext:value-type="string">
            <text:p>Paschke2016_Article_ProvaletsComponent-BasedMobile.pdf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formula="of:=SUM([.V153:.Y153])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schke2016provalets</text:p>
          </table:table-cell>
          <table:table-cell table:number-columns-repeated="3"/>
          <table:table-cell office:value-type="string" calcext:value-type="string">
            <text:p>Column 10</text:p>
          </table:table-cell>
          <table:table-cell table:style-name="ce29" table:formula="of:=CORREL([$dataset_springer.B$1:.B$185]; [$dataset_springer.$K$1:.$K$185])" office:value-type="string" office:string-value="" calcext:value-type="error">
            <text:p>#DIV/0!</text:p>
          </table:table-cell>
          <table:table-cell table:style-name="ce29" table:formula="of:=CORREL([$dataset_springer.C$1:.C$185]; [$dataset_springer.$K$1:.$K$185])" office:value-type="percentage" office:value="0.0048513592791709" calcext:value-type="percentage">
            <text:p>0.49%</text:p>
          </table:table-cell>
          <table:table-cell table:style-name="ce29" table:formula="of:=CORREL([$dataset_springer.D$1:.D$185]; [$dataset_springer.$K$1:.$K$185])" office:value-type="percentage" office:value="0.12907823060265" calcext:value-type="percentage">
            <text:p>12.91%</text:p>
          </table:table-cell>
          <table:table-cell table:style-name="ce29" table:formula="of:=CORREL([$dataset_springer.E$1:.E$185]; [$dataset_springer.$K$1:.$K$185])" office:value-type="percentage" office:value="0.0829430579012621" calcext:value-type="percentage">
            <text:p>8.29%</text:p>
          </table:table-cell>
          <table:table-cell table:style-name="ce29" table:formula="of:=CORREL([$dataset_springer.F$1:.F$185]; [$dataset_springer.$K$1:.$K$185])" office:value-type="percentage" office:value="0.120540787143172" calcext:value-type="percentage">
            <text:p>12.05%</text:p>
          </table:table-cell>
          <table:table-cell table:style-name="ce29" table:formula="of:=CORREL([$dataset_springer.G$1:.G$185]; [$dataset_springer.$K$1:.$K$185])" office:value-type="percentage" office:value="0.156417865271523" calcext:value-type="percentage">
            <text:p>15.64%</text:p>
          </table:table-cell>
          <table:table-cell table:style-name="ce29" table:formula="of:=CORREL([$dataset_springer.H$1:.H$185]; [$dataset_springer.$K$1:.$K$185])" office:value-type="percentage" office:value="0.194521280979409" calcext:value-type="percentage">
            <text:p>19.45%</text:p>
          </table:table-cell>
          <table:table-cell table:style-name="ce29" table:formula="of:=CORREL([$dataset_springer.I$1:.I$185]; [$dataset_springer.$K$1:.$K$185])" office:value-type="percentage" office:value="0.104896369022367" calcext:value-type="percentage">
            <text:p>10.49%</text:p>
          </table:table-cell>
          <table:table-cell table:style-name="ce29" table:formula="of:=CORREL([$dataset_springer.J$1:.J$185]; [$dataset_springer.$K$1:.$K$185])" office:value-type="percentage" office:value="0.214813405170641" calcext:value-type="percentage">
            <text:p>21.48%</text:p>
          </table:table-cell>
          <table:table-cell table:style-name="ce29" table:formula="of:=CORREL([$dataset_springer.K$1:.K$185]; [$dataset_springer.$K$1:.$K$185])" office:value-type="percentage" office:value="1" calcext:value-type="percentage">
            <text:p>100.00%</text:p>
          </table:table-cell>
          <table:table-cell table:style-name="ce29" table:formula="of:=CORREL([$dataset_springer.L$1:.L$185]; [$dataset_springer.$K$1:.$K$185])" office:value-type="percentage" office:value="0.12907823060265" calcext:value-type="percentage">
            <text:p>12.91%</text:p>
          </table:table-cell>
          <table:table-cell table:style-name="ce29" table:formula="of:=CORREL([$dataset_springer.M$1:.M$185]; [$dataset_springer.$K$1:.$K$185])" office:value-type="percentage" office:value="0.117074686505874" calcext:value-type="percentage">
            <text:p>11.71%</text:p>
          </table:table-cell>
          <table:table-cell table:style-name="ce29" table:formula="of:=CORREL([$dataset_springer.N$1:.N$185]; [$dataset_springer.$K$1:.$K$185])" office:value-type="percentage" office:value="0.00916743480209652" calcext:value-type="percentage">
            <text:p>0.92%</text:p>
          </table:table-cell>
          <table:table-cell table:style-name="ce29" table:formula="of:=CORREL([$dataset_springer.O$1:.O$185]; [$dataset_springer.$K$1:.$K$185])" office:value-type="percentage" office:value="0.0953164726980773" calcext:value-type="percentage">
            <text:p>9.53%</text:p>
          </table:table-cell>
          <table:table-cell table:style-name="ce29" table:formula="of:=CORREL([$dataset_springer.P$1:.P$185]; [$dataset_springer.$K$1:.$K$185])" office:value-type="percentage" office:value="0.07810967938131" calcext:value-type="percentage">
            <text:p>7.81%</text:p>
          </table:table-cell>
          <table:table-cell table:style-name="ce29" table:formula="of:=CORREL([$dataset_springer.Q$1:.Q$185]; [$dataset_springer.$K$1:.$K$185])" office:value-type="percentage" office:value="0.068387503798202" calcext:value-type="percentage">
            <text:p>6.84%</text:p>
          </table:table-cell>
          <table:table-cell table:style-name="ce29" table:formula="of:=CORREL([$dataset_springer.R$1:.R$185]; [$dataset_springer.$K$1:.$K$185])" office:value-type="percentage" office:value="0.0829430579012621" calcext:value-type="percentage">
            <text:p>8.29%</text:p>
          </table:table-cell>
          <table:table-cell table:style-name="ce29" table:formula="of:=CORREL([$dataset_springer.S$1:.S$185]; [$dataset_springer.$K$1:.$K$185])" office:value-type="percentage" office:value="0.0988459315108132" calcext:value-type="percentage">
            <text:p>9.88%</text:p>
          </table:table-cell>
          <table:table-cell table:style-name="ce29" table:formula="of:=CORREL([$dataset_springer.T$1:.T$185]; [$dataset_springer.$K$1:.$K$185])" office:value-type="percentage" office:value="0.157515601814331" calcext:value-type="percentage">
            <text:p>15.75%</text:p>
          </table:table-cell>
          <table:table-cell table:style-name="ce29" table:formula="of:=CORREL([$dataset_springer.U$1:.U$185]; [$dataset_springer.$K$1:.$K$185])" office:value-type="percentage" office:value="0.204298925352197" calcext:value-type="percentage">
            <text:p>20.43%</text:p>
          </table:table-cell>
          <table:table-cell table:number-columns-repeated="10"/>
        </table:table-row>
        <table:table-row table:style-name="ro1">
          <table:table-cell table:style-name="ce5" office:value-type="string" calcext:value-type="string">
            <text:p>Prandi2019_Article_GamifyingCulturalExperiencesAc.pdf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formula="of:=SUM([.V154:.Y154])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andi2019gamifying</text:p>
          </table:table-cell>
          <table:table-cell table:number-columns-repeated="3"/>
          <table:table-cell office:value-type="string" calcext:value-type="string">
            <text:p>Column 11</text:p>
          </table:table-cell>
          <table:table-cell table:style-name="ce29" table:formula="of:=CORREL([$dataset_springer.B$1:.B$185]; [$dataset_springer.$L$1:.$L$185])" office:value-type="string" office:string-value="" calcext:value-type="error">
            <text:p>#DIV/0!</text:p>
          </table:table-cell>
          <table:table-cell table:style-name="ce29" table:formula="of:=CORREL([$dataset_springer.C$1:.C$185]; [$dataset_springer.$L$1:.$L$185])" office:value-type="percentage" office:value="0.0630095493757515" calcext:value-type="percentage">
            <text:p>6.30%</text:p>
          </table:table-cell>
          <table:table-cell table:style-name="ce29" table:formula="of:=CORREL([$dataset_springer.D$1:.D$185]; [$dataset_springer.$L$1:.$L$185])" office:value-type="percentage" office:value="0.0698529411764708" calcext:value-type="percentage">
            <text:p>6.99%</text:p>
          </table:table-cell>
          <table:table-cell table:style-name="ce29" table:formula="of:=CORREL([$dataset_springer.E$1:.E$185]; [$dataset_springer.$L$1:.$L$185])" office:value-type="percentage" office:value="0.0416200002558873" calcext:value-type="percentage">
            <text:p>4.16%</text:p>
          </table:table-cell>
          <table:table-cell table:style-name="ce29" table:formula="of:=CORREL([$dataset_springer.F$1:.F$185]; [$dataset_springer.$L$1:.$L$185])" office:value-type="percentage" office:value="0.019235743983842" calcext:value-type="percentage">
            <text:p>1.92%</text:p>
          </table:table-cell>
          <table:table-cell table:style-name="ce29" table:formula="of:=CORREL([$dataset_springer.G$1:.G$185]; [$dataset_springer.$L$1:.$L$185])" office:value-type="percentage" office:value="0.0311197068583525" calcext:value-type="percentage">
            <text:p>3.11%</text:p>
          </table:table-cell>
          <table:table-cell table:style-name="ce29" table:formula="of:=CORREL([$dataset_springer.H$1:.H$185]; [$dataset_springer.$L$1:.$L$185])" office:value-type="percentage" office:value="0.00393315378896096" calcext:value-type="percentage">
            <text:p>0.39%</text:p>
          </table:table-cell>
          <table:table-cell table:style-name="ce29" table:formula="of:=CORREL([$dataset_springer.I$1:.I$185]; [$dataset_springer.$L$1:.$L$185])" office:value-type="percentage" office:value="0.137322794637315" calcext:value-type="percentage">
            <text:p>13.73%</text:p>
          </table:table-cell>
          <table:table-cell table:style-name="ce29" table:formula="of:=CORREL([$dataset_springer.J$1:.J$185]; [$dataset_springer.$L$1:.$L$185])" office:value-type="percentage" office:value="0.126003158938792" calcext:value-type="percentage">
            <text:p>12.60%</text:p>
          </table:table-cell>
          <table:table-cell table:style-name="ce29" table:formula="of:=CORREL([$dataset_springer.K$1:.K$185]; [$dataset_springer.$L$1:.$L$185])" office:value-type="percentage" office:value="0.12907823060265" calcext:value-type="percentage">
            <text:p>12.91%</text:p>
          </table:table-cell>
          <table:table-cell table:style-name="ce29" table:formula="of:=CORREL([$dataset_springer.L$1:.L$185]; [$dataset_springer.$L$1:.$L$185])" office:value-type="percentage" office:value="1" calcext:value-type="percentage">
            <text:p>100.00%</text:p>
          </table:table-cell>
          <table:table-cell table:style-name="ce29" table:formula="of:=CORREL([$dataset_springer.M$1:.M$185]; [$dataset_springer.$L$1:.$L$185])" office:value-type="percentage" office:value="0.0948076172182486" calcext:value-type="percentage">
            <text:p>9.48%</text:p>
          </table:table-cell>
          <table:table-cell table:style-name="ce29" table:formula="of:=CORREL([$dataset_springer.N$1:.N$185]; [$dataset_springer.$L$1:.$L$185])" office:value-type="percentage" office:value="-0.0685355396279819" calcext:value-type="percentage">
            <text:p>-6.85%</text:p>
          </table:table-cell>
          <table:table-cell table:style-name="ce29" table:formula="of:=CORREL([$dataset_springer.O$1:.O$185]; [$dataset_springer.$L$1:.$L$185])" office:value-type="percentage" office:value="-0.0765873854180116" calcext:value-type="percentage">
            <text:p>-7.66%</text:p>
          </table:table-cell>
          <table:table-cell table:style-name="ce29" table:formula="of:=CORREL([$dataset_springer.P$1:.P$185]; [$dataset_springer.$L$1:.$L$185])" office:value-type="percentage" office:value="0.0629177421753324" calcext:value-type="percentage">
            <text:p>6.29%</text:p>
          </table:table-cell>
          <table:table-cell table:style-name="ce29" table:formula="of:=CORREL([$dataset_springer.Q$1:.Q$185]; [$dataset_springer.$L$1:.$L$185])" office:value-type="percentage" office:value="0.0602599760409656" calcext:value-type="percentage">
            <text:p>6.03%</text:p>
          </table:table-cell>
          <table:table-cell table:style-name="ce29" table:formula="of:=CORREL([$dataset_springer.R$1:.R$185]; [$dataset_springer.$L$1:.$L$185])" office:value-type="percentage" office:value="0.0724993552844486" calcext:value-type="percentage">
            <text:p>7.25%</text:p>
          </table:table-cell>
          <table:table-cell table:style-name="ce29" table:formula="of:=CORREL([$dataset_springer.S$1:.S$185]; [$dataset_springer.$L$1:.$L$185])" office:value-type="percentage" office:value="0.0590138390584468" calcext:value-type="percentage">
            <text:p>5.90%</text:p>
          </table:table-cell>
          <table:table-cell table:style-name="ce29" table:formula="of:=CORREL([$dataset_springer.T$1:.T$185]; [$dataset_springer.$L$1:.$L$185])" office:value-type="percentage" office:value="-0.039387429612949" calcext:value-type="percentage">
            <text:p>-3.94%</text:p>
          </table:table-cell>
          <table:table-cell table:style-name="ce29" table:formula="of:=CORREL([$dataset_springer.U$1:.U$185]; [$dataset_springer.$L$1:.$L$185])" office:value-type="percentage" office:value="0.0811813645078423" calcext:value-type="percentage">
            <text:p>8.12%</text:p>
          </table:table-cell>
          <table:table-cell table:number-columns-repeated="10"/>
        </table:table-row>
        <table:table-row table:style-name="ro1">
          <table:table-cell table:style-name="ce5" office:value-type="string" calcext:value-type="string">
            <text:p>Rao2019_Article_TheBigDataSystemComponentsTool.pdf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formula="of:=SUM([.V155:.Y155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o2018big</text:p>
          </table:table-cell>
          <table:table-cell table:number-columns-repeated="3"/>
          <table:table-cell office:value-type="string" calcext:value-type="string">
            <text:p>Column 12</text:p>
          </table:table-cell>
          <table:table-cell table:style-name="ce29" table:formula="of:=CORREL([$dataset_springer.B$1:.B$185]; [$dataset_springer.$M$1:.$M$185])" office:value-type="string" office:string-value="" calcext:value-type="error">
            <text:p>#DIV/0!</text:p>
          </table:table-cell>
          <table:table-cell table:style-name="ce29" table:formula="of:=CORREL([$dataset_springer.C$1:.C$185]; [$dataset_springer.$M$1:.$M$185])" office:value-type="percentage" office:value="0.0272874566702888" calcext:value-type="percentage">
            <text:p>2.73%</text:p>
          </table:table-cell>
          <table:table-cell table:style-name="ce29" table:formula="of:=CORREL([$dataset_springer.D$1:.D$185]; [$dataset_springer.$M$1:.$M$185])" office:value-type="percentage" office:value="0.152191175008241" calcext:value-type="percentage">
            <text:p>15.22%</text:p>
          </table:table-cell>
          <table:table-cell table:style-name="ce29" table:formula="of:=CORREL([$dataset_springer.E$1:.E$185]; [$dataset_springer.$M$1:.$M$185])" office:value-type="percentage" office:value="0.200557216170077" calcext:value-type="percentage">
            <text:p>20.06%</text:p>
          </table:table-cell>
          <table:table-cell table:style-name="ce29" table:formula="of:=CORREL([$dataset_springer.F$1:.F$185]; [$dataset_springer.$M$1:.$M$185])" office:value-type="percentage" office:value="0.0284532422175719" calcext:value-type="percentage">
            <text:p>2.85%</text:p>
          </table:table-cell>
          <table:table-cell table:style-name="ce29" table:formula="of:=CORREL([$dataset_springer.G$1:.G$185]; [$dataset_springer.$M$1:.$M$185])" office:value-type="percentage" office:value="0.082714309451258" calcext:value-type="percentage">
            <text:p>8.27%</text:p>
          </table:table-cell>
          <table:table-cell table:style-name="ce29" table:formula="of:=CORREL([$dataset_springer.H$1:.H$185]; [$dataset_springer.$M$1:.$M$185])" office:value-type="percentage" office:value="0.0245226172176812" calcext:value-type="percentage">
            <text:p>2.45%</text:p>
          </table:table-cell>
          <table:table-cell table:style-name="ce29" table:formula="of:=CORREL([$dataset_springer.I$1:.I$185]; [$dataset_springer.$M$1:.$M$185])" office:value-type="percentage" office:value="0.175028154459989" calcext:value-type="percentage">
            <text:p>17.50%</text:p>
          </table:table-cell>
          <table:table-cell table:style-name="ce29" table:formula="of:=CORREL([$dataset_springer.J$1:.J$185]; [$dataset_springer.$M$1:.$M$185])" office:value-type="percentage" office:value="0.134141670701349" calcext:value-type="percentage">
            <text:p>13.41%</text:p>
          </table:table-cell>
          <table:table-cell table:style-name="ce29" table:formula="of:=CORREL([$dataset_springer.K$1:.K$185]; [$dataset_springer.$M$1:.$M$185])" office:value-type="percentage" office:value="0.117074686505874" calcext:value-type="percentage">
            <text:p>11.71%</text:p>
          </table:table-cell>
          <table:table-cell table:style-name="ce29" table:formula="of:=CORREL([$dataset_springer.L$1:.L$185]; [$dataset_springer.$M$1:.$M$185])" office:value-type="percentage" office:value="0.0948076172182486" calcext:value-type="percentage">
            <text:p>9.48%</text:p>
          </table:table-cell>
          <table:table-cell table:style-name="ce29" table:formula="of:=CORREL([$dataset_springer.M$1:.M$185]; [$dataset_springer.$M$1:.$M$185])" office:value-type="percentage" office:value="1" calcext:value-type="percentage">
            <text:p>100.00%</text:p>
          </table:table-cell>
          <table:table-cell table:style-name="ce29" table:formula="of:=CORREL([$dataset_springer.N$1:.N$185]; [$dataset_springer.$M$1:.$M$185])" office:value-type="percentage" office:value="-0.0602214022184299" calcext:value-type="percentage">
            <text:p>-6.02%</text:p>
          </table:table-cell>
          <table:table-cell table:style-name="ce29" table:formula="of:=CORREL([$dataset_springer.O$1:.O$185]; [$dataset_springer.$M$1:.$M$185])" office:value-type="percentage" office:value="0.0543981154301662" calcext:value-type="percentage">
            <text:p>5.44%</text:p>
          </table:table-cell>
          <table:table-cell table:style-name="ce29" table:formula="of:=CORREL([$dataset_springer.P$1:.P$185]; [$dataset_springer.$M$1:.$M$185])" office:value-type="percentage" office:value="0.0299570632225764" calcext:value-type="percentage">
            <text:p>3.00%</text:p>
          </table:table-cell>
          <table:table-cell table:style-name="ce29" table:formula="of:=CORREL([$dataset_springer.Q$1:.Q$185]; [$dataset_springer.$M$1:.$M$185])" office:value-type="percentage" office:value="-0.00326280338013107" calcext:value-type="percentage">
            <text:p>-0.33%</text:p>
          </table:table-cell>
          <table:table-cell table:style-name="ce29" table:formula="of:=CORREL([$dataset_springer.R$1:.R$185]; [$dataset_springer.$M$1:.$M$185])" office:value-type="percentage" office:value="0.0748245832048501" calcext:value-type="percentage">
            <text:p>7.48%</text:p>
          </table:table-cell>
          <table:table-cell table:style-name="ce29" table:formula="of:=CORREL([$dataset_springer.S$1:.S$185]; [$dataset_springer.$M$1:.$M$185])" office:value-type="percentage" office:value="0.0490974857218244" calcext:value-type="percentage">
            <text:p>4.91%</text:p>
          </table:table-cell>
          <table:table-cell table:style-name="ce29" table:formula="of:=CORREL([$dataset_springer.T$1:.T$185]; [$dataset_springer.$M$1:.$M$185])" office:value-type="percentage" office:value="-0.0416358901853302" calcext:value-type="percentage">
            <text:p>-4.16%</text:p>
          </table:table-cell>
          <table:table-cell table:style-name="ce29" table:formula="of:=CORREL([$dataset_springer.U$1:.U$185]; [$dataset_springer.$M$1:.$M$185])" office:value-type="percentage" office:value="-0.0338061701891408" calcext:value-type="percentage">
            <text:p>-3.38%</text:p>
          </table:table-cell>
          <table:table-cell table:number-columns-repeated="10"/>
        </table:table-row>
        <table:table-row table:style-name="ro1">
          <table:table-cell table:style-name="ce5" office:value-type="string" calcext:value-type="string">
            <text:p>Redelinghuys2019_Article_ASix-layerArchitectureForTheDi.pd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formula="of:=SUM([.V156:.Y156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delinghuys2019six</text:p>
          </table:table-cell>
          <table:table-cell table:number-columns-repeated="3"/>
          <table:table-cell office:value-type="string" calcext:value-type="string">
            <text:p>Column 13</text:p>
          </table:table-cell>
          <table:table-cell table:style-name="ce29" table:formula="of:=CORREL([$dataset_springer.B$1:.B$185]; [$dataset_springer.$N$1:.$N$185])" office:value-type="string" office:string-value="" calcext:value-type="error">
            <text:p>#DIV/0!</text:p>
          </table:table-cell>
          <table:table-cell table:style-name="ce29" table:formula="of:=CORREL([$dataset_springer.C$1:.C$185]; [$dataset_springer.$N$1:.$N$185])" office:value-type="percentage" office:value="-0.13895192170414" calcext:value-type="percentage">
            <text:p>-13.90%</text:p>
          </table:table-cell>
          <table:table-cell table:style-name="ce29" table:formula="of:=CORREL([$dataset_springer.D$1:.D$185]; [$dataset_springer.$N$1:.$N$185])" office:value-type="percentage" office:value="0.139657326034378" calcext:value-type="percentage">
            <text:p>13.97%</text:p>
          </table:table-cell>
          <table:table-cell table:style-name="ce29" table:formula="of:=CORREL([$dataset_springer.E$1:.E$185]; [$dataset_springer.$N$1:.$N$185])" office:value-type="percentage" office:value="0.0079688020217649" calcext:value-type="percentage">
            <text:p>0.80%</text:p>
          </table:table-cell>
          <table:table-cell table:style-name="ce29" table:formula="of:=CORREL([$dataset_springer.F$1:.F$185]; [$dataset_springer.$N$1:.$N$185])" office:value-type="percentage" office:value="-0.0477304622080102" calcext:value-type="percentage">
            <text:p>-4.77%</text:p>
          </table:table-cell>
          <table:table-cell table:style-name="ce29" table:formula="of:=CORREL([$dataset_springer.G$1:.G$185]; [$dataset_springer.$N$1:.$N$185])" office:value-type="percentage" office:value="0.0611136081273824" calcext:value-type="percentage">
            <text:p>6.11%</text:p>
          </table:table-cell>
          <table:table-cell table:style-name="ce29" table:formula="of:=CORREL([$dataset_springer.H$1:.H$185]; [$dataset_springer.$N$1:.$N$185])" office:value-type="percentage" office:value="0.0640690116294898" calcext:value-type="percentage">
            <text:p>6.41%</text:p>
          </table:table-cell>
          <table:table-cell table:style-name="ce29" table:formula="of:=CORREL([$dataset_springer.I$1:.I$185]; [$dataset_springer.$N$1:.$N$185])" office:value-type="percentage" office:value="0.161018676562402" calcext:value-type="percentage">
            <text:p>16.10%</text:p>
          </table:table-cell>
          <table:table-cell table:style-name="ce29" table:formula="of:=CORREL([$dataset_springer.J$1:.J$185]; [$dataset_springer.$N$1:.$N$185])" office:value-type="percentage" office:value="-0.0562297767817158" calcext:value-type="percentage">
            <text:p>-5.62%</text:p>
          </table:table-cell>
          <table:table-cell table:style-name="ce29" table:formula="of:=CORREL([$dataset_springer.K$1:.K$185]; [$dataset_springer.$N$1:.$N$185])" office:value-type="percentage" office:value="0.00916743480209652" calcext:value-type="percentage">
            <text:p>0.92%</text:p>
          </table:table-cell>
          <table:table-cell table:style-name="ce29" table:formula="of:=CORREL([$dataset_springer.L$1:.L$185]; [$dataset_springer.$N$1:.$N$185])" office:value-type="percentage" office:value="-0.0685355396279819" calcext:value-type="percentage">
            <text:p>-6.85%</text:p>
          </table:table-cell>
          <table:table-cell table:style-name="ce29" table:formula="of:=CORREL([$dataset_springer.M$1:.M$185]; [$dataset_springer.$N$1:.$N$185])" office:value-type="percentage" office:value="-0.0602214022184299" calcext:value-type="percentage">
            <text:p>-6.02%</text:p>
          </table:table-cell>
          <table:table-cell table:style-name="ce29" table:formula="of:=CORREL([$dataset_springer.N$1:.N$185]; [$dataset_springer.$N$1:.$N$185])" office:value-type="percentage" office:value="1" calcext:value-type="percentage">
            <text:p>100.00%</text:p>
          </table:table-cell>
          <table:table-cell table:style-name="ce29" table:formula="of:=CORREL([$dataset_springer.O$1:.O$185]; [$dataset_springer.$N$1:.$N$185])" office:value-type="percentage" office:value="0.238371565998311" calcext:value-type="percentage">
            <text:p>23.84%</text:p>
          </table:table-cell>
          <table:table-cell table:style-name="ce29" table:formula="of:=CORREL([$dataset_springer.P$1:.P$185]; [$dataset_springer.$N$1:.$N$185])" office:value-type="percentage" office:value="0.0551466067390867" calcext:value-type="percentage">
            <text:p>5.51%</text:p>
          </table:table-cell>
          <table:table-cell table:style-name="ce29" table:formula="of:=CORREL([$dataset_springer.Q$1:.Q$185]; [$dataset_springer.$N$1:.$N$185])" office:value-type="percentage" office:value="-0.0199550694140407" calcext:value-type="percentage">
            <text:p>-2.00%</text:p>
          </table:table-cell>
          <table:table-cell table:style-name="ce29" table:formula="of:=CORREL([$dataset_springer.R$1:.R$185]; [$dataset_springer.$N$1:.$N$185])" office:value-type="percentage" office:value="0.00796880202176497" calcext:value-type="percentage">
            <text:p>0.80%</text:p>
          </table:table-cell>
          <table:table-cell table:style-name="ce29" table:formula="of:=CORREL([$dataset_springer.S$1:.S$185]; [$dataset_springer.$N$1:.$N$185])" office:value-type="percentage" office:value="0.13501971925873" calcext:value-type="percentage">
            <text:p>13.50%</text:p>
          </table:table-cell>
          <table:table-cell table:style-name="ce29" table:formula="of:=CORREL([$dataset_springer.T$1:.T$185]; [$dataset_springer.$N$1:.$N$185])" office:value-type="percentage" office:value="0.0247768513951444" calcext:value-type="percentage">
            <text:p>2.48%</text:p>
          </table:table-cell>
          <table:table-cell table:style-name="ce29" table:formula="of:=CORREL([$dataset_springer.U$1:.U$185]; [$dataset_springer.$N$1:.$N$185])" office:value-type="percentage" office:value="0.0798210897658407" calcext:value-type="percentage">
            <text:p>7.98%</text:p>
          </table:table-cell>
          <table:table-cell table:number-columns-repeated="10"/>
        </table:table-row>
        <table:table-row table:style-name="ro1">
          <table:table-cell table:style-name="ce5" office:value-type="string" calcext:value-type="string">
            <text:p>s13174-017-0064-1.pdf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[.V157:.Y157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ambilla2017model</text:p>
          </table:table-cell>
          <table:table-cell table:number-columns-repeated="3"/>
          <table:table-cell office:value-type="string" calcext:value-type="string">
            <text:p>Column 14</text:p>
          </table:table-cell>
          <table:table-cell table:style-name="ce29" table:formula="of:=CORREL([$dataset_springer.B$1:.B$185]; [$dataset_springer.$O$1:.$O$185])" office:value-type="string" office:string-value="" calcext:value-type="error">
            <text:p>#DIV/0!</text:p>
          </table:table-cell>
          <table:table-cell table:style-name="ce29" table:formula="of:=CORREL([$dataset_springer.C$1:.C$185]; [$dataset_springer.$O$1:.$O$185])" office:value-type="percentage" office:value="0.105817449060694" calcext:value-type="percentage">
            <text:p>10.58%</text:p>
          </table:table-cell>
          <table:table-cell table:style-name="ce29" table:formula="of:=CORREL([$dataset_springer.D$1:.D$185]; [$dataset_springer.$O$1:.$O$185])" office:value-type="percentage" office:value="0.18632453467367" calcext:value-type="percentage">
            <text:p>18.63%</text:p>
          </table:table-cell>
          <table:table-cell table:style-name="ce29" table:formula="of:=CORREL([$dataset_springer.E$1:.E$185]; [$dataset_springer.$O$1:.$O$185])" office:value-type="percentage" office:value="0.0499359918481587" calcext:value-type="percentage">
            <text:p>4.99%</text:p>
          </table:table-cell>
          <table:table-cell table:style-name="ce29" table:formula="of:=CORREL([$dataset_springer.F$1:.F$185]; [$dataset_springer.$O$1:.$O$185])" office:value-type="percentage" office:value="0.00238298078041011" calcext:value-type="percentage">
            <text:p>0.24%</text:p>
          </table:table-cell>
          <table:table-cell table:style-name="ce29" table:formula="of:=CORREL([$dataset_springer.G$1:.G$185]; [$dataset_springer.$O$1:.$O$185])" office:value-type="percentage" office:value="0.273341324467769" calcext:value-type="percentage">
            <text:p>27.33%</text:p>
          </table:table-cell>
          <table:table-cell table:style-name="ce29" table:formula="of:=CORREL([$dataset_springer.H$1:.H$185]; [$dataset_springer.$O$1:.$O$185])" office:value-type="percentage" office:value="0.254287546246999" calcext:value-type="percentage">
            <text:p>25.43%</text:p>
          </table:table-cell>
          <table:table-cell table:style-name="ce29" table:formula="of:=CORREL([$dataset_springer.I$1:.I$185]; [$dataset_springer.$O$1:.$O$185])" office:value-type="percentage" office:value="0.227278340583853" calcext:value-type="percentage">
            <text:p>22.73%</text:p>
          </table:table-cell>
          <table:table-cell table:style-name="ce29" table:formula="of:=CORREL([$dataset_springer.J$1:.J$185]; [$dataset_springer.$O$1:.$O$185])" office:value-type="percentage" office:value="0.166258006834351" calcext:value-type="percentage">
            <text:p>16.63%</text:p>
          </table:table-cell>
          <table:table-cell table:style-name="ce29" table:formula="of:=CORREL([$dataset_springer.K$1:.K$185]; [$dataset_springer.$O$1:.$O$185])" office:value-type="percentage" office:value="0.0953164726980773" calcext:value-type="percentage">
            <text:p>9.53%</text:p>
          </table:table-cell>
          <table:table-cell table:style-name="ce29" table:formula="of:=CORREL([$dataset_springer.L$1:.L$185]; [$dataset_springer.$O$1:.$O$185])" office:value-type="percentage" office:value="-0.0765873854180116" calcext:value-type="percentage">
            <text:p>-7.66%</text:p>
          </table:table-cell>
          <table:table-cell table:style-name="ce29" table:formula="of:=CORREL([$dataset_springer.M$1:.M$185]; [$dataset_springer.$O$1:.$O$185])" office:value-type="percentage" office:value="0.0543981154301662" calcext:value-type="percentage">
            <text:p>5.44%</text:p>
          </table:table-cell>
          <table:table-cell table:style-name="ce29" table:formula="of:=CORREL([$dataset_springer.N$1:.N$185]; [$dataset_springer.$O$1:.$O$185])" office:value-type="percentage" office:value="0.238371565998311" calcext:value-type="percentage">
            <text:p>23.84%</text:p>
          </table:table-cell>
          <table:table-cell table:style-name="ce29" table:formula="of:=CORREL([$dataset_springer.O$1:.O$185]; [$dataset_springer.$O$1:.$O$185])" office:value-type="percentage" office:value="1" calcext:value-type="percentage">
            <text:p>100.00%</text:p>
          </table:table-cell>
          <table:table-cell table:style-name="ce29" table:formula="of:=CORREL([$dataset_springer.P$1:.P$185]; [$dataset_springer.$O$1:.$O$185])" office:value-type="percentage" office:value="0.189787854624864" calcext:value-type="percentage">
            <text:p>18.98%</text:p>
          </table:table-cell>
          <table:table-cell table:style-name="ce29" table:formula="of:=CORREL([$dataset_springer.Q$1:.Q$185]; [$dataset_springer.$O$1:.$O$185])" office:value-type="percentage" office:value="0.139624163942864" calcext:value-type="percentage">
            <text:p>13.96%</text:p>
          </table:table-cell>
          <table:table-cell table:style-name="ce29" table:formula="of:=CORREL([$dataset_springer.R$1:.R$185]; [$dataset_springer.$O$1:.$O$185])" office:value-type="percentage" office:value="0.0787391971775045" calcext:value-type="percentage">
            <text:p>7.87%</text:p>
          </table:table-cell>
          <table:table-cell table:style-name="ce29" table:formula="of:=CORREL([$dataset_springer.S$1:.S$185]; [$dataset_springer.$O$1:.$O$185])" office:value-type="percentage" office:value="0.163285754246156" calcext:value-type="percentage">
            <text:p>16.33%</text:p>
          </table:table-cell>
          <table:table-cell table:style-name="ce29" table:formula="of:=CORREL([$dataset_springer.T$1:.T$185]; [$dataset_springer.$O$1:.$O$185])" office:value-type="percentage" office:value="0.130706933094448" calcext:value-type="percentage">
            <text:p>13.07%</text:p>
          </table:table-cell>
          <table:table-cell table:style-name="ce29" table:formula="of:=CORREL([$dataset_springer.U$1:.U$185]; [$dataset_springer.$O$1:.$O$185])" office:value-type="percentage" office:value="-0.0258147265455985" calcext:value-type="percentage">
            <text:p>-2.58%</text:p>
          </table:table-cell>
          <table:table-cell table:number-columns-repeated="10"/>
        </table:table-row>
        <table:table-row table:style-name="ro1">
          <table:table-cell table:style-name="ce5" office:value-type="string" calcext:value-type="string">
            <text:p>Salomoni2018_Article_INDIGO-DataCloudAPlatformToFac.pdf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SUM([.V158:.Y158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alomoni2018indigo</text:p>
          </table:table-cell>
          <table:table-cell table:number-columns-repeated="3"/>
          <table:table-cell office:value-type="string" calcext:value-type="string">
            <text:p>Column 15</text:p>
          </table:table-cell>
          <table:table-cell table:style-name="ce29" table:formula="of:=CORREL([$dataset_springer.B$1:.B$185]; [$dataset_springer.$P$1:.$P$185])" office:value-type="string" office:string-value="" calcext:value-type="error">
            <text:p>#DIV/0!</text:p>
          </table:table-cell>
          <table:table-cell table:style-name="ce29" table:formula="of:=CORREL([$dataset_springer.C$1:.C$185]; [$dataset_springer.$P$1:.$P$185])" office:value-type="percentage" office:value="0.151495982085441" calcext:value-type="percentage">
            <text:p>15.15%</text:p>
          </table:table-cell>
          <table:table-cell table:style-name="ce29" table:formula="of:=CORREL([$dataset_springer.D$1:.D$185]; [$dataset_springer.$P$1:.$P$185])" office:value-type="percentage" office:value="0.202960458630104" calcext:value-type="percentage">
            <text:p>20.30%</text:p>
          </table:table-cell>
          <table:table-cell table:style-name="ce29" table:formula="of:=CORREL([$dataset_springer.E$1:.E$185]; [$dataset_springer.$P$1:.$P$185])" office:value-type="percentage" office:value="0.111732121549122" calcext:value-type="percentage">
            <text:p>11.17%</text:p>
          </table:table-cell>
          <table:table-cell table:style-name="ce29" table:formula="of:=CORREL([$dataset_springer.F$1:.F$185]; [$dataset_springer.$P$1:.$P$185])" office:value-type="percentage" office:value="0.0970655724059017" calcext:value-type="percentage">
            <text:p>9.71%</text:p>
          </table:table-cell>
          <table:table-cell table:style-name="ce29" table:formula="of:=CORREL([$dataset_springer.G$1:.G$185]; [$dataset_springer.$P$1:.$P$185])" office:value-type="percentage" office:value="0.229062804477644" calcext:value-type="percentage">
            <text:p>22.91%</text:p>
          </table:table-cell>
          <table:table-cell table:style-name="ce29" table:formula="of:=CORREL([$dataset_springer.H$1:.H$185]; [$dataset_springer.$P$1:.$P$185])" office:value-type="percentage" office:value="0.21414517018241" calcext:value-type="percentage">
            <text:p>21.41%</text:p>
          </table:table-cell>
          <table:table-cell table:style-name="ce29" table:formula="of:=CORREL([$dataset_springer.I$1:.I$185]; [$dataset_springer.$P$1:.$P$185])" office:value-type="percentage" office:value="0.118050631105954" calcext:value-type="percentage">
            <text:p>11.81%</text:p>
          </table:table-cell>
          <table:table-cell table:style-name="ce29" table:formula="of:=CORREL([$dataset_springer.J$1:.J$185]; [$dataset_springer.$P$1:.$P$185])" office:value-type="percentage" office:value="0.160858314651203" calcext:value-type="percentage">
            <text:p>16.09%</text:p>
          </table:table-cell>
          <table:table-cell table:style-name="ce29" table:formula="of:=CORREL([$dataset_springer.K$1:.K$185]; [$dataset_springer.$P$1:.$P$185])" office:value-type="percentage" office:value="0.07810967938131" calcext:value-type="percentage">
            <text:p>7.81%</text:p>
          </table:table-cell>
          <table:table-cell table:style-name="ce29" table:formula="of:=CORREL([$dataset_springer.L$1:.L$185]; [$dataset_springer.$P$1:.$P$185])" office:value-type="percentage" office:value="0.0629177421753324" calcext:value-type="percentage">
            <text:p>6.29%</text:p>
          </table:table-cell>
          <table:table-cell table:style-name="ce29" table:formula="of:=CORREL([$dataset_springer.M$1:.M$185]; [$dataset_springer.$P$1:.$P$185])" office:value-type="percentage" office:value="0.0299570632225764" calcext:value-type="percentage">
            <text:p>3.00%</text:p>
          </table:table-cell>
          <table:table-cell table:style-name="ce29" table:formula="of:=CORREL([$dataset_springer.N$1:.N$185]; [$dataset_springer.$P$1:.$P$185])" office:value-type="percentage" office:value="0.0551466067390867" calcext:value-type="percentage">
            <text:p>5.51%</text:p>
          </table:table-cell>
          <table:table-cell table:style-name="ce29" table:formula="of:=CORREL([$dataset_springer.O$1:.O$185]; [$dataset_springer.$P$1:.$P$185])" office:value-type="percentage" office:value="0.189787854624864" calcext:value-type="percentage">
            <text:p>18.98%</text:p>
          </table:table-cell>
          <table:table-cell table:style-name="ce29" table:formula="of:=CORREL([$dataset_springer.P$1:.P$185]; [$dataset_springer.$P$1:.$P$185])" office:value-type="percentage" office:value="1" calcext:value-type="percentage">
            <text:p>100.00%</text:p>
          </table:table-cell>
          <table:table-cell table:style-name="ce29" table:formula="of:=CORREL([$dataset_springer.Q$1:.Q$185]; [$dataset_springer.$P$1:.$P$185])" office:value-type="percentage" office:value="0.185797875643827" calcext:value-type="percentage">
            <text:p>18.58%</text:p>
          </table:table-cell>
          <table:table-cell table:style-name="ce29" table:formula="of:=CORREL([$dataset_springer.R$1:.R$185]; [$dataset_springer.$P$1:.$P$185])" office:value-type="percentage" office:value="0.111732121549121" calcext:value-type="percentage">
            <text:p>11.17%</text:p>
          </table:table-cell>
          <table:table-cell table:style-name="ce29" table:formula="of:=CORREL([$dataset_springer.S$1:.S$185]; [$dataset_springer.$P$1:.$P$185])" office:value-type="percentage" office:value="0.273473413774911" calcext:value-type="percentage">
            <text:p>27.35%</text:p>
          </table:table-cell>
          <table:table-cell table:style-name="ce29" table:formula="of:=CORREL([$dataset_springer.T$1:.T$185]; [$dataset_springer.$P$1:.$P$185])" office:value-type="percentage" office:value="0.178132939747489" calcext:value-type="percentage">
            <text:p>17.81%</text:p>
          </table:table-cell>
          <table:table-cell table:style-name="ce29" table:formula="of:=CORREL([$dataset_springer.U$1:.U$185]; [$dataset_springer.$P$1:.$P$185])" office:value-type="percentage" office:value="-0.0427792631946501" calcext:value-type="percentage">
            <text:p>-4.28%</text:p>
          </table:table-cell>
          <table:table-cell table:number-columns-repeated="10"/>
        </table:table-row>
        <table:table-row table:style-name="ro1">
          <table:table-cell table:style-name="ce5" office:value-type="string" calcext:value-type="string">
            <text:p>Shahin2019_Article_AnEmpiricalStudyOfArchitecting.pdf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SUM([.V159:.Y159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ahin2019empirical</text:p>
          </table:table-cell>
          <table:table-cell table:number-columns-repeated="3"/>
          <table:table-cell office:value-type="string" calcext:value-type="string">
            <text:p>Column 16</text:p>
          </table:table-cell>
          <table:table-cell table:style-name="ce29" table:formula="of:=CORREL([$dataset_springer.B$1:.B$185]; [$dataset_springer.$Q$1:.$Q$185])" office:value-type="string" office:string-value="" calcext:value-type="error">
            <text:p>#DIV/0!</text:p>
          </table:table-cell>
          <table:table-cell table:style-name="ce29" table:formula="of:=CORREL([$dataset_springer.C$1:.C$185]; [$dataset_springer.$Q$1:.$Q$185])" office:value-type="percentage" office:value="0.0211064718219347" calcext:value-type="percentage">
            <text:p>2.11%</text:p>
          </table:table-cell>
          <table:table-cell table:style-name="ce29" table:formula="of:=CORREL([$dataset_springer.D$1:.D$185]; [$dataset_springer.$Q$1:.$Q$185])" office:value-type="percentage" office:value="-0.0576957217413499" calcext:value-type="percentage">
            <text:p>-5.77%</text:p>
          </table:table-cell>
          <table:table-cell table:style-name="ce29" table:formula="of:=CORREL([$dataset_springer.E$1:.E$185]; [$dataset_springer.$Q$1:.$Q$185])" office:value-type="percentage" office:value="0.0825219555680529" calcext:value-type="percentage">
            <text:p>8.25%</text:p>
          </table:table-cell>
          <table:table-cell table:style-name="ce29" table:formula="of:=CORREL([$dataset_springer.F$1:.F$185]; [$dataset_springer.$Q$1:.$Q$185])" office:value-type="percentage" office:value="-0.0474818046636405" calcext:value-type="percentage">
            <text:p>-4.75%</text:p>
          </table:table-cell>
          <table:table-cell table:style-name="ce29" table:formula="of:=CORREL([$dataset_springer.G$1:.G$185]; [$dataset_springer.$Q$1:.$Q$185])" office:value-type="percentage" office:value="0.0180877375459094" calcext:value-type="percentage">
            <text:p>1.81%</text:p>
          </table:table-cell>
          <table:table-cell table:style-name="ce29" table:formula="of:=CORREL([$dataset_springer.H$1:.H$185]; [$dataset_springer.$Q$1:.$Q$185])" office:value-type="percentage" office:value="-0.020060271357126" calcext:value-type="percentage">
            <text:p>-2.01%</text:p>
          </table:table-cell>
          <table:table-cell table:style-name="ce29" table:formula="of:=CORREL([$dataset_springer.I$1:.I$185]; [$dataset_springer.$Q$1:.$Q$185])" office:value-type="percentage" office:value="0.111708946012745" calcext:value-type="percentage">
            <text:p>11.17%</text:p>
          </table:table-cell>
          <table:table-cell table:style-name="ce29" table:formula="of:=CORREL([$dataset_springer.J$1:.J$185]; [$dataset_springer.$Q$1:.$Q$185])" office:value-type="percentage" office:value="-0.099419144516151" calcext:value-type="percentage">
            <text:p>-9.94%</text:p>
          </table:table-cell>
          <table:table-cell table:style-name="ce29" table:formula="of:=CORREL([$dataset_springer.K$1:.K$185]; [$dataset_springer.$Q$1:.$Q$185])" office:value-type="percentage" office:value="0.068387503798202" calcext:value-type="percentage">
            <text:p>6.84%</text:p>
          </table:table-cell>
          <table:table-cell table:style-name="ce29" table:formula="of:=CORREL([$dataset_springer.L$1:.L$185]; [$dataset_springer.$Q$1:.$Q$185])" office:value-type="percentage" office:value="0.0602599760409656" calcext:value-type="percentage">
            <text:p>6.03%</text:p>
          </table:table-cell>
          <table:table-cell table:style-name="ce29" table:formula="of:=CORREL([$dataset_springer.M$1:.M$185]; [$dataset_springer.$Q$1:.$Q$185])" office:value-type="percentage" office:value="-0.00326280338013107" calcext:value-type="percentage">
            <text:p>-0.33%</text:p>
          </table:table-cell>
          <table:table-cell table:style-name="ce29" table:formula="of:=CORREL([$dataset_springer.N$1:.N$185]; [$dataset_springer.$Q$1:.$Q$185])" office:value-type="percentage" office:value="-0.0199550694140407" calcext:value-type="percentage">
            <text:p>-2.00%</text:p>
          </table:table-cell>
          <table:table-cell table:style-name="ce29" table:formula="of:=CORREL([$dataset_springer.O$1:.O$185]; [$dataset_springer.$Q$1:.$Q$185])" office:value-type="percentage" office:value="0.139624163942864" calcext:value-type="percentage">
            <text:p>13.96%</text:p>
          </table:table-cell>
          <table:table-cell table:style-name="ce29" table:formula="of:=CORREL([$dataset_springer.P$1:.P$185]; [$dataset_springer.$Q$1:.$Q$185])" office:value-type="percentage" office:value="0.185797875643827" calcext:value-type="percentage">
            <text:p>18.58%</text:p>
          </table:table-cell>
          <table:table-cell table:style-name="ce29" table:formula="of:=CORREL([$dataset_springer.Q$1:.Q$185]; [$dataset_springer.$Q$1:.$Q$185])" office:value-type="percentage" office:value="1" calcext:value-type="percentage">
            <text:p>100.00%</text:p>
          </table:table-cell>
          <table:table-cell table:style-name="ce29" table:formula="of:=CORREL([$dataset_springer.R$1:.R$185]; [$dataset_springer.$Q$1:.$Q$185])" office:value-type="percentage" office:value="0.502506035820781" calcext:value-type="percentage">
            <text:p>50.25%</text:p>
          </table:table-cell>
          <table:table-cell table:style-name="ce29" table:formula="of:=CORREL([$dataset_springer.S$1:.S$185]; [$dataset_springer.$Q$1:.$Q$185])" office:value-type="percentage" office:value="0.245183836176576" calcext:value-type="percentage">
            <text:p>24.52%</text:p>
          </table:table-cell>
          <table:table-cell table:style-name="ce29" table:formula="of:=CORREL([$dataset_springer.T$1:.T$185]; [$dataset_springer.$Q$1:.$Q$185])" office:value-type="percentage" office:value="0.0459624896933117" calcext:value-type="percentage">
            <text:p>4.60%</text:p>
          </table:table-cell>
          <table:table-cell table:style-name="ce29" table:formula="of:=CORREL([$dataset_springer.U$1:.U$185]; [$dataset_springer.$Q$1:.$Q$185])" office:value-type="percentage" office:value="0.00772120204536906" calcext:value-type="percentage">
            <text:p>0.77%</text:p>
          </table:table-cell>
          <table:table-cell table:number-columns-repeated="10"/>
        </table:table-row>
        <table:table-row table:style-name="ro1">
          <table:table-cell table:style-name="ce5" office:value-type="string" calcext:value-type="string">
            <text:p>Yang2014_Article_CloudComputingInE-ScienceResea.pd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formula="of:=SUM([.V160:.Y160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ang2014cloud</text:p>
          </table:table-cell>
          <table:table-cell table:number-columns-repeated="3"/>
          <table:table-cell office:value-type="string" calcext:value-type="string">
            <text:p>Column 17</text:p>
          </table:table-cell>
          <table:table-cell table:style-name="ce29" table:formula="of:=CORREL([$dataset_springer.B$1:.B$185]; [$dataset_springer.$R$1:.$R$185])" office:value-type="string" office:string-value="" calcext:value-type="error">
            <text:p>#DIV/0!</text:p>
          </table:table-cell>
          <table:table-cell table:style-name="ce29" table:formula="of:=CORREL([$dataset_springer.C$1:.C$185]; [$dataset_springer.$R$1:.$R$185])" office:value-type="percentage" office:value="-0.063428741920935" calcext:value-type="percentage">
            <text:p>-6.34%</text:p>
          </table:table-cell>
          <table:table-cell table:style-name="ce29" table:formula="of:=CORREL([$dataset_springer.D$1:.D$185]; [$dataset_springer.$R$1:.$R$185])" office:value-type="percentage" office:value="-0.0818974198583581" calcext:value-type="percentage">
            <text:p>-8.19%</text:p>
          </table:table-cell>
          <table:table-cell table:style-name="ce29" table:formula="of:=CORREL([$dataset_springer.E$1:.E$185]; [$dataset_springer.$R$1:.$R$185])" office:value-type="percentage" office:value="0.0527670527670527" calcext:value-type="percentage">
            <text:p>5.28%</text:p>
          </table:table-cell>
          <table:table-cell table:style-name="ce29" table:formula="of:=CORREL([$dataset_springer.F$1:.F$185]; [$dataset_springer.$R$1:.$R$185])" office:value-type="percentage" office:value="-0.0683246882483704" calcext:value-type="percentage">
            <text:p>-6.83%</text:p>
          </table:table-cell>
          <table:table-cell table:style-name="ce29" table:formula="of:=CORREL([$dataset_springer.G$1:.G$185]; [$dataset_springer.$R$1:.$R$185])" office:value-type="percentage" office:value="0.0861796909617119" calcext:value-type="percentage">
            <text:p>8.62%</text:p>
          </table:table-cell>
          <table:table-cell table:style-name="ce29" table:formula="of:=CORREL([$dataset_springer.H$1:.H$185]; [$dataset_springer.$R$1:.$R$185])" office:value-type="percentage" office:value="-0.00080792815614696" calcext:value-type="percentage">
            <text:p>-0.08%</text:p>
          </table:table-cell>
          <table:table-cell table:style-name="ce29" table:formula="of:=CORREL([$dataset_springer.I$1:.I$185]; [$dataset_springer.$R$1:.$R$185])" office:value-type="percentage" office:value="0.103748582288953" calcext:value-type="percentage">
            <text:p>10.37%</text:p>
          </table:table-cell>
          <table:table-cell table:style-name="ce29" table:formula="of:=CORREL([$dataset_springer.J$1:.J$185]; [$dataset_springer.$R$1:.$R$185])" office:value-type="percentage" office:value="0.020418746997681" calcext:value-type="percentage">
            <text:p>2.04%</text:p>
          </table:table-cell>
          <table:table-cell table:style-name="ce29" table:formula="of:=CORREL([$dataset_springer.K$1:.K$185]; [$dataset_springer.$R$1:.$R$185])" office:value-type="percentage" office:value="0.0829430579012621" calcext:value-type="percentage">
            <text:p>8.29%</text:p>
          </table:table-cell>
          <table:table-cell table:style-name="ce29" table:formula="of:=CORREL([$dataset_springer.L$1:.L$185]; [$dataset_springer.$R$1:.$R$185])" office:value-type="percentage" office:value="0.0724993552844486" calcext:value-type="percentage">
            <text:p>7.25%</text:p>
          </table:table-cell>
          <table:table-cell table:style-name="ce29" table:formula="of:=CORREL([$dataset_springer.M$1:.M$185]; [$dataset_springer.$R$1:.$R$185])" office:value-type="percentage" office:value="0.0748245832048501" calcext:value-type="percentage">
            <text:p>7.48%</text:p>
          </table:table-cell>
          <table:table-cell table:style-name="ce29" table:formula="of:=CORREL([$dataset_springer.N$1:.N$185]; [$dataset_springer.$R$1:.$R$185])" office:value-type="percentage" office:value="0.00796880202176497" calcext:value-type="percentage">
            <text:p>0.80%</text:p>
          </table:table-cell>
          <table:table-cell table:style-name="ce29" table:formula="of:=CORREL([$dataset_springer.O$1:.O$185]; [$dataset_springer.$R$1:.$R$185])" office:value-type="percentage" office:value="0.0787391971775045" calcext:value-type="percentage">
            <text:p>7.87%</text:p>
          </table:table-cell>
          <table:table-cell table:style-name="ce29" table:formula="of:=CORREL([$dataset_springer.P$1:.P$185]; [$dataset_springer.$R$1:.$R$185])" office:value-type="percentage" office:value="0.111732121549121" calcext:value-type="percentage">
            <text:p>11.17%</text:p>
          </table:table-cell>
          <table:table-cell table:style-name="ce29" table:formula="of:=CORREL([$dataset_springer.Q$1:.Q$185]; [$dataset_springer.$R$1:.$R$185])" office:value-type="percentage" office:value="0.502506035820781" calcext:value-type="percentage">
            <text:p>50.25%</text:p>
          </table:table-cell>
          <table:table-cell table:style-name="ce29" table:formula="of:=CORREL([$dataset_springer.R$1:.R$185]; [$dataset_springer.$R$1:.$R$185])" office:value-type="percentage" office:value="1" calcext:value-type="percentage">
            <text:p>100.00%</text:p>
          </table:table-cell>
          <table:table-cell table:style-name="ce29" table:formula="of:=CORREL([$dataset_springer.S$1:.S$185]; [$dataset_springer.$R$1:.$R$185])" office:value-type="percentage" office:value="0.331032538365982" calcext:value-type="percentage">
            <text:p>33.10%</text:p>
          </table:table-cell>
          <table:table-cell table:style-name="ce29" table:formula="of:=CORREL([$dataset_springer.T$1:.T$185]; [$dataset_springer.$R$1:.$R$185])" office:value-type="percentage" office:value="0.0605769914065601" calcext:value-type="percentage">
            <text:p>6.06%</text:p>
          </table:table-cell>
          <table:table-cell table:style-name="ce29" table:formula="of:=CORREL([$dataset_springer.U$1:.U$185]; [$dataset_springer.$R$1:.$R$185])" office:value-type="percentage" office:value="-0.0747886919961257" calcext:value-type="percentage">
            <text:p>-7.48%</text:p>
          </table:table-cell>
          <table:table-cell table:number-columns-repeated="10"/>
        </table:table-row>
        <table:table-row table:style-name="ro1">
          <table:table-cell table:style-name="ce5" office:value-type="string" calcext:value-type="string">
            <text:p>Zimmermann2017_Article_ArchitecturalRefactoringForThe.pdf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formula="of:=SUM([.V161:.Y161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immermann2017architectural</text:p>
          </table:table-cell>
          <table:table-cell table:number-columns-repeated="3"/>
          <table:table-cell office:value-type="string" calcext:value-type="string">
            <text:p>Column 18</text:p>
          </table:table-cell>
          <table:table-cell table:style-name="ce29" table:formula="of:=CORREL([$dataset_springer.B$1:.B$185]; [$dataset_springer.$S$1:.$S$185])" office:value-type="string" office:string-value="" calcext:value-type="error">
            <text:p>#DIV/0!</text:p>
          </table:table-cell>
          <table:table-cell table:style-name="ce29" table:formula="of:=CORREL([$dataset_springer.C$1:.C$185]; [$dataset_springer.$S$1:.$S$185])" office:value-type="percentage" office:value="-0.0115166116825688" calcext:value-type="percentage">
            <text:p>-1.15%</text:p>
          </table:table-cell>
          <table:table-cell table:style-name="ce29" table:formula="of:=CORREL([$dataset_springer.D$1:.D$185]; [$dataset_springer.$S$1:.$S$185])" office:value-type="percentage" office:value="0.0590138390584468" calcext:value-type="percentage">
            <text:p>5.90%</text:p>
          </table:table-cell>
          <table:table-cell table:style-name="ce29" table:formula="of:=CORREL([$dataset_springer.E$1:.E$185]; [$dataset_springer.$S$1:.$S$185])" office:value-type="percentage" office:value="0.045070157805697" calcext:value-type="percentage">
            <text:p>4.51%</text:p>
          </table:table-cell>
          <table:table-cell table:style-name="ce29" table:formula="of:=CORREL([$dataset_springer.F$1:.F$185]; [$dataset_springer.$S$1:.$S$185])" office:value-type="percentage" office:value="-0.104932748272228" calcext:value-type="percentage">
            <text:p>-10.49%</text:p>
          </table:table-cell>
          <table:table-cell table:style-name="ce29" table:formula="of:=CORREL([$dataset_springer.G$1:.G$185]; [$dataset_springer.$S$1:.$S$185])" office:value-type="percentage" office:value="0.0592386836431472" calcext:value-type="percentage">
            <text:p>5.92%</text:p>
          </table:table-cell>
          <table:table-cell table:style-name="ce29" table:formula="of:=CORREL([$dataset_springer.H$1:.H$185]; [$dataset_springer.$S$1:.$S$185])" office:value-type="percentage" office:value="0.0924246175036737" calcext:value-type="percentage">
            <text:p>9.24%</text:p>
          </table:table-cell>
          <table:table-cell table:style-name="ce29" table:formula="of:=CORREL([$dataset_springer.I$1:.I$185]; [$dataset_springer.$S$1:.$S$185])" office:value-type="percentage" office:value="0.0789421477474174" calcext:value-type="percentage">
            <text:p>7.89%</text:p>
          </table:table-cell>
          <table:table-cell table:style-name="ce29" table:formula="of:=CORREL([$dataset_springer.J$1:.J$185]; [$dataset_springer.$S$1:.$S$185])" office:value-type="percentage" office:value="0.109393972288258" calcext:value-type="percentage">
            <text:p>10.94%</text:p>
          </table:table-cell>
          <table:table-cell table:style-name="ce29" table:formula="of:=CORREL([$dataset_springer.K$1:.K$185]; [$dataset_springer.$S$1:.$S$185])" office:value-type="percentage" office:value="0.0988459315108132" calcext:value-type="percentage">
            <text:p>9.88%</text:p>
          </table:table-cell>
          <table:table-cell table:style-name="ce29" table:formula="of:=CORREL([$dataset_springer.L$1:.L$185]; [$dataset_springer.$S$1:.$S$185])" office:value-type="percentage" office:value="0.0590138390584468" calcext:value-type="percentage">
            <text:p>5.90%</text:p>
          </table:table-cell>
          <table:table-cell table:style-name="ce29" table:formula="of:=CORREL([$dataset_springer.M$1:.M$185]; [$dataset_springer.$S$1:.$S$185])" office:value-type="percentage" office:value="0.0490974857218244" calcext:value-type="percentage">
            <text:p>4.91%</text:p>
          </table:table-cell>
          <table:table-cell table:style-name="ce29" table:formula="of:=CORREL([$dataset_springer.N$1:.N$185]; [$dataset_springer.$S$1:.$S$185])" office:value-type="percentage" office:value="0.13501971925873" calcext:value-type="percentage">
            <text:p>13.50%</text:p>
          </table:table-cell>
          <table:table-cell table:style-name="ce29" table:formula="of:=CORREL([$dataset_springer.O$1:.O$185]; [$dataset_springer.$S$1:.$S$185])" office:value-type="percentage" office:value="0.163285754246156" calcext:value-type="percentage">
            <text:p>16.33%</text:p>
          </table:table-cell>
          <table:table-cell table:style-name="ce29" table:formula="of:=CORREL([$dataset_springer.P$1:.P$185]; [$dataset_springer.$S$1:.$S$185])" office:value-type="percentage" office:value="0.273473413774911" calcext:value-type="percentage">
            <text:p>27.35%</text:p>
          </table:table-cell>
          <table:table-cell table:style-name="ce29" table:formula="of:=CORREL([$dataset_springer.Q$1:.Q$185]; [$dataset_springer.$S$1:.$S$185])" office:value-type="percentage" office:value="0.245183836176576" calcext:value-type="percentage">
            <text:p>24.52%</text:p>
          </table:table-cell>
          <table:table-cell table:style-name="ce29" table:formula="of:=CORREL([$dataset_springer.R$1:.R$185]; [$dataset_springer.$S$1:.$S$185])" office:value-type="percentage" office:value="0.331032538365982" calcext:value-type="percentage">
            <text:p>33.10%</text:p>
          </table:table-cell>
          <table:table-cell table:style-name="ce29" table:formula="of:=CORREL([$dataset_springer.S$1:.S$185]; [$dataset_springer.$S$1:.$S$185])" office:value-type="percentage" office:value="1" calcext:value-type="percentage">
            <text:p>100.00%</text:p>
          </table:table-cell>
          <table:table-cell table:style-name="ce29" table:formula="of:=CORREL([$dataset_springer.T$1:.T$185]; [$dataset_springer.$S$1:.$S$185])" office:value-type="percentage" office:value="0.469969617011892" calcext:value-type="percentage">
            <text:p>47.00%</text:p>
          </table:table-cell>
          <table:table-cell table:style-name="ce29" table:formula="of:=CORREL([$dataset_springer.U$1:.U$185]; [$dataset_springer.$S$1:.$S$185])" office:value-type="percentage" office:value="-0.0375895419938703" calcext:value-type="percentage">
            <text:p>-3.76%</text:p>
          </table:table-cell>
          <table:table-cell table:number-columns-repeated="10"/>
        </table:table-row>
        <table:table-row table:style-name="ro1">
          <table:table-cell table:style-name="ce5" office:value-type="string" calcext:value-type="string">
            <text:p>Zimmermann2017_Article_MicroservicesTenets.pdf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V162:.Y162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immermann2017microservices</text:p>
          </table:table-cell>
          <table:table-cell table:number-columns-repeated="3"/>
          <table:table-cell office:value-type="string" calcext:value-type="string">
            <text:p>Column 19</text:p>
          </table:table-cell>
          <table:table-cell table:style-name="ce29" table:formula="of:=CORREL([$dataset_springer.B$1:.B$185]; [$dataset_springer.$T$1:.$T$185])" office:value-type="string" office:string-value="" calcext:value-type="error">
            <text:p>#DIV/0!</text:p>
          </table:table-cell>
          <table:table-cell table:style-name="ce29" table:formula="of:=CORREL([$dataset_springer.C$1:.C$185]; [$dataset_springer.$T$1:.$T$185])" office:value-type="percentage" office:value="-0.0198140826907476" calcext:value-type="percentage">
            <text:p>-1.98%</text:p>
          </table:table-cell>
          <table:table-cell table:style-name="ce29" table:formula="of:=CORREL([$dataset_springer.D$1:.D$185]; [$dataset_springer.$T$1:.$T$185])" office:value-type="percentage" office:value="0.0302980227791917" calcext:value-type="percentage">
            <text:p>3.03%</text:p>
          </table:table-cell>
          <table:table-cell table:style-name="ce29" table:formula="of:=CORREL([$dataset_springer.E$1:.E$185]; [$dataset_springer.$T$1:.$T$185])" office:value-type="percentage" office:value="-0.0157666142017073" calcext:value-type="percentage">
            <text:p>-1.58%</text:p>
          </table:table-cell>
          <table:table-cell table:style-name="ce29" table:formula="of:=CORREL([$dataset_springer.F$1:.F$185]; [$dataset_springer.$T$1:.$T$185])" office:value-type="percentage" office:value="-0.0453276596058629" calcext:value-type="percentage">
            <text:p>-4.53%</text:p>
          </table:table-cell>
          <table:table-cell table:style-name="ce29" table:formula="of:=CORREL([$dataset_springer.G$1:.G$185]; [$dataset_springer.$T$1:.$T$185])" office:value-type="percentage" office:value="0.0341945919652142" calcext:value-type="percentage">
            <text:p>3.42%</text:p>
          </table:table-cell>
          <table:table-cell table:style-name="ce29" table:formula="of:=CORREL([$dataset_springer.H$1:.H$185]; [$dataset_springer.$T$1:.$T$185])" office:value-type="percentage" office:value="0.0571285558143054" calcext:value-type="percentage">
            <text:p>5.71%</text:p>
          </table:table-cell>
          <table:table-cell table:style-name="ce29" table:formula="of:=CORREL([$dataset_springer.I$1:.I$185]; [$dataset_springer.$T$1:.$T$185])" office:value-type="percentage" office:value="0.00935079279015478" calcext:value-type="percentage">
            <text:p>0.94%</text:p>
          </table:table-cell>
          <table:table-cell table:style-name="ce29" table:formula="of:=CORREL([$dataset_springer.J$1:.J$185]; [$dataset_springer.$T$1:.$T$185])" office:value-type="percentage" office:value="0.188209976383038" calcext:value-type="percentage">
            <text:p>18.82%</text:p>
          </table:table-cell>
          <table:table-cell table:style-name="ce29" table:formula="of:=CORREL([$dataset_springer.K$1:.K$185]; [$dataset_springer.$T$1:.$T$185])" office:value-type="percentage" office:value="0.157515601814331" calcext:value-type="percentage">
            <text:p>15.75%</text:p>
          </table:table-cell>
          <table:table-cell table:style-name="ce29" table:formula="of:=CORREL([$dataset_springer.L$1:.L$185]; [$dataset_springer.$T$1:.$T$185])" office:value-type="percentage" office:value="-0.039387429612949" calcext:value-type="percentage">
            <text:p>-3.94%</text:p>
          </table:table-cell>
          <table:table-cell table:style-name="ce29" table:formula="of:=CORREL([$dataset_springer.M$1:.M$185]; [$dataset_springer.$T$1:.$T$185])" office:value-type="percentage" office:value="-0.0416358901853302" calcext:value-type="percentage">
            <text:p>-4.16%</text:p>
          </table:table-cell>
          <table:table-cell table:style-name="ce29" table:formula="of:=CORREL([$dataset_springer.N$1:.N$185]; [$dataset_springer.$T$1:.$T$185])" office:value-type="percentage" office:value="0.0247768513951444" calcext:value-type="percentage">
            <text:p>2.48%</text:p>
          </table:table-cell>
          <table:table-cell table:style-name="ce29" table:formula="of:=CORREL([$dataset_springer.O$1:.O$185]; [$dataset_springer.$T$1:.$T$185])" office:value-type="percentage" office:value="0.130706933094448" calcext:value-type="percentage">
            <text:p>13.07%</text:p>
          </table:table-cell>
          <table:table-cell table:style-name="ce29" table:formula="of:=CORREL([$dataset_springer.P$1:.P$185]; [$dataset_springer.$T$1:.$T$185])" office:value-type="percentage" office:value="0.178132939747489" calcext:value-type="percentage">
            <text:p>17.81%</text:p>
          </table:table-cell>
          <table:table-cell table:style-name="ce29" table:formula="of:=CORREL([$dataset_springer.Q$1:.Q$185]; [$dataset_springer.$T$1:.$T$185])" office:value-type="percentage" office:value="0.0459624896933117" calcext:value-type="percentage">
            <text:p>4.60%</text:p>
          </table:table-cell>
          <table:table-cell table:style-name="ce29" table:formula="of:=CORREL([$dataset_springer.R$1:.R$185]; [$dataset_springer.$T$1:.$T$185])" office:value-type="percentage" office:value="0.0605769914065601" calcext:value-type="percentage">
            <text:p>6.06%</text:p>
          </table:table-cell>
          <table:table-cell table:style-name="ce29" table:formula="of:=CORREL([$dataset_springer.S$1:.S$185]; [$dataset_springer.$T$1:.$T$185])" office:value-type="percentage" office:value="0.469969617011892" calcext:value-type="percentage">
            <text:p>47.00%</text:p>
          </table:table-cell>
          <table:table-cell table:style-name="ce29" table:formula="of:=CORREL([$dataset_springer.T$1:.T$185]; [$dataset_springer.$T$1:.$T$185])" office:value-type="percentage" office:value="1" calcext:value-type="percentage">
            <text:p>100.00%</text:p>
          </table:table-cell>
          <table:table-cell table:style-name="ce29" table:formula="of:=CORREL([$dataset_springer.U$1:.U$185]; [$dataset_springer.$T$1:.$T$185])" office:value-type="percentage" office:value="-0.0273690275751986" calcext:value-type="percentage">
            <text:p>-2.74%</text:p>
          </table:table-cell>
          <table:table-cell table:number-columns-repeated="10"/>
        </table:table-row>
        <table:table-row table:style-name="ro1">
          <table:table-cell table:style-name="ce17" office:value-type="string" calcext:value-type="string">
            <text:p>cpe.4436.pdf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yu2019survey</text:p>
          </table:table-cell>
          <table:table-cell table:style-name="Default" table:number-columns-repeated="3"/>
          <table:table-cell table:style-name="Default" office:value-type="string" calcext:value-type="string">
            <text:p>Column 20</text:p>
          </table:table-cell>
          <table:table-cell table:style-name="ce30" table:formula="of:=CORREL([$dataset_springer.B$1:.B$185]; [$dataset_springer.$U$1:.$U$185])" office:value-type="string" office:string-value="" calcext:value-type="error">
            <text:p>#DIV/0!</text:p>
          </table:table-cell>
          <table:table-cell table:style-name="ce30" table:formula="of:=CORREL([$dataset_springer.C$1:.C$185]; [$dataset_springer.$U$1:.$U$185])" office:value-type="percentage" office:value="0.0349497957270653" calcext:value-type="percentage">
            <text:p>3.49%</text:p>
          </table:table-cell>
          <table:table-cell table:style-name="ce30" table:formula="of:=CORREL([$dataset_springer.D$1:.D$185]; [$dataset_springer.$U$1:.$U$185])" office:value-type="percentage" office:value="0.166052791038768" calcext:value-type="percentage">
            <text:p>16.61%</text:p>
          </table:table-cell>
          <table:table-cell table:style-name="ce30" table:formula="of:=CORREL([$dataset_springer.E$1:.E$185]; [$dataset_springer.$U$1:.$U$185])" office:value-type="percentage" office:value="0.0181918439990576" calcext:value-type="percentage">
            <text:p>1.82%</text:p>
          </table:table-cell>
          <table:table-cell table:style-name="ce30" table:formula="of:=CORREL([$dataset_springer.F$1:.F$185]; [$dataset_springer.$U$1:.$U$185])" office:value-type="percentage" office:value="0.0742107278809417" calcext:value-type="percentage">
            <text:p>7.42%</text:p>
          </table:table-cell>
          <table:table-cell table:style-name="ce30" table:formula="of:=CORREL([$dataset_springer.G$1:.G$185]; [$dataset_springer.$U$1:.$U$185])" office:value-type="percentage" office:value="-0.0520579206295353" calcext:value-type="percentage">
            <text:p>-5.21%</text:p>
          </table:table-cell>
          <table:table-cell table:style-name="ce30" table:formula="of:=CORREL([$dataset_springer.H$1:.H$185]; [$dataset_springer.$U$1:.$U$185])" office:value-type="percentage" office:value="-0.0444115591684328" calcext:value-type="percentage">
            <text:p>-4.44%</text:p>
          </table:table-cell>
          <table:table-cell table:style-name="ce30" table:formula="of:=CORREL([$dataset_springer.I$1:.I$185]; [$dataset_springer.$U$1:.$U$185])" office:value-type="percentage" office:value="-0.0998686801797238" calcext:value-type="percentage">
            <text:p>-9.99%</text:p>
          </table:table-cell>
          <table:table-cell table:style-name="ce30" table:formula="of:=CORREL([$dataset_springer.J$1:.J$185]; [$dataset_springer.$U$1:.$U$185])" office:value-type="percentage" office:value="-0.0411024172884344" calcext:value-type="percentage">
            <text:p>-4.11%</text:p>
          </table:table-cell>
          <table:table-cell table:style-name="ce30" table:formula="of:=CORREL([$dataset_springer.K$1:.K$185]; [$dataset_springer.$U$1:.$U$185])" office:value-type="percentage" office:value="0.204298925352197" calcext:value-type="percentage">
            <text:p>20.43%</text:p>
          </table:table-cell>
          <table:table-cell table:style-name="ce30" table:formula="of:=CORREL([$dataset_springer.L$1:.L$185]; [$dataset_springer.$U$1:.$U$185])" office:value-type="percentage" office:value="0.0811813645078423" calcext:value-type="percentage">
            <text:p>8.12%</text:p>
          </table:table-cell>
          <table:table-cell table:style-name="ce30" table:formula="of:=CORREL([$dataset_springer.M$1:.M$185]; [$dataset_springer.$U$1:.$U$185])" office:value-type="percentage" office:value="-0.0338061701891408" calcext:value-type="percentage">
            <text:p>-3.38%</text:p>
          </table:table-cell>
          <table:table-cell table:style-name="ce30" table:formula="of:=CORREL([$dataset_springer.N$1:.N$185]; [$dataset_springer.$U$1:.$U$185])" office:value-type="percentage" office:value="0.0798210897658407" calcext:value-type="percentage">
            <text:p>7.98%</text:p>
          </table:table-cell>
          <table:table-cell table:style-name="ce30" table:formula="of:=CORREL([$dataset_springer.O$1:.O$185]; [$dataset_springer.$U$1:.$U$185])" office:value-type="percentage" office:value="-0.0258147265455985" calcext:value-type="percentage">
            <text:p>-2.58%</text:p>
          </table:table-cell>
          <table:table-cell table:style-name="ce30" table:formula="of:=CORREL([$dataset_springer.P$1:.P$185]; [$dataset_springer.$U$1:.$U$185])" office:value-type="percentage" office:value="-0.0427792631946501" calcext:value-type="percentage">
            <text:p>-4.28%</text:p>
          </table:table-cell>
          <table:table-cell table:style-name="ce30" table:formula="of:=CORREL([$dataset_springer.Q$1:.Q$185]; [$dataset_springer.$U$1:.$U$185])" office:value-type="percentage" office:value="0.00772120204536906" calcext:value-type="percentage">
            <text:p>0.77%</text:p>
          </table:table-cell>
          <table:table-cell table:style-name="ce30" table:formula="of:=CORREL([$dataset_springer.R$1:.R$185]; [$dataset_springer.$U$1:.$U$185])" office:value-type="percentage" office:value="-0.0747886919961257" calcext:value-type="percentage">
            <text:p>-7.48%</text:p>
          </table:table-cell>
          <table:table-cell table:style-name="ce30" table:formula="of:=CORREL([$dataset_springer.S$1:.S$185]; [$dataset_springer.$U$1:.$U$185])" office:value-type="percentage" office:value="-0.0375895419938703" calcext:value-type="percentage">
            <text:p>-3.76%</text:p>
          </table:table-cell>
          <table:table-cell table:style-name="ce30" table:formula="of:=CORREL([$dataset_springer.T$1:.T$185]; [$dataset_springer.$U$1:.$U$185])" office:value-type="percentage" office:value="-0.0273690275751986" calcext:value-type="percentage">
            <text:p>-2.74%</text:p>
          </table:table-cell>
          <table:table-cell table:style-name="ce30" table:formula="of:=CORREL([$dataset_springer.U$1:.U$185]; [$dataset_springer.$U$1:.$U$185])" office:value-type="percentage" office:value="1" calcext:value-type="percentage">
            <text:p>100.00%</text:p>
          </table:table-cell>
          <table:table-cell table:style-name="Default" table:number-columns-repeated="10"/>
        </table:table-row>
        <table:table-row table:style-name="ro1">
          <table:table-cell table:style-name="ce17" office:value-type="string" calcext:value-type="string">
            <text:p>cpe.5668.pdf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casalicchio2020state</text:p>
          </table:table-cell>
          <table:table-cell table:style-name="Default" table:number-columns-repeated="34"/>
        </table:table-row>
        <table:table-row table:style-name="ro1">
          <table:table-cell table:style-name="ce17" office:value-type="string" calcext:value-type="string">
            <text:p>eng2.12080.pdf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tien2019kubanomaly</text:p>
          </table:table-cell>
          <table:table-cell table:style-name="Default" table:number-columns-repeated="34"/>
        </table:table-row>
        <table:table-row table:style-name="ro1">
          <table:table-cell table:style-name="ce17" office:value-type="string" calcext:value-type="string">
            <text:p>secure_mesuring.pdf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oppermann2018secure</text:p>
          </table:table-cell>
          <table:table-cell table:style-name="Default" table:number-columns-repeated="34"/>
        </table:table-row>
        <table:table-row table:style-name="ro1">
          <table:table-cell table:style-name="ce17" office:value-type="string" calcext:value-type="string">
            <text:p>smr.1930.pdf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plaza2018software</text:p>
          </table:table-cell>
          <table:table-cell table:style-name="Default" table:number-columns-repeated="3"/>
          <table:table-cell table:style-name="Default" office:value-type="string" calcext:value-type="string">
            <text:p>NORM</text:p>
          </table:table-cell>
          <table:table-cell table:style-name="Default" table:number-columns-repeated="30"/>
        </table:table-row>
        <table:table-row table:style-name="ro1">
          <table:table-cell table:style-name="ce17" office:value-type="string" calcext:value-type="string">
            <text:p>spe.2513.pd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brucker2017modelling</text:p>
          </table:table-cell>
          <table:table-cell table:style-name="Default" table:number-columns-repeated="34"/>
        </table:table-row>
        <table:table-row table:style-name="ro1">
          <table:table-cell table:style-name="ce17" office:value-type="string" calcext:value-type="string">
            <text:p>spe.2761.pdf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krishnansdn</text:p>
          </table:table-cell>
          <table:table-cell table:style-name="Default" table:number-columns-repeated="34"/>
        </table:table-row>
        <table:table-row table:style-name="ro1">
          <table:table-cell table:style-name="Default" office:value-type="string" calcext:value-type="string">
            <text:p>3297280.3297401.pdf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ibrahim2019attack</text:p>
          </table:table-cell>
          <table:table-cell table:style-name="Default" table:number-columns-repeated="34"/>
        </table:table-row>
        <table:table-row table:style-name="ro1">
          <table:table-cell table:style-name="Default" office:value-type="string" calcext:value-type="string">
            <text:p>3338906.3341178.pdf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string" calcext:value-type="string">
            <text:p>stallenberg2019jcomix</text:p>
          </table:table-cell>
          <table:table-cell table:style-name="Default" table:number-columns-repeated="34"/>
        </table:table-row>
        <table:table-row table:style-name="ro1">
          <table:table-cell table:style-name="Default" office:value-type="string" calcext:value-type="string">
            <text:p>IJERT-Microservices_api_security.pdf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salibindla2018microservices</text:p>
          </table:table-cell>
          <table:table-cell table:style-name="Default" table:number-columns-repeated="34"/>
        </table:table-row>
        <table:table-row table:style-name="ro1">
          <table:table-cell table:style-name="Default" office:value-type="string" calcext:value-type="string">
            <text:p>386-M115.pdf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nguyen2019applying</text:p>
          </table:table-cell>
          <table:table-cell table:style-name="Default" table:number-columns-repeated="34"/>
        </table:table-row>
        <table:table-row table:style-name="ro1">
          <table:table-cell table:style-name="Default" office:value-type="string" calcext:value-type="string">
            <text:p>IoT_Microservice_SOSE_2017_invited_camera_ready.pdf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style-name="Default" office:value-type="string" calcext:value-type="string">
            <text:p>lu2017secure</text:p>
          </table:table-cell>
          <table:table-cell table:style-name="Default" table:number-columns-repeated="34"/>
        </table:table-row>
        <table:table-row table:style-name="ro1">
          <table:table-cell table:style-name="Default" office:value-type="string" calcext:value-type="string">
            <text:p>07973711.pdf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ranjbar2017synaptic</text:p>
          </table:table-cell>
          <table:table-cell table:style-name="Default" table:number-columns-repeated="34"/>
        </table:table-row>
        <table:table-row table:style-name="ro1">
          <table:table-cell office:value-type="string" calcext:value-type="string">
            <text:p>2732516.2732523.pdf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formula="of:=SUM([.V176:.Y176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pustchi2015authorization</text:p>
          </table:table-cell>
          <table:table-cell table:style-name="Default" table:number-columns-repeated="34"/>
        </table:table-row>
        <table:table-row table:style-name="ro1">
          <table:table-cell office:value-type="string" calcext:value-type="string">
            <text:p>07930195.pdf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SUM([.V177:.Y177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di2017research</text:p>
          </table:table-cell>
          <table:table-cell table:style-name="Default" table:number-columns-repeated="34"/>
        </table:table-row>
        <table:table-row table:style-name="ro1">
          <table:table-cell office:value-type="string" calcext:value-type="string">
            <text:p>08514413.pdf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SUM([.V178:.Y17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string" calcext:value-type="string">
            <text:p>westerlund2018towards</text:p>
          </table:table-cell>
          <table:table-cell table:style-name="Default" table:number-columns-repeated="34"/>
        </table:table-row>
        <table:table-row table:style-name="ro1">
          <table:table-cell office:value-type="string" calcext:value-type="string">
            <text:p>08695332.pd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SUM([.V179:.Y179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garg2019automated</text:p>
          </table:table-cell>
          <table:table-cell table:style-name="Default" table:number-columns-repeated="34"/>
        </table:table-row>
        <table:table-row table:style-name="ro1">
          <table:table-cell office:value-type="string" calcext:value-type="string">
            <text:p>AClassificationandCharacterizationofSecurityThreatsinCloudComputing.pdf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table:formula="of:=SUM([.V180:.Y180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islam2016classification</text:p>
          </table:table-cell>
          <table:table-cell table:style-name="Default" table:number-columns-repeated="34"/>
        </table:table-row>
        <table:table-row table:style-name="ro1">
          <table:table-cell office:value-type="string" calcext:value-type="string">
            <text:p>Security_microservices_survey.pdf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formula="of:=SUM([.V181:.Y181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valesecurity</text:p>
          </table:table-cell>
          <table:table-cell table:style-name="Default" table:number-columns-repeated="34"/>
        </table:table-row>
        <table:table-row table:style-name="ro1">
          <table:table-cell office:value-type="string" calcext:value-type="string">
            <text:p>sp800-190-draft2.pdf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SUM([.V182:.Y182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souppaya2017application</text:p>
          </table:table-cell>
          <table:table-cell table:style-name="Default" table:number-columns-repeated="34"/>
        </table:table-row>
        <table:table-row table:style-name="ro1">
          <table:table-cell table:style-name="ce15" office:value-type="string" calcext:value-type="string">
            <text:p>2017-dais-vertxbridge.pdf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formula="of:=SUM([.V183:.Y183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brenner2017secure</text:p>
          </table:table-cell>
          <table:table-cell table:style-name="Default" table:number-columns-repeated="34"/>
        </table:table-row>
        <table:table-row table:style-name="ro1">
          <table:table-cell table:style-name="ce15" office:value-type="string" calcext:value-type="string">
            <text:p>421627_1_En_5_Chapter.pdf</text:p>
          </table:table-cell>
          <table:table-cell table:number-columns-repeated="24" office:value-type="float" office:value="0" calcext:value-type="float">
            <text:p>0</text:p>
          </table:table-cell>
          <table:table-cell table:formula="of:=SUM([.V184:.Y184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vassilakis2016security</text:p>
          </table:table-cell>
          <table:table-cell table:style-name="Default" table:number-columns-repeated="34"/>
        </table:table-row>
        <table:table-row table:style-name="ro1">
          <table:table-cell table:style-name="ce15" office:value-type="string" calcext:value-type="string">
            <text:p>Tetiana_Yarygina.pdf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SUM([.V185:.Y185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yarygina2018exploring</text:p>
          </table:table-cell>
          <table:table-cell table:style-name="Default" table:number-columns-repeated="34"/>
        </table:table-row>
        <calcext:conditional-formats>
          <calcext:conditional-format calcext:target-range-address="dataset_springer.AI144:dataset_springer.BB163">
            <calcext:condition calcext:apply-style-name="Good" calcext:value="between(0.2,0.9999)" calcext:base-cell-address="dataset_springer.AI144"/>
            <calcext:condition calcext:apply-style-name="Bad" calcext:value="between(-0.1,0.1)" calcext:base-cell-address="dataset_springer.AI144"/>
            <calcext:condition calcext:apply-style-name="Error" calcext:value="&lt;-0.1" calcext:base-cell-address="dataset_springer.AI144"/>
          </calcext:conditional-format>
        </calcext:conditional-formats>
      </table:table>
      <table:table table:name="Sheet2" table:style-name="ta1">
        <table:table-column table:style-name="co11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dataset_springer.A1:dataset_springer.AC162">
          <table:sort>
            <table:sort-by table:field-number="2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ntarell" svg:font-family="Cantarell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6">00/00/0000</text:date>, <text:time style:data-style-name="N2" text:time-value="10:56:53.15992698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11-16T14:52:35.960365208</dc:date>
    <meta:editing-duration>PT20H33M38S</meta:editing-duration>
    <meta:editing-cycles>67</meta:editing-cycles>
    <meta:generator>LibreOffice/6.4.6.2$Linux_X86_64 LibreOffice_project/40$Build-2</meta:generator>
    <meta:document-statistic meta:table-count="2" meta:cell-count="5882" meta:object-count="0"/>
  </office:meta>
</office:document-meta>
</file>